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Module2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/>
    <style:font-face style:name="OpenSymbol" svg:font-family="OpenSymbol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4" svg:font-family="'PT Sans'" style:font-adornments="Обычный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Bold Oblique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Nimbus Mono L" svg:font-family="'Nimbus Mono L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PT Sans2" svg:font-family="'PT Sans'" style:font-family-generic="swiss" style:font-pitch="variable"/>
    <style:font-face style:name="PT Sans1" svg:font-family="'PT Sans'" style:font-adornments="Обычный" style:font-family-generic="swiss" style:font-pitch="variable"/>
    <style:font-face style:name="PT Sans" svg:font-family="'PT Sans'" style:font-adornments="Полужирный" style:font-family-generic="swiss" style:font-pitch="variable"/>
    <style:font-face style:name="PT Sans3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993cm" table:align="left"/>
    </style:style>
    <style:style style:name="Таблица3.A" style:family="table-column">
      <style:table-column-properties style:column-width="1.826cm"/>
    </style:style>
    <style:style style:name="Таблица3.B" style:family="table-column">
      <style:table-column-properties style:column-width="15.168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63cm" fo:margin-left="0.03cm" fo:margin-right="0.007cm" table:align="margins"/>
    </style:style>
    <style:style style:name="Таблица4.A" style:family="table-column">
      <style:table-column-properties style:column-width="1.993cm" style:rel-column-width="7700*"/>
    </style:style>
    <style:style style:name="Таблица4.B" style:family="table-column">
      <style:table-column-properties style:column-width="2.981cm" style:rel-column-width="11516*"/>
    </style:style>
    <style:style style:name="Таблица4.C" style:family="table-column">
      <style:table-column-properties style:column-width="1.136cm" style:rel-column-width="4388*"/>
    </style:style>
    <style:style style:name="Таблица4.D" style:family="table-column">
      <style:table-column-properties style:column-width="10.853cm" style:rel-column-width="41931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993cm" table:align="left"/>
    </style:style>
    <style:style style:name="Таблица5.A" style:family="table-column">
      <style:table-column-properties style:column-width="2.03cm"/>
    </style:style>
    <style:style style:name="Таблица5.B" style:family="table-column">
      <style:table-column-properties style:column-width="3.261cm"/>
    </style:style>
    <style:style style:name="Таблица5.C" style:family="table-column">
      <style:table-column-properties style:column-width="0.857cm"/>
    </style:style>
    <style:style style:name="Таблица5.D" style:family="table-column">
      <style:table-column-properties style:column-width="10.844cm"/>
    </style:style>
    <style:style style:name="Таблица5.A1" style:family="table-cell">
      <style:table-cell-properties fo:padding="0.097cm" fo:border="none"/>
    </style:style>
    <style:style style:name="Таблица9" style:family="table">
      <style:table-properties style:width="16.993cm" table:align="left"/>
    </style:style>
    <style:style style:name="Таблица9.A" style:family="table-column">
      <style:table-column-properties style:column-width="3.503cm"/>
    </style:style>
    <style:style style:name="Таблица9.B" style:family="table-column">
      <style:table-column-properties style:column-width="0.69cm"/>
    </style:style>
    <style:style style:name="Таблица9.C" style:family="table-column">
      <style:table-column-properties style:column-width="12.801cm"/>
    </style:style>
    <style:style style:name="Таблица9.A1" style:family="table-cell">
      <style:table-cell-properties fo:padding="0.097cm" fo:border="none"/>
    </style:style>
    <style:style style:name="Таблица6" style:family="table">
      <style:table-properties style:width="16.993cm" table:align="left"/>
    </style:style>
    <style:style style:name="Таблица6.A" style:family="table-column">
      <style:table-column-properties style:column-width="2.916cm"/>
    </style:style>
    <style:style style:name="Таблица6.B" style:family="table-column">
      <style:table-column-properties style:column-width="2.058cm"/>
    </style:style>
    <style:style style:name="Таблица6.C" style:family="table-column">
      <style:table-column-properties style:column-width="1.323cm"/>
    </style:style>
    <style:style style:name="Таблица6.D" style:family="table-column">
      <style:table-column-properties style:column-width="10.696cm"/>
    </style:style>
    <style:style style:name="Таблица6.A1" style:family="table-cell">
      <style:table-cell-properties fo:padding="0.097cm" fo:border="none"/>
    </style:style>
    <style:style style:name="Таблица1" style:family="table">
      <style:table-properties style:width="16.963cm" fo:margin-left="0.03cm" fo:margin-right="0.007cm" table:align="margins"/>
    </style:style>
    <style:style style:name="Таблица1.A" style:family="table-column">
      <style:table-column-properties style:column-width="2.477cm" style:rel-column-width="9567*"/>
    </style:style>
    <style:style style:name="Таблица1.B" style:family="table-column">
      <style:table-column-properties style:column-width="2.03cm" style:rel-column-width="7843*"/>
    </style:style>
    <style:style style:name="Таблица1.C" style:family="table-column">
      <style:table-column-properties style:column-width="0.617cm" style:rel-column-width="2385*"/>
    </style:style>
    <style:style style:name="Таблица1.D" style:family="table-column">
      <style:table-column-properties style:column-width="11.839cm" style:rel-column-width="45740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3cm" table:align="left"/>
    </style:style>
    <style:style style:name="Таблица2.A" style:family="table-column">
      <style:table-column-properties style:column-width="2.069cm"/>
    </style:style>
    <style:style style:name="Таблица2.B" style:family="table-column">
      <style:table-column-properties style:column-width="2.925cm"/>
    </style:style>
    <style:style style:name="Таблица2.C" style:family="table-column">
      <style:table-column-properties style:column-width="1.799cm"/>
    </style:style>
    <style:style style:name="Таблица2.D" style:family="table-column">
      <style:table-column-properties style:column-width="10.201cm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6.993cm" table:align="left"/>
    </style:style>
    <style:style style:name="Таблица7.A" style:family="table-column">
      <style:table-column-properties style:column-width="3.261cm"/>
    </style:style>
    <style:style style:name="Таблица7.B" style:family="table-column">
      <style:table-column-properties style:column-width="0.781cm"/>
    </style:style>
    <style:style style:name="Таблица7.C" style:family="table-column">
      <style:table-column-properties style:column-width="12.95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6.993cm" table:align="left"/>
    </style:style>
    <style:style style:name="Таблица8.A" style:family="table-column">
      <style:table-column-properties style:column-width="2.404cm"/>
    </style:style>
    <style:style style:name="Таблица8.B" style:family="table-column">
      <style:table-column-properties style:column-width="0.818cm"/>
    </style:style>
    <style:style style:name="Таблица8.C" style:family="table-column">
      <style:table-column-properties style:column-width="13.771cm"/>
    </style:style>
    <style:style style:name="Таблица8.A1" style:family="table-cell">
      <style:table-cell-properties fo:padding="0.097cm" fo:border="none"/>
    </style:style>
    <style:style style:name="Таблица10" style:family="table">
      <style:table-properties style:width="16.944cm" fo:margin-left="0.049cm" fo:margin-right="0.007cm" table:align="margins"/>
    </style:style>
    <style:style style:name="Таблица10.A" style:family="table-column">
      <style:table-column-properties style:column-width="2.87cm" style:rel-column-width="11099*"/>
    </style:style>
    <style:style style:name="Таблица10.B" style:family="table-column">
      <style:table-column-properties style:column-width="2.328cm" style:rel-column-width="9005*"/>
    </style:style>
    <style:style style:name="Таблица10.C" style:family="table-column">
      <style:table-column-properties style:column-width="0.801cm" style:rel-column-width="3097*"/>
    </style:style>
    <style:style style:name="Таблица10.D" style:family="table-column">
      <style:table-column-properties style:column-width="10.945cm" style:rel-column-width="42334*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6.993cm" table:align="left"/>
    </style:style>
    <style:style style:name="Таблица11.A" style:family="table-column">
      <style:table-column-properties style:column-width="3.112cm"/>
    </style:style>
    <style:style style:name="Таблица11.B" style:family="table-column">
      <style:table-column-properties style:column-width="13.882cm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6.993cm" table:align="left"/>
    </style:style>
    <style:style style:name="Таблица12.A" style:family="table-column">
      <style:table-column-properties style:column-width="3.801cm"/>
    </style:style>
    <style:style style:name="Таблица12.B" style:family="table-column">
      <style:table-column-properties style:column-width="13.192cm"/>
    </style:style>
    <style:style style:name="Таблица12.A1" style:family="table-cell">
      <style:table-cell-properties fo:padding="0.097cm" fo:border="none"/>
    </style:style>
    <style:style style:name="Таблица13" style:family="table">
      <style:table-properties style:width="16.993cm" table:align="left"/>
    </style:style>
    <style:style style:name="Таблица13.A" style:family="table-column">
      <style:table-column-properties style:column-width="5.59cm"/>
    </style:style>
    <style:style style:name="Таблица13.B" style:family="table-column">
      <style:table-column-properties style:column-width="11.404cm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6.993cm" table:align="left"/>
    </style:style>
    <style:style style:name="Таблица14.A" style:family="table-column">
      <style:table-column-properties style:column-width="5.888cm"/>
    </style:style>
    <style:style style:name="Таблица14.B" style:family="table-column">
      <style:table-column-properties style:column-width="11.105cm"/>
    </style:style>
    <style:style style:name="Таблица14.A1" style:family="table-cell">
      <style:table-cell-properties fo:padding="0.097cm" fo:border="none"/>
    </style:style>
    <style:style style:name="Таблица15" style:family="table">
      <style:table-properties style:width="16.993cm" table:align="left"/>
    </style:style>
    <style:style style:name="Таблица15.A" style:family="table-column">
      <style:table-column-properties style:column-width="5.831cm"/>
    </style:style>
    <style:style style:name="Таблица15.B" style:family="table-column">
      <style:table-column-properties style:column-width="11.162cm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6.993cm" table:align="left"/>
    </style:style>
    <style:style style:name="Таблица16.A" style:family="table-column">
      <style:table-column-properties style:column-width="5.831cm"/>
    </style:style>
    <style:style style:name="Таблица16.B" style:family="table-column">
      <style:table-column-properties style:column-width="11.162cm"/>
    </style:style>
    <style:style style:name="Таблица16.A1" style:family="table-cell">
      <style:table-cell-properties fo:padding="0.097cm" fo:border="none"/>
    </style:style>
    <style:style style:name="Таблица17" style:family="table">
      <style:table-properties style:width="16.993cm" table:align="left"/>
    </style:style>
    <style:style style:name="Таблица17.A" style:family="table-column">
      <style:table-column-properties style:column-width="4.491cm"/>
    </style:style>
    <style:style style:name="Таблица17.B" style:family="table-column">
      <style:table-column-properties style:column-width="12.502cm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6.993cm" table:align="left"/>
    </style:style>
    <style:style style:name="Таблица18.A" style:family="table-column">
      <style:table-column-properties style:column-width="4.491cm"/>
    </style:style>
    <style:style style:name="Таблица18.B" style:family="table-column">
      <style:table-column-properties style:column-width="12.502cm"/>
    </style:style>
    <style:style style:name="Таблица18.A1" style:family="table-cell">
      <style:table-cell-properties fo:padding="0.097cm" fo:border="none"/>
    </style:style>
    <style:style style:name="P1" style:family="paragraph" style:parent-style-name="Standard" style:master-page-name="First_20_Page">
      <style:paragraph-properties fo:margin-top="6.1cm" fo:margin-bottom="0cm" fo:text-align="center" style:justify-single-word="false"/>
      <style:text-properties style:font-name="PT Sans2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PT Sans2" fo:font-size="20pt" fo:language="ru" fo:country="RU" fo:font-weight="bold" style:font-size-asian="20pt" style:language-asian="ru" style:country-asian="RU" style:font-weight-asian="bold" style:font-size-complex="20pt" style:language-complex="ru" style:country-complex="RU" style:font-weight-complex="bold"/>
    </style:style>
    <style:style style:name="P3" style:family="paragraph" style:parent-style-name="Standard">
      <style:paragraph-properties fo:margin-top="3.3cm" fo:margin-bottom="0cm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Contents_20_Heading"/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style:font-name="Arial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Standard">
      <style:paragraph-properties fo:margin-left="-0.019cm" fo:margin-right="0cm" fo:text-indent="0cm" style:auto-text-indent="false">
        <style:tab-stops/>
      </style:paragraph-properties>
    </style:style>
    <style:style style:name="P12" style:family="paragraph" style:parent-style-name="Heading_20_1">
      <style:text-properties style:font-name="DejaVu Sans Mono2" fo:font-size="16.1000003814697pt" fo:background-color="transparent" style:font-size-asian="16.1000003814697pt" style:font-size-complex="16.1000003814697pt"/>
    </style:style>
    <style:style style:name="P13" style:family="paragraph" style:parent-style-name="Heading_20_2">
      <style:text-properties style:font-name="DejaVu Sans Mono1"/>
    </style:style>
    <style:style style:name="P14" style:family="paragraph" style:parent-style-name="Heading_20_2">
      <style:text-properties style:font-name="DejaVu Sans Mono3" fo:language="ru" fo:country="RU" fo:font-style="oblique" style:language-asian="ru" style:country-asian="RU" style:language-complex="ru" style:country-complex="RU"/>
    </style:style>
    <style:style style:name="P15" style:family="paragraph" style:parent-style-name="Heading_20_2">
      <style:text-properties style:font-name="DejaVu Sans Mono"/>
    </style:style>
    <style:style style:name="P16" style:family="paragraph" style:parent-style-name="Standard">
      <style:paragraph-properties fo:margin-top="0.199cm" fo:margin-bottom="0.199cm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ejaVu Sans Mono1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DejaVu Sans Mono1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Sans4" style:font-name-asian="PT Sans4" style:font-name-complex="PT Sans4"/>
    </style:style>
    <style:style style:name="P20" style:family="paragraph" style:parent-style-name="Standard">
      <style:paragraph-properties fo:margin-left="0cm" fo:margin-right="0cm" fo:text-indent="0cm" style:auto-text-indent="false"/>
    </style:style>
    <style:style style:name="P21" style:family="paragraph" style:parent-style-name="Standard" style:list-style-name="L2"/>
    <style:style style:name="P22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DejaVu Sans Mono1" fo:language="ru" fo:country="RU" style:language-asian="ru" style:country-asian="RU" style:language-complex="ru" style:country-complex="RU"/>
    </style:style>
    <style:style style:name="P23" style:family="paragraph" style:parent-style-name="Table_20_Contents">
      <style:text-properties style:font-name="PT Sans4" style:font-name-asian="PT Sans4" style:font-name-complex="PT Sans4"/>
    </style:style>
    <style:style style:name="P24" style:family="paragraph" style:parent-style-name="Standard">
      <style:paragraph-properties fo:margin-left="0.037cm" fo:margin-right="0cm" fo:text-indent="0.019cm" style:auto-text-indent="false">
        <style:tab-stops/>
      </style:paragraph-properties>
    </style:style>
    <style:style style:name="P25" style:family="paragraph" style:parent-style-name="Standard">
      <style:paragraph-properties fo:margin-left="-0.078cm" fo:margin-right="-0.004cm" fo:text-indent="0cm" style:auto-text-indent="false">
        <style:tab-stops/>
      </style:paragraph-properties>
      <style:text-properties style:font-name="DejaVu Sans Mono1"/>
    </style:style>
    <style:style style:name="P26" style:family="paragraph" style:parent-style-name="Standard">
      <style:paragraph-properties fo:margin-left="0.019cm" fo:margin-right="0cm" fo:text-indent="0cm" style:auto-text-indent="false">
        <style:tab-stops/>
      </style:paragraph-properties>
    </style:style>
    <style:style style:name="P27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DejaVu Sans Mono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0" style:family="paragraph" style:parent-style-name="Heading_20_2">
      <style:text-properties style:font-name="DejaVu Sans Mono" fo:language="ru" fo:country="RU" style:language-asian="ru" style:country-asian="RU" style:language-complex="ru" style:country-complex="RU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DejaVu Sans Mono1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Sans4" style:font-name-asian="PT Sans4" style:font-name-complex="PT Sans4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DejaVu Sans Mono1" fo:language="ru" fo:country="RU" style:language-asian="ru" style:country-asian="RU" style:language-complex="ru" style:country-complex="RU"/>
    </style:style>
    <style:style style:name="P34" style:family="paragraph" style:parent-style-name="Standard">
      <style:paragraph-properties fo:margin-top="0.199cm" fo:margin-bottom="0.199cm" style:shadow="none"/>
    </style:style>
    <style:style style:name="P35" style:family="paragraph" style:parent-style-name="Standard">
      <style:text-properties style:font-name="DejaVu Sans Mono1"/>
    </style:style>
    <style:style style:name="P36" style:family="paragraph" style:parent-style-name="Standard">
      <style:paragraph-properties fo:text-align="center" style:justify-single-word="false"/>
      <style:text-properties style:font-name="PT Sans4" style:font-name-asian="PT Sans4" style:font-name-complex="PT Sans4"/>
    </style:style>
    <style:style style:name="P37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style:font-name="DejaVu Sans Mono1"/>
    </style:style>
    <style:style style:name="P38" style:family="paragraph" style:parent-style-name="Standard">
      <style:paragraph-properties fo:margin-left="0.019cm" fo:margin-right="0cm" fo:text-align="center" style:justify-single-word="false" fo:text-indent="0cm" style:auto-text-indent="false">
        <style:tab-stops/>
      </style:paragraph-properties>
      <style:text-properties style:font-name="PT Sans4" style:font-name-asian="PT Sans4" style:font-name-complex="PT Sans4"/>
    </style:style>
    <style:style style:name="P39" style:family="paragraph" style:parent-style-name="Standard">
      <style:text-properties style:font-name="DejaVu Sans Mono1" fo:language="ru" fo:country="RU" style:language-asian="ru" style:country-asian="RU" style:language-complex="ru" style:country-complex="RU"/>
    </style:style>
    <style:style style:name="P40" style:family="paragraph" style:parent-style-name="Standard">
      <style:text-properties style:font-name="DejaVu Sans" style:font-name-asian="DejaVu Sans" style:font-name-complex="DejaVu Sans"/>
    </style:style>
    <style:style style:name="P41" style:family="paragraph" style:parent-style-name="Heading_20_2">
      <style:text-properties fo:font-size="14pt" fo:language="ru" fo:country="RU" style:font-size-asian="14pt" style:language-asian="ru" style:country-asian="RU" style:font-size-complex="14pt" style:language-complex="ru" style:country-complex="RU"/>
    </style:style>
    <style:style style:name="P42" style:family="paragraph" style:parent-style-name="Standard">
      <style:paragraph-properties fo:margin-left="1.251cm" fo:margin-right="0cm" fo:text-indent="0cm" style:auto-text-indent="false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4" style:family="paragraph" style:parent-style-name="Standard">
      <style:text-properties style:font-name="DejaVu Sans Mono"/>
    </style:style>
    <style:style style:name="P45" style:family="paragraph" style:parent-style-name="Standard">
      <style:paragraph-properties fo:keep-with-next="always"/>
      <style:text-properties style:font-name="DejaVu Sans Mono"/>
    </style:style>
    <style:style style:name="P46" style:family="paragraph" style:parent-style-name="Standard">
      <style:paragraph-properties fo:keep-with-next="always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style:font-name="DejaVu Sans Mono" fo:language="ru" fo:country="RU" style:language-asian="ru" style:country-asian="RU" style:language-complex="ru" style:country-complex="RU"/>
    </style:style>
    <style:style style:name="P48" style:family="paragraph" style:parent-style-name="Standard" style:master-page-name="">
      <style:paragraph-properties fo:margin-top="0.199cm" fo:margin-bottom="0.199cm"/>
    </style:style>
    <style:style style:name="P49" style:family="paragraph" style:parent-style-name="Standard">
      <style:text-properties style:font-name="DejaVu Sans Mono" fo:language="ru" fo:country="RU" style:language-asian="ru" style:country-asian="RU" style:language-complex="ru" style:country-complex="RU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style:font-name="DejaVu Sans Mono"/>
    </style:style>
    <style:style style:name="P51" style:family="paragraph" style:parent-style-name="Numbering_20_1_20_Start" style:list-style-name="Numbering_20_1"/>
    <style:style style:name="P52" style:family="paragraph" style:parent-style-name="Numbering_20_1" style:list-style-name="Numbering_20_1"/>
    <style:style style:name="P53" style:family="paragraph" style:parent-style-name="Numbering_20_1_20_End" style:list-style-name="Numbering_20_1"/>
    <style:style style:name="P54" style:family="paragraph" style:parent-style-name="List" style:list-style-name="List_20_1"/>
    <style:style style:name="P55" style:family="paragraph" style:parent-style-name="List" style:list-style-name="L3"/>
    <style:style style:name="P56" style:family="paragraph" style:parent-style-name="List" style:list-style-name="L4"/>
    <style:style style:name="P57" style:family="paragraph" style:parent-style-name="List" style:list-style-name="L5"/>
    <style:style style:name="P58" style:family="paragraph" style:parent-style-name="List" style:list-style-name="L6"/>
    <style:style style:name="P59" style:family="paragraph" style:parent-style-name="Heading_20_3">
      <style:text-properties style:font-name="DejaVu Sans Mono"/>
    </style:style>
    <style:style style:name="P60" style:family="paragraph" style:parent-style-name="Heading_20_3">
      <style:text-properties style:font-name="DejaVu Sans Mono" fo:language="ru" fo:country="RU" style:language-asian="ru" style:country-asian="RU" style:language-complex="ru" style:country-complex="RU"/>
    </style:style>
    <style:style style:name="P61" style:family="paragraph" style:parent-style-name="Standard">
      <style:text-properties fo:language="ru" fo:country="RU" style:language-asian="ru" style:country-asian="RU" style:language-complex="ru" style:country-complex="RU"/>
    </style:style>
    <style:style style:name="P62" style:family="paragraph" style:parent-style-name="Standard" style:list-style-name="L7"/>
    <style:style style:name="P63" style:family="paragraph" style:parent-style-name="Standard" style:list-style-name="L8"/>
    <style:style style:name="P64" style:family="paragraph" style:parent-style-name="Standard" style:list-style-name="L9"/>
    <style:style style:name="P65" style:family="paragraph" style:parent-style-name="Standard" style:list-style-name="L10"/>
    <style:style style:name="T1" style:family="text">
      <style:text-properties fo:language="ru" fo:country="RU" style:language-asian="ru" style:country-asian="RU" style:language-complex="ru" style:country-complex="RU"/>
    </style:style>
    <style:style style:name="T2" style:family="text">
      <style:text-properties style:font-name="PT Sans4" style:font-name-asian="PT Sans4" style:font-name-complex="PT Sans4"/>
    </style:style>
    <style:style style:name="T3" style:family="text" style:parent-style-name="Teletype">
      <style:text-properties style:font-name="PT Sans2"/>
    </style:style>
    <style:style style:name="T4" style:family="text" style:parent-style-name="Teletype">
      <style:text-properties style:font-name="DejaVu Sans Mono1"/>
    </style:style>
    <style:style style:name="T5" style:family="text" style:parent-style-name="Teletype">
      <style:text-properties style:font-name="DejaVu Sans Mono1" fo:language="ru" fo:country="RU" style:language-asian="ru" style:country-asian="RU" style:language-complex="ru" style:country-complex="RU"/>
    </style:style>
    <style:style style:name="T6" style:family="text" style:parent-style-name="Teletype">
      <style:text-properties style:font-name="Arial1"/>
    </style:style>
    <style:style style:name="T7" style:family="text" style:parent-style-name="Internet_20_link">
      <style:text-properties fo:font-weight="normal" style:font-weight-asian="normal" style:font-weight-complex="normal"/>
    </style:style>
    <style:style style:name="T8" style:family="text">
      <style:text-properties style:font-name="DejaVu Sans Mono1" fo:font-weight="normal" style:font-weight-asian="normal" style:font-weight-complex="normal"/>
    </style:style>
    <style:style style:name="T9" style:family="text">
      <style:text-properties style:font-name="DejaVu Sans Mono1" fo:language="ru" fo:country="RU" fo:font-weight="normal" style:language-asian="ru" style:country-asian="RU" style:font-weight-asian="normal" style:language-complex="ru" style:country-complex="RU" style:font-weight-complex="normal"/>
    </style:style>
    <style:style style:name="T10" style:family="text">
      <style:text-properties style:font-name="DejaVu Sans Mono1"/>
    </style:style>
    <style:style style:name="T11" style:family="text">
      <style:text-properties style:font-name="DejaVu Sans Mono1" fo:language="ru" fo:country="RU" style:language-asian="ru" style:country-asian="RU" style:language-complex="ru" style:country-complex="RU"/>
    </style:style>
    <style:style style:name="T12" style:family="text">
      <style:text-properties style:font-name="DejaVu Sans Mono1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DejaVu Sans Mono"/>
    </style:style>
    <style:style style:name="T14" style:family="text">
      <style:text-properties style:font-name="DejaVu Sans1"/>
    </style:style>
    <style:style style:name="T15" style:family="text">
      <style:text-properties style:font-name="DejaVu Sans Mono" fo:language="ru" fo:country="RU" style:language-asian="ru" style:country-asian="RU" style:language-complex="ru" style:country-complex="RU"/>
    </style:style>
    <style:style style:name="T16" style:family="text">
      <style:text-properties style:font-name="Ari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PT Sans2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anguage="ru" fo:country="RU" style:text-underline-style="none" fo:font-weight="bold" style:language-asian="ru" style:country-asian="RU" style:font-weight-asian="bold" style:language-complex="ru" style:country-complex="RU" style:font-weight-complex="bold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font-name="PT Sans1" style:font-name-asian="Arial Unicode MS" style:font-name-complex="Tahoma"/>
    </style:style>
    <style:style style:name="T23" style:family="text">
      <style:text-properties fo:language="ru" fo:country="RU" style:language-asian="ru" style:country-asian="RU" style:language-complex="ru" style:country-complex="RU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suffix=". " style:num-format="1"/>
      <text:list-level-style-number text:level="2" text:style-name="Numbering_20_Symbols" style:num-suffix=". " style:num-format="1" text:display-levels="2"/>
      <text:list-level-style-number text:level="3" text:style-name="Numbering_20_Symbols" style:num-suffix=". " style:num-format="1" text:display-levels="3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L2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list-style style:name="L3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4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5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6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7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8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9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10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Ntrack</text:span> <text:span text:style-name="T2">—</text:span> FTN Messages tracker</text:p>
      <text:p text:style-name="P2">ver. 1.XX</text:p>
      <text:p text:style-name="P3">Руководство пользователя</text:p>
      <text:p text:style-name="P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5">Оглавление</text:p>
          </text:index-title>
          <text:p text:style-name="P6"><text:a xlink:type="simple" xlink:href="#__RefHeading__10115_813993393" text:style-name="Internet_20_link" text:visited-style-name="Internet_20_link">1. </text:a>Для чего эта штука может понадобиться<text:tab/><text:a xlink:type="simple" xlink:href="#__RefHeading__10115_813993393" text:style-name="Internet_20_link" text:visited-style-name="Internet_20_link">6</text:a></text:p>
          <text:p text:style-name="P6"><text:a xlink:type="simple" xlink:href="#__RefHeading__10117_813993393" text:style-name="Internet_20_link" text:visited-style-name="Internet_20_link">2. </text:a>Как она работает<text:tab/><text:a xlink:type="simple" xlink:href="#__RefHeading__10117_813993393" text:style-name="Internet_20_link" text:visited-style-name="Internet_20_link">6</text:a></text:p>
          <text:p text:style-name="P6"><text:a xlink:type="simple" xlink:href="#__RefHeading__10119_813993393" text:style-name="Internet_20_link" text:visited-style-name="Internet_20_link">3. </text:a>Запуск<text:tab/><text:a xlink:type="simple" xlink:href="#__RefHeading__10119_813993393" text:style-name="Internet_20_link" text:visited-style-name="Internet_20_link">6</text:a></text:p>
          <text:p text:style-name="P6"><text:a xlink:type="simple" xlink:href="#__RefHeading__10121_813993393" text:style-name="Internet_20_link" text:visited-style-name="Internet_20_link">4. </text:a>RNtrack.cfg<text:tab/><text:a xlink:type="simple" xlink:href="#__RefHeading__10121_813993393" text:style-name="Internet_20_link" text:visited-style-name="Internet_20_link">6</text:a></text:p>
          <text:p text:style-name="P7"><text:a xlink:type="simple" xlink:href="#__RefHeading__10123_813993393" text:style-name="Internet_20_link" text:visited-style-name="Internet_20_link">4.1. </text:a>Action: SomeAction { [Time] }<text:tab/><text:a xlink:type="simple" xlink:href="#__RefHeading__10123_813993393" text:style-name="Internet_20_link" text:visited-style-name="Internet_20_link">7</text:a></text:p>
          <text:p text:style-name="P7"><text:a xlink:type="simple" xlink:href="#__RefHeading__10125_813993393" text:style-name="Internet_20_link" text:visited-style-name="Internet_20_link">4.2. </text:a>Address: <text:s/>2:5030/9999<text:tab/><text:a xlink:type="simple" xlink:href="#__RefHeading__10125_813993393" text:style-name="Internet_20_link" text:visited-style-name="Internet_20_link">7</text:a></text:p>
          <text:p text:style-name="P7"><text:a xlink:type="simple" xlink:href="#__RefHeading__10127_813993393" text:style-name="Internet_20_link" text:visited-style-name="Internet_20_link">4.3. </text:a>AddToNullPkt<text:tab/><text:a xlink:type="simple" xlink:href="#__RefHeading__10127_813993393" text:style-name="Internet_20_link" text:visited-style-name="Internet_20_link">7</text:a></text:p>
          <text:p text:style-name="P7"><text:a xlink:type="simple" xlink:href="#__RefHeading__10131_813993393" text:style-name="Internet_20_link" text:visited-style-name="Internet_20_link">4.4. </text:a>Aka: 7:1130/79 7:*/*.*<text:tab/><text:a xlink:type="simple" xlink:href="#__RefHeading__10131_813993393" text:style-name="Internet_20_link" text:visited-style-name="Internet_20_link">7</text:a></text:p>
          <text:p text:style-name="P7"><text:a xlink:type="simple" xlink:href="#__RefHeading__10133_813993393" text:style-name="Internet_20_link" text:visited-style-name="Internet_20_link">4.5. </text:a>APktDir: "Dir"<text:tab/><text:a xlink:type="simple" xlink:href="#__RefHeading__10133_813993393" text:style-name="Internet_20_link" text:visited-style-name="Internet_20_link">7</text:a></text:p>
          <text:p text:style-name="P7"><text:a xlink:type="simple" xlink:href="#__RefHeading__10135_813993393" text:style-name="Internet_20_link" text:visited-style-name="Internet_20_link">4.6. </text:a>BadMessages: &lt;Mode&gt;<text:tab/><text:a xlink:type="simple" xlink:href="#__RefHeading__10135_813993393" text:style-name="Internet_20_link" text:visited-style-name="Internet_20_link">7</text:a></text:p>
          <text:p text:style-name="P7"><text:a xlink:type="simple" xlink:href="#__RefHeading__10137_813993393" text:style-name="Internet_20_link" text:visited-style-name="Internet_20_link">4.7. </text:a>BadPackets: &lt;Mode&gt;<text:tab/><text:a xlink:type="simple" xlink:href="#__RefHeading__10137_813993393" text:style-name="Internet_20_link" text:visited-style-name="Internet_20_link">8</text:a></text:p>
          <text:p text:style-name="P7"><text:a xlink:type="simple" xlink:href="#__RefHeading__10139_813993393" text:style-name="Internet_20_link" text:visited-style-name="Internet_20_link">4.8. </text:a>BodyMask: * * *<text:tab/><text:a xlink:type="simple" xlink:href="#__RefHeading__10139_813993393" text:style-name="Internet_20_link" text:visited-style-name="Internet_20_link">8</text:a></text:p>
          <text:p text:style-name="P7"><text:a xlink:type="simple" xlink:href="#__RefHeading__10141_813993393" text:style-name="Internet_20_link" text:visited-style-name="Internet_20_link">4.9. </text:a>CheckPoints: &lt;Mode&gt;<text:tab/><text:a xlink:type="simple" xlink:href="#__RefHeading__10141_813993393" text:style-name="Internet_20_link" text:visited-style-name="Internet_20_link">9</text:a></text:p>
          <text:p text:style-name="P7"><text:a xlink:type="simple" xlink:href="#__RefHeading__10143_813993393" text:style-name="Internet_20_link" text:visited-style-name="Internet_20_link">4.10. </text:a>CreateMissingBase<text:tab/><text:a xlink:type="simple" xlink:href="#__RefHeading__10143_813993393" text:style-name="Internet_20_link" text:visited-style-name="Internet_20_link">9</text:a></text:p>
          <text:p text:style-name="P7"><text:a xlink:type="simple" xlink:href="#__RefHeading__10145_813993393" text:style-name="Internet_20_link" text:visited-style-name="Internet_20_link">4.11. </text:a>Domain: "fidonet" 2:*/*.*<text:tab/><text:a xlink:type="simple" xlink:href="#__RefHeading__10145_813993393" text:style-name="Internet_20_link" text:visited-style-name="Internet_20_link">9</text:a></text:p>
          <text:p text:style-name="P7"><text:a xlink:type="simple" xlink:href="#__RefHeading__10147_813993393" text:style-name="Internet_20_link" text:visited-style-name="Internet_20_link">4.12. </text:a>FileBox: "h:\fbox\alex" 2:5030/9999<text:tab/><text:a xlink:type="simple" xlink:href="#__RefHeading__10147_813993393" text:style-name="Internet_20_link" text:visited-style-name="Internet_20_link">9</text:a></text:p>
          <text:p text:style-name="P7"><text:a xlink:type="simple" xlink:href="#__RefHeading__10149_813993393" text:style-name="Internet_20_link" text:visited-style-name="Internet_20_link">4.13. </text:a>FileBoxDir: "h:\out\fboxes"<text:tab/><text:a xlink:type="simple" xlink:href="#__RefHeading__10149_813993393" text:style-name="Internet_20_link" text:visited-style-name="Internet_20_link">9</text:a></text:p>
          <text:p text:style-name="P7"><text:a xlink:type="simple" xlink:href="#__RefHeading__10151_813993393" text:style-name="Internet_20_link" text:visited-style-name="Internet_20_link">4.14. </text:a>FileBoxType: &lt;Type&gt;<text:tab/><text:a xlink:type="simple" xlink:href="#__RefHeading__10151_813993393" text:style-name="Internet_20_link" text:visited-style-name="Internet_20_link">10</text:a></text:p>
          <text:p text:style-name="P7"><text:a xlink:type="simple" xlink:href="#__RefHeading__10153_813993393" text:style-name="Internet_20_link" text:visited-style-name="Internet_20_link">4.15. </text:a>FileInbound: "h:\inb\prot" <text:tab/><text:a xlink:type="simple" xlink:href="#__RefHeading__10153_813993393" text:style-name="Internet_20_link" text:visited-style-name="Internet_20_link">10</text:a></text:p>
          <text:p text:style-name="P7"><text:a xlink:type="simple" xlink:href="#__RefHeading__10155_813993393" text:style-name="Internet_20_link" text:visited-style-name="Internet_20_link">4.16. </text:a>ForceINTL<text:tab/><text:a xlink:type="simple" xlink:href="#__RefHeading__10155_813993393" text:style-name="Internet_20_link" text:visited-style-name="Internet_20_link">10</text:a></text:p>
          <text:p text:style-name="P7"><text:a xlink:type="simple" xlink:href="#__RefHeading__10157_813993393" text:style-name="Internet_20_link" text:visited-style-name="Internet_20_link">4.17. </text:a>Origin: "My best origin"<text:tab/><text:a xlink:type="simple" xlink:href="#__RefHeading__10157_813993393" text:style-name="Internet_20_link" text:visited-style-name="Internet_20_link">10</text:a></text:p>
          <text:p text:style-name="P7"><text:a xlink:type="simple" xlink:href="#__RefHeading__10159_813993393" text:style-name="Internet_20_link" text:visited-style-name="Internet_20_link">4.18. </text:a>IgnoreAttachPath<text:tab/><text:a xlink:type="simple" xlink:href="#__RefHeading__10159_813993393" text:style-name="Internet_20_link" text:visited-style-name="Internet_20_link">10</text:a></text:p>
          <text:p text:style-name="P7"><text:a xlink:type="simple" xlink:href="#__RefHeading__10161_813993393" text:style-name="Internet_20_link" text:visited-style-name="Internet_20_link">4.19. </text:a>IgnoreBSY<text:tab/><text:a xlink:type="simple" xlink:href="#__RefHeading__10161_813993393" text:style-name="Internet_20_link" text:visited-style-name="Internet_20_link">10</text:a></text:p>
          <text:p text:style-name="P7"><text:a xlink:type="simple" xlink:href="#__RefHeading__10163_813993393" text:style-name="Internet_20_link" text:visited-style-name="Internet_20_link">4.20. </text:a>IndexFile: "o:\nodelist\RNtrack.ndl"<text:tab/><text:a xlink:type="simple" xlink:href="#__RefHeading__10163_813993393" text:style-name="Internet_20_link" text:visited-style-name="Internet_20_link">10</text:a></text:p>
          <text:p text:style-name="P7"><text:a xlink:type="simple" xlink:href="#__RefHeading__10165_813993393" text:style-name="Internet_20_link" text:visited-style-name="Internet_20_link">4.21. </text:a>Include: "SomeFile"<text:tab/><text:a xlink:type="simple" xlink:href="#__RefHeading__10165_813993393" text:style-name="Internet_20_link" text:visited-style-name="Internet_20_link">11</text:a></text:p>
          <text:p text:style-name="P7"><text:a xlink:type="simple" xlink:href="#__RefHeading__10167_813993393" text:style-name="Internet_20_link" text:visited-style-name="Internet_20_link">4.22. </text:a>KillRoutedMessage: &lt;Mode&gt;<text:tab/><text:a xlink:type="simple" xlink:href="#__RefHeading__10167_813993393" text:style-name="Internet_20_link" text:visited-style-name="Internet_20_link">11</text:a></text:p>
          <text:p text:style-name="P7"><text:a xlink:type="simple" xlink:href="#__RefHeading__10169_813993393" text:style-name="Internet_20_link" text:visited-style-name="Internet_20_link">4.23. </text:a>KludgeMask: * * *<text:tab/><text:a xlink:type="simple" xlink:href="#__RefHeading__10169_813993393" text:style-name="Internet_20_link" text:visited-style-name="Internet_20_link">11</text:a></text:p>
          <text:p text:style-name="P7"><text:a xlink:type="simple" xlink:href="#__RefHeading__10171_813993393" text:style-name="Internet_20_link" text:visited-style-name="Internet_20_link">4.24. </text:a>LogFile: "c:\log\RNtrack.log"<text:tab/><text:a xlink:type="simple" xlink:href="#__RefHeading__10171_813993393" text:style-name="Internet_20_link" text:visited-style-name="Internet_20_link">12</text:a></text:p>
          <text:p text:style-name="P7"><text:a xlink:type="simple" xlink:href="#__RefHeading__10173_813993393" text:style-name="Internet_20_link" text:visited-style-name="Internet_20_link">4.25. </text:a>LogLevel: 1<text:tab/><text:a xlink:type="simple" xlink:href="#__RefHeading__10173_813993393" text:style-name="Internet_20_link" text:visited-style-name="Internet_20_link">12</text:a></text:p>
          <text:p text:style-name="P7"><text:a xlink:type="simple" xlink:href="#__RefHeading__10175_813993393" text:style-name="Internet_20_link" text:visited-style-name="Internet_20_link">4.26. </text:a>LoopStr: " 2:5030/9999 RNtrack"<text:tab/><text:a xlink:type="simple" xlink:href="#__RefHeading__10175_813993393" text:style-name="Internet_20_link" text:visited-style-name="Internet_20_link">12</text:a></text:p>
          <text:p text:style-name="P7"><text:a xlink:type="simple" xlink:href="#__RefHeading__10177_813993393" text:style-name="Internet_20_link" text:visited-style-name="Internet_20_link">4.27. </text:a>Mask: * * * * * *<text:tab/><text:a xlink:type="simple" xlink:href="#__RefHeading__10177_813993393" text:style-name="Internet_20_link" text:visited-style-name="Internet_20_link">13</text:a></text:p>
          <text:p text:style-name="P7"><text:a xlink:type="simple" xlink:href="#__RefHeading__10179_813993393" text:style-name="Internet_20_link" text:visited-style-name="Internet_20_link">4.28. </text:a>MaxAge: 2<text:tab/><text:a xlink:type="simple" xlink:href="#__RefHeading__10179_813993393" text:style-name="Internet_20_link" text:visited-style-name="Internet_20_link">13</text:a></text:p>
          <text:p text:style-name="P7"><text:a xlink:type="simple" xlink:href="#__RefHeading__10181_813993393" text:style-name="Internet_20_link" text:visited-style-name="Internet_20_link">4.29. </text:a>MaxAttachSize: 2048<text:tab/><text:a xlink:type="simple" xlink:href="#__RefHeading__10181_813993393" text:style-name="Internet_20_link" text:visited-style-name="Internet_20_link">13</text:a></text:p>
          <text:p text:style-name="P7"><text:a xlink:type="simple" xlink:href="#__RefHeading__10183_813993393" text:style-name="Internet_20_link" text:visited-style-name="Internet_20_link">4.30. </text:a>MaxNodelistAge: 14<text:tab/><text:a xlink:type="simple" xlink:href="#__RefHeading__10183_813993393" text:style-name="Internet_20_link" text:visited-style-name="Internet_20_link">13</text:a></text:p>
          <text:p text:style-name="P7"><text:a xlink:type="simple" xlink:href="#__RefHeading__10185_813993393" text:style-name="Internet_20_link" text:visited-style-name="Internet_20_link">4.31. </text:a>MaxMsgSize: 2048<text:tab/><text:a xlink:type="simple" xlink:href="#__RefHeading__10185_813993393" text:style-name="Internet_20_link" text:visited-style-name="Internet_20_link">13</text:a></text:p>
          <text:p text:style-name="P7"><text:a xlink:type="simple" xlink:href="#__RefHeading__10187_813993393" text:style-name="Internet_20_link" text:visited-style-name="Internet_20_link">4.32. </text:a>MaxPktSize: 2048<text:tab/><text:a xlink:type="simple" xlink:href="#__RefHeading__10187_813993393" text:style-name="Internet_20_link" text:visited-style-name="Internet_20_link">14</text:a></text:p>
          <text:p text:style-name="P7"><text:a xlink:type="simple" xlink:href="#__RefHeading__10189_813993393" text:style-name="Internet_20_link" text:visited-style-name="Internet_20_link">4.33. </text:a>UseNewVia<text:tab/><text:a xlink:type="simple" xlink:href="#__RefHeading__10189_813993393" text:style-name="Internet_20_link" text:visited-style-name="Internet_20_link">14</text:a></text:p>
          <text:p text:style-name="P7"><text:a xlink:type="simple" xlink:href="#__RefHeading__10191_813993393" text:style-name="Internet_20_link" text:visited-style-name="Internet_20_link">4.34. </text:a>Nodelist: "o:\nodelist\nodelist.*" [Zone]<text:tab/><text:a xlink:type="simple" xlink:href="#__RefHeading__10191_813993393" text:style-name="Internet_20_link" text:visited-style-name="Internet_20_link">14</text:a></text:p>
          <text:p text:style-name="P7"><text:a xlink:type="simple" xlink:href="#__RefHeading__10193_813993393" text:style-name="Internet_20_link" text:visited-style-name="Internet_20_link">4.35. </text:a>NodelistPath: "o:\nodelist"<text:tab/><text:a xlink:type="simple" xlink:href="#__RefHeading__10193_813993393" text:style-name="Internet_20_link" text:visited-style-name="Internet_20_link">14</text:a></text:p>
          <text:p text:style-name="P7"><text:a xlink:type="simple" xlink:href="#__RefHeading__10195_813993393" text:style-name="Internet_20_link" text:visited-style-name="Internet_20_link">4.36. </text:a>NoLogIgnore<text:tab/><text:a xlink:type="simple" xlink:href="#__RefHeading__10195_813993393" text:style-name="Internet_20_link" text:visited-style-name="Internet_20_link">14</text:a></text:p>
          <text:p text:style-name="P7"><text:a xlink:type="simple" xlink:href="#__RefHeading__10197_813993393" text:style-name="Internet_20_link" text:visited-style-name="Internet_20_link">4.37. </text:a>Outbound: "h:\tst\outb"<text:tab/><text:a xlink:type="simple" xlink:href="#__RefHeading__10197_813993393" text:style-name="Internet_20_link" text:visited-style-name="Internet_20_link">15</text:a></text:p>
          <text:p text:style-name="P7"><text:a xlink:type="simple" xlink:href="#__RefHeading__10199_813993393" text:style-name="Internet_20_link" text:visited-style-name="Internet_20_link">4.38. </text:a>Password: "Pwd" 2:5020/*.*<text:tab/><text:a xlink:type="simple" xlink:href="#__RefHeading__10199_813993393" text:style-name="Internet_20_link" text:visited-style-name="Internet_20_link">15</text:a></text:p>
          <text:p text:style-name="P7"><text:a xlink:type="simple" xlink:href="#__RefHeading__10201_813993393" text:style-name="Internet_20_link" text:visited-style-name="Internet_20_link">4.39. </text:a>ScanDir: ...<text:tab/><text:a xlink:type="simple" xlink:href="#__RefHeading__10201_813993393" text:style-name="Internet_20_link" text:visited-style-name="Internet_20_link">15</text:a></text:p>
          <text:p text:style-name="P7"><text:a xlink:type="simple" xlink:href="#__RefHeading__10203_813993393" text:style-name="Internet_20_link" text:visited-style-name="Internet_20_link">4.40. </text:a>Semaphore: Time "File"<text:tab/><text:a xlink:type="simple" xlink:href="#__RefHeading__10203_813993393" text:style-name="Internet_20_link" text:visited-style-name="Internet_20_link">17</text:a></text:p>
          <text:p text:style-name="P7"><text:a xlink:type="simple" xlink:href="#__RefHeading__10205_813993393" text:style-name="Internet_20_link" text:visited-style-name="Internet_20_link">4.41. </text:a>SetViaAlways<text:tab/><text:a xlink:type="simple" xlink:href="#__RefHeading__10205_813993393" text:style-name="Internet_20_link" text:visited-style-name="Internet_20_link">17</text:a></text:p>
          <text:p text:style-name="P7"><text:a xlink:type="simple" xlink:href="#__RefHeading__10207_813993393" text:style-name="Internet_20_link" text:visited-style-name="Internet_20_link">4.42. </text:a>ScriptFile: "File"<text:tab/><text:a xlink:type="simple" xlink:href="#__RefHeading__10207_813993393" text:style-name="Internet_20_link" text:visited-style-name="Internet_20_link">17</text:a></text:p>
          <text:p text:style-name="P7"><text:a xlink:type="simple" xlink:href="#__RefHeading__10209_813993393" text:style-name="Internet_20_link" text:visited-style-name="Internet_20_link">4.43. </text:a>ScriptMask: "smask"<text:tab/><text:a xlink:type="simple" xlink:href="#__RefHeading__10209_813993393" text:style-name="Internet_20_link" text:visited-style-name="Internet_20_link">17</text:a></text:p>
          <text:p text:style-name="P7"><text:a xlink:type="simple" xlink:href="#__RefHeading__10211_813993393" text:style-name="Internet_20_link" text:visited-style-name="Internet_20_link">4.44. </text:a>SkipHiddenFiles<text:tab/><text:a xlink:type="simple" xlink:href="#__RefHeading__10211_813993393" text:style-name="Internet_20_link" text:visited-style-name="Internet_20_link">17</text:a></text:p>
          <text:p text:style-name="P7"><text:a xlink:type="simple" xlink:href="#__RefHeading__10213_813993393" text:style-name="Internet_20_link" text:visited-style-name="Internet_20_link">4.45. </text:a>SoftCheckInNodelists<text:tab/><text:a xlink:type="simple" xlink:href="#__RefHeading__10213_813993393" text:style-name="Internet_20_link" text:visited-style-name="Internet_20_link">17</text:a></text:p>
          <text:p text:style-name="P7"><text:a xlink:type="simple" xlink:href="#__RefHeading__10215_813993393" text:style-name="Internet_20_link" text:visited-style-name="Internet_20_link">4.46. </text:a>SysopName: "Vladimir Lenin"<text:tab/><text:a xlink:type="simple" xlink:href="#__RefHeading__10215_813993393" text:style-name="Internet_20_link" text:visited-style-name="Internet_20_link">18</text:a></text:p>
          <text:p text:style-name="P7"><text:a xlink:type="simple" xlink:href="#__RefHeading__10217_813993393" text:style-name="Internet_20_link" text:visited-style-name="Internet_20_link">4.47. </text:a>Tearline: "Your tear line"<text:tab/><text:a xlink:type="simple" xlink:href="#__RefHeading__10217_813993393" text:style-name="Internet_20_link" text:visited-style-name="Internet_20_link">18</text:a></text:p>
          <text:p text:style-name="P7"><text:a xlink:type="simple" xlink:href="#__RefHeading__10219_813993393" text:style-name="Internet_20_link" text:visited-style-name="Internet_20_link">4.48. </text:a>TempMail: "h:\tst\temp"<text:tab/><text:a xlink:type="simple" xlink:href="#__RefHeading__10219_813993393" text:style-name="Internet_20_link" text:visited-style-name="Internet_20_link">18</text:a></text:p>
          <text:p text:style-name="P7"><text:a xlink:type="simple" xlink:href="#__RefHeading__10221_813993393" text:style-name="Internet_20_link" text:visited-style-name="Internet_20_link">4.49. </text:a>TimeStampFile: "c:\ftrstamp.bin"<text:tab/><text:a xlink:type="simple" xlink:href="#__RefHeading__10221_813993393" text:style-name="Internet_20_link" text:visited-style-name="Internet_20_link">18</text:a></text:p>
          <text:p text:style-name="P7"><text:a xlink:type="simple" xlink:href="#__RefHeading__10223_813993393" text:style-name="Internet_20_link" text:visited-style-name="Internet_20_link">4.50. </text:a>TrafficLog: "h:\log\RNtrack.trf"<text:tab/><text:a xlink:type="simple" xlink:href="#__RefHeading__10223_813993393" text:style-name="Internet_20_link" text:visited-style-name="Internet_20_link">18</text:a></text:p>
          <text:p text:style-name="P7"><text:a xlink:type="simple" xlink:href="#__RefHeading__10225_813993393" text:style-name="Internet_20_link" text:visited-style-name="Internet_20_link">4.51. </text:a>TrafficLogTemplate: "File"<text:tab/><text:a xlink:type="simple" xlink:href="#__RefHeading__10225_813993393" text:style-name="Internet_20_link" text:visited-style-name="Internet_20_link">18</text:a></text:p>
          <text:p text:style-name="P7"><text:a xlink:type="simple" xlink:href="#__RefHeading__10227_813993393" text:style-name="Internet_20_link" text:visited-style-name="Internet_20_link">4.52. </text:a>UseASO<text:tab/><text:a xlink:type="simple" xlink:href="#__RefHeading__10227_813993393" text:style-name="Internet_20_link" text:visited-style-name="Internet_20_link">18</text:a></text:p>
          <text:p text:style-name="P7"><text:a xlink:type="simple" xlink:href="#__RefHeading__10229_813993393" text:style-name="Internet_20_link" text:visited-style-name="Internet_20_link">4.53. </text:a>UseBrake<text:tab/><text:a xlink:type="simple" xlink:href="#__RefHeading__10229_813993393" text:style-name="Internet_20_link" text:visited-style-name="Internet_20_link">19</text:a></text:p>
          <text:p text:style-name="P7"><text:a xlink:type="simple" xlink:href="#__RefHeading__10231_813993393" text:style-name="Internet_20_link" text:visited-style-name="Internet_20_link">4.54. </text:a>UseFileBoxes<text:tab/><text:a xlink:type="simple" xlink:href="#__RefHeading__10231_813993393" text:style-name="Internet_20_link" text:visited-style-name="Internet_20_link">19</text:a></text:p>
          <text:p text:style-name="P7"><text:a xlink:type="simple" xlink:href="#__RefHeading__10233_813993393" text:style-name="Internet_20_link" text:visited-style-name="Internet_20_link">4.55. </text:a>UseOwnZone<text:tab/><text:a xlink:type="simple" xlink:href="#__RefHeading__10233_813993393" text:style-name="Internet_20_link" text:visited-style-name="Internet_20_link">19</text:a></text:p>
          <text:p text:style-name="P7"><text:a xlink:type="simple" xlink:href="#__RefHeading__10235_813993393" text:style-name="Internet_20_link" text:visited-style-name="Internet_20_link">4.56. </text:a>UTC: +3<text:tab/><text:a xlink:type="simple" xlink:href="#__RefHeading__10235_813993393" text:style-name="Internet_20_link" text:visited-style-name="Internet_20_link">19</text:a></text:p>
          <text:p text:style-name="P6"><text:a xlink:type="simple" xlink:href="#__RefHeading__10237_813993393" text:style-name="Internet_20_link" text:visited-style-name="Internet_20_link">5. </text:a>Параметры слова Mask:<text:tab/><text:a xlink:type="simple" xlink:href="#__RefHeading__10237_813993393" text:style-name="Internet_20_link" text:visited-style-name="Internet_20_link">19</text:a></text:p>
          <text:p text:style-name="P7"><text:a xlink:type="simple" xlink:href="#__RefHeading__14278_1391431384" text:style-name="Internet_20_link" text:visited-style-name="Internet_20_link">5.1. </text:a>FromName, ToName<text:tab/><text:a xlink:type="simple" xlink:href="#__RefHeading__14278_1391431384" text:style-name="Internet_20_link" text:visited-style-name="Internet_20_link">19</text:a></text:p>
          <text:p text:style-name="P7"><text:a xlink:type="simple" xlink:href="#__RefHeading__14280_1391431384" text:style-name="Internet_20_link" text:visited-style-name="Internet_20_link">5.2. </text:a>FromAddr, ToAddr<text:tab/><text:a xlink:type="simple" xlink:href="#__RefHeading__14280_1391431384" text:style-name="Internet_20_link" text:visited-style-name="Internet_20_link">20</text:a></text:p>
          <text:p text:style-name="P7"><text:a xlink:type="simple" xlink:href="#__RefHeading__14282_1391431384" text:style-name="Internet_20_link" text:visited-style-name="Internet_20_link">5.3. </text:a>Subject<text:tab/><text:a xlink:type="simple" xlink:href="#__RefHeading__14282_1391431384" text:style-name="Internet_20_link" text:visited-style-name="Internet_20_link">20</text:a></text:p>
          <text:p text:style-name="P7"><text:a xlink:type="simple" xlink:href="#__RefHeading__14284_1391431384" text:style-name="Internet_20_link" text:visited-style-name="Internet_20_link">5.4. </text:a>Flags<text:tab/><text:a xlink:type="simple" xlink:href="#__RefHeading__14284_1391431384" text:style-name="Internet_20_link" text:visited-style-name="Internet_20_link">21</text:a></text:p>
          <text:p text:style-name="P7"><text:a xlink:type="simple" xlink:href="#__RefHeading__10239_813993393" text:style-name="Internet_20_link" text:visited-style-name="Internet_20_link">5.5. </text:a>Параметры слова 'ScriptMask:'<text:tab/><text:a xlink:type="simple" xlink:href="#__RefHeading__10239_813993393" text:style-name="Internet_20_link" text:visited-style-name="Internet_20_link">23</text:a></text:p>
          <text:p text:style-name="P6"><text:a xlink:type="simple" xlink:href="#__RefHeading__10241_813993393" text:style-name="Internet_20_link" text:visited-style-name="Internet_20_link">6. </text:a>Параметры слова 'Action:'<text:tab/><text:a xlink:type="simple" xlink:href="#__RefHeading__10241_813993393" text:style-name="Internet_20_link" text:visited-style-name="Internet_20_link">24</text:a></text:p>
          <text:p text:style-name="P7"><text:a xlink:type="simple" xlink:href="#__RefHeading__14286_1391431384" text:style-name="Internet_20_link" text:visited-style-name="Internet_20_link">6.1. </text:a>Примеры<text:tab/><text:a xlink:type="simple" xlink:href="#__RefHeading__14286_1391431384" text:style-name="Internet_20_link" text:visited-style-name="Internet_20_link">27</text:a></text:p>
          <text:p text:style-name="P7"><text:a xlink:type="simple" xlink:href="#__RefHeading__14288_1391431384" text:style-name="Internet_20_link" text:visited-style-name="Internet_20_link">6.2. </text:a>Макросы в шаблонах<text:tab/><text:a xlink:type="simple" xlink:href="#__RefHeading__14288_1391431384" text:style-name="Internet_20_link" text:visited-style-name="Internet_20_link">28</text:a></text:p>
          <text:p text:style-name="P6"><text:a xlink:type="simple" xlink:href="#__RefHeading__10243_813993393" text:style-name="Internet_20_link" text:visited-style-name="Internet_20_link">7. </text:a>Префиксы "*" и "+" для масок<text:tab/><text:a xlink:type="simple" xlink:href="#__RefHeading__10243_813993393" text:style-name="Internet_20_link" text:visited-style-name="Internet_20_link">30</text:a></text:p>
          <text:p text:style-name="P6"><text:a xlink:type="simple" xlink:href="#__RefHeading__10245_813993393" text:style-name="Internet_20_link" text:visited-style-name="Internet_20_link">8. </text:a>Примеры использования 'Mask:' и 'Action:'<text:tab/><text:a xlink:type="simple" xlink:href="#__RefHeading__10245_813993393" text:style-name="Internet_20_link" text:visited-style-name="Internet_20_link">31</text:a></text:p>
          <text:p text:style-name="P6"><text:a xlink:type="simple" xlink:href="#__RefHeading__10247_813993393" text:style-name="Internet_20_link" text:visited-style-name="Internet_20_link">9. </text:a>Особенности работы<text:tab/><text:a xlink:type="simple" xlink:href="#__RefHeading__10247_813993393" text:style-name="Internet_20_link" text:visited-style-name="Internet_20_link">34</text:a></text:p>
          <text:p text:style-name="P6"><text:a xlink:type="simple" xlink:href="#__RefHeading__10249_813993393" text:style-name="Internet_20_link" text:visited-style-name="Internet_20_link">10. </text:a>Поддерживаемые типы баз<text:tab/><text:a xlink:type="simple" xlink:href="#__RefHeading__10249_813993393" text:style-name="Internet_20_link" text:visited-style-name="Internet_20_link">34</text:a></text:p>
          <text:p text:style-name="P7"><text:a xlink:type="simple" xlink:href="#__RefHeading__10251_813993393" text:style-name="Internet_20_link" text:visited-style-name="Internet_20_link">10.1. </text:a>Squish<text:tab/><text:a xlink:type="simple" xlink:href="#__RefHeading__10251_813993393" text:style-name="Internet_20_link" text:visited-style-name="Internet_20_link">35</text:a></text:p>
          <text:p text:style-name="P7"><text:a xlink:type="simple" xlink:href="#__RefHeading__10253_813993393" text:style-name="Internet_20_link" text:visited-style-name="Internet_20_link">10.2. </text:a>*.PKT<text:tab/><text:a xlink:type="simple" xlink:href="#__RefHeading__10253_813993393" text:style-name="Internet_20_link" text:visited-style-name="Internet_20_link">35</text:a></text:p>
          <text:p text:style-name="P7"><text:a xlink:type="simple" xlink:href="#__RefHeading__10255_813993393" text:style-name="Internet_20_link" text:visited-style-name="Internet_20_link">10.3. </text:a>*.MSG<text:tab/><text:a xlink:type="simple" xlink:href="#__RefHeading__10255_813993393" text:style-name="Internet_20_link" text:visited-style-name="Internet_20_link">36</text:a></text:p>
          <text:p text:style-name="P7"><text:a xlink:type="simple" xlink:href="#__RefHeading__10257_813993393" text:style-name="Internet_20_link" text:visited-style-name="Internet_20_link">10.4. </text:a>JAM<text:tab/><text:a xlink:type="simple" xlink:href="#__RefHeading__10257_813993393" text:style-name="Internet_20_link" text:visited-style-name="Internet_20_link">36</text:a></text:p>
          <text:p text:style-name="P6"><text:a xlink:type="simple" xlink:href="#__RefHeading__10259_813993393" text:style-name="Internet_20_link" text:visited-style-name="Internet_20_link">11. </text:a>Работа с нодлистами<text:tab/><text:a xlink:type="simple" xlink:href="#__RefHeading__10259_813993393" text:style-name="Internet_20_link" text:visited-style-name="Internet_20_link">36</text:a></text:p>
          <text:p text:style-name="P7"><text:a xlink:type="simple" xlink:href="#__RefHeading__3042_61882448" text:style-name="Internet_20_link" text:visited-style-name="Internet_20_link">11.1. </text:a>Адресная маска "#"<text:tab/><text:a xlink:type="simple" xlink:href="#__RefHeading__3042_61882448" text:style-name="Internet_20_link" text:visited-style-name="Internet_20_link">37</text:a></text:p>
          <text:p text:style-name="P7"><text:a xlink:type="simple" xlink:href="#__RefHeading__3044_61882448" text:style-name="Internet_20_link" text:visited-style-name="Internet_20_link">11.2. </text:a>Адресная маска "&amp;"<text:tab/><text:a xlink:type="simple" xlink:href="#__RefHeading__3044_61882448" text:style-name="Internet_20_link" text:visited-style-name="Internet_20_link">38</text:a></text:p>
          <text:p text:style-name="P6"><text:a xlink:type="simple" xlink:href="#__RefHeading__10261_813993393" text:style-name="Internet_20_link" text:visited-style-name="Internet_20_link">12. </text:a>Работа со скриптами<text:tab/><text:a xlink:type="simple" xlink:href="#__RefHeading__10261_813993393" text:style-name="Internet_20_link" text:visited-style-name="Internet_20_link">38</text:a></text:p>
          <text:p text:style-name="P7"><text:a xlink:type="simple" xlink:href="#__RefHeading__14290_1391431384" text:style-name="Internet_20_link" text:visited-style-name="Internet_20_link">12.1. </text:a>Константы<text:tab/><text:a xlink:type="simple" xlink:href="#__RefHeading__14290_1391431384" text:style-name="Internet_20_link" text:visited-style-name="Internet_20_link">39</text:a></text:p>
          <text:p text:style-name="P7"><text:a xlink:type="simple" xlink:href="#__RefHeading__14292_1391431384" text:style-name="Internet_20_link" text:visited-style-name="Internet_20_link">12.2. </text:a>Переменные<text:tab/><text:a xlink:type="simple" xlink:href="#__RefHeading__14292_1391431384" text:style-name="Internet_20_link" text:visited-style-name="Internet_20_link">39</text:a></text:p>
          <text:p text:style-name="P7"><text:a xlink:type="simple" xlink:href="#__RefHeading__14294_1391431384" text:style-name="Internet_20_link" text:visited-style-name="Internet_20_link">12.3. </text:a>Функции<text:tab/><text:a xlink:type="simple" xlink:href="#__RefHeading__14294_1391431384" text:style-name="Internet_20_link" text:visited-style-name="Internet_20_link">40</text:a></text:p>
          <text:p text:style-name="P8"><text:a xlink:type="simple" xlink:href="#__RefHeading__14296_1391431384" text:style-name="Internet_20_link" text:visited-style-name="Internet_20_link">12.3.1. </text:a>Log("text");<text:tab/><text:a xlink:type="simple" xlink:href="#__RefHeading__14296_1391431384" text:style-name="Internet_20_link" text:visited-style-name="Internet_20_link">40</text:a></text:p>
          <text:p text:style-name="P8"><text:a xlink:type="simple" xlink:href="#__RefHeading__14298_1391431384" text:style-name="Internet_20_link" text:visited-style-name="Internet_20_link">12.3.2. </text:a>Update();<text:tab/><text:a xlink:type="simple" xlink:href="#__RefHeading__14298_1391431384" text:style-name="Internet_20_link" text:visited-style-name="Internet_20_link">40</text:a></text:p>
          <text:p text:style-name="P8"><text:a xlink:type="simple" xlink:href="#__RefHeading__14300_1391431384" text:style-name="Internet_20_link" text:visited-style-name="Internet_20_link">12.3.3. </text:a>ExistsInNodelist("99:99/999");<text:tab/><text:a xlink:type="simple" xlink:href="#__RefHeading__14300_1391431384" text:style-name="Internet_20_link" text:visited-style-name="Internet_20_link">41</text:a></text:p>
          <text:p text:style-name="P8"><text:a xlink:type="simple" xlink:href="#__RefHeading__14302_1391431384" text:style-name="Internet_20_link" text:visited-style-name="Internet_20_link">12.3.4. </text:a>FindHub("99:99/999");<text:tab/><text:a xlink:type="simple" xlink:href="#__RefHeading__14302_1391431384" text:style-name="Internet_20_link" text:visited-style-name="Internet_20_link">41</text:a></text:p>
          <text:p text:style-name="P8"><text:a xlink:type="simple" xlink:href="#__RefHeading__14304_1391431384" text:style-name="Internet_20_link" text:visited-style-name="Internet_20_link">12.3.5. </text:a>NewMsg(...)<text:tab/><text:a xlink:type="simple" xlink:href="#__RefHeading__14304_1391431384" text:style-name="Internet_20_link" text:visited-style-name="Internet_20_link">41</text:a></text:p>
          <text:p text:style-name="P6"><text:a xlink:type="simple" xlink:href="#__RefHeading__10263_813993393" text:style-name="Internet_20_link" text:visited-style-name="Internet_20_link">13. </text:a>Гарантии<text:tab/><text:a xlink:type="simple" xlink:href="#__RefHeading__10263_813993393" text:style-name="Internet_20_link" text:visited-style-name="Internet_20_link">41</text:a></text:p>
          <text:p text:style-name="P6"><text:a xlink:type="simple" xlink:href="#__RefHeading__10265_813993393" text:style-name="Internet_20_link" text:visited-style-name="Internet_20_link">14. </text:a>Благодарности<text:tab/><text:a xlink:type="simple" xlink:href="#__RefHeading__10265_813993393" text:style-name="Internet_20_link" text:visited-style-name="Internet_20_link">41</text:a></text:p>
          <text:p text:style-name="P6"><text:a xlink:type="simple" xlink:href="#__RefHeading__10267_813993393" text:style-name="Internet_20_link" text:visited-style-name="Internet_20_link">15. </text:a>Как найти разработчиков<text:tab/><text:a xlink:type="simple" xlink:href="#__RefHeading__10267_813993393" text:style-name="Internet_20_link" text:visited-style-name="Internet_20_link">42</text:a></text:p>
        </text:index-body>
      </text:table-of-content>
      <text:p text:style-name="P9"/>
      <text:h text:style-name="P10" text:outline-level="1"><text:bookmark text:name="__RefHeading__10115_813993393"/>Для чего эта штука может понадобиться</text:h>
      <text:p text:style-name="Standard">Это "трекалка" нетмейла. Предназначена для обработки нетмейла на нетмейловых хабах, хотя может быть полезна и обычному узлу.</text:p>
      <text:h text:style-name="Heading_20_1" text:outline-level="1"><text:bookmark text:name="__RefHeading__10117_813993393"/>Как она работает</text:h>
      <text:p text:style-name="Standard">Берёт письмо, сравнивает его с маской и, если сравнение оказалось успешным, выполняет над данным письмом соответствующую операцию.</text:p>
      <text:h text:style-name="Heading_20_1" text:outline-level="1"><text:bookmark text:name="__RefHeading__10119_813993393"/>Запуск</text:h>
      <text:p text:style-name="Standard">Если запустить <text:span text:style-name="T3">RNtrack</text:span> без параметров, то он попытается найти в текущем каталоге файл <text:span text:style-name="T4">RNtrack.cfg</text:span> и обработать его. </text:p>
      <text:p text:style-name="Standard">Вы можете установить переменную окружения <text:span text:style-name="T4">RNTRACKCONFIG</text:span> (или использовать специальный ключ командной строки) для выбора другого пути.</text:p>
      <text:p text:style-name="Standard">Возможные ключи командной стро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1">-с</text:p>
          </table:table-cell>
          <table:table-cell table:style-name="Таблица3.A1" office:value-type="string">
            <text:p text:style-name="P11">Имя файла конфигурации. Например, <text:span text:style-name="T4">-c "d:\soft\</text:span><text:span text:style-name="T5">fido</text:span><text:span text:style-name="T4">\RNtrack.cfg"</text:span>. Пробел между '<text:span text:style-name="Teletype">-c</text:span><text:span text:style-name="T6">'</text:span> и началом пути обязателен. Кавычки обязательны.</text:p>
          </table:table-cell>
        </table:table-row>
        <table:table-row>
          <table:table-cell table:style-name="Таблица3.A1" office:value-type="string">
            <text:p text:style-name="P11">-u</text:p>
          </table:table-cell>
          <table:table-cell table:style-name="Таблица3.A1" office:value-type="string">
            <text:p text:style-name="P11">Указывает, что требуется распаковка аутбаунда. Перед тем, как выполнить основные функции, описанные в файле конфигурации, RNtrack распакует весь аутбаунд в каталог, указанный в ключевом слове '<text:span text:style-name="T7"><text:bookmark-ref text:reference-format="text" text:ref-name="TempMail">TempMail:</text:bookmark-ref></text:span>'.</text:p>
          </table:table-cell>
        </table:table-row>
        <table:table-row>
          <table:table-cell table:style-name="Таблица3.A1" office:value-type="string">
            <text:p text:style-name="P11">-t</text:p>
          </table:table-cell>
          <table:table-cell table:style-name="Таблица3.A1" office:value-type="string">
            <text:p text:style-name="P11">Выполнить все '<text:span text:style-name="T7"><text:bookmark-ref text:reference-format="text" text:ref-name="ScanDir">ScanDir:</text:bookmark-ref></text:span>', для которых указано однократное выполнение, невзирая на то, должны они сейчас выполняться или нет.</text:p>
          </table:table-cell>
        </table:table-row>
        <table:table-row>
          <table:table-cell table:style-name="Таблица3.A1" office:value-type="string">
            <text:p text:style-name="P11">-v</text:p>
          </table:table-cell>
          <table:table-cell table:style-name="Таблица3.A1" office:value-type="string">
            <text:p text:style-name="P11">Вывести на экран версию программы и список авторов.</text:p>
          </table:table-cell>
        </table:table-row>
        <table:table-row>
          <table:table-cell table:style-name="Таблица3.A1" office:value-type="string">
            <text:p text:style-name="P11">-h</text:p>
          </table:table-cell>
          <table:table-cell table:style-name="Таблица3.A1" office:value-type="string">
            <text:p text:style-name="P11">Вывести на экран подсказку (подразумевает также -v).</text:p>
          </table:table-cell>
        </table:table-row>
      </table:table>
      <text:h text:style-name="P12" text:outline-level="1"><text:bookmark text:name="__RefHeading__10121_813993393"/>RNtrack.cfg</text:h>
      <text:p text:style-name="Standard">Все ключевые слова регистронезависимые. Двоеточие является составной частью ключевого слова. Поэтому нельзя писать "<text:span text:style-name="T8">Address :</text:span>" вместо "<text:span text:style-name="T8">Address:</text:span>". Комментарии могут начинаться с символа <text:span text:style-name="Teletype">'</text:span><text:span text:style-name="T4">\</text:span><text:span text:style-name="Teletype">'</text:span> (до конца строки) или <text:span text:style-name="Teletype">'</text:span><text:span text:style-name="T4">(</text:span><text:span text:style-name="Teletype">'</text:span> (до закрывающей скобки).</text:p>
      <text:p text:style-name="Standard">Везде, где в качестве параметров используется строка, можно использовать подстановку переменных окружения в виде <text:span text:style-name="T4">%VAR%</text:span>. Например: </text:p>
      <text:p text:style-name="Quotations"><text:span text:style-name="T9">Nodelist</text:span><text:span text:style-name="T8">:</text:span><text:span text:style-name="T10"> </text:span><text:span text:style-name="T4">"%NDL%\</text:span><text:span text:style-name="T5">nodelist</text:span><text:span text:style-name="T4">.*"</text:span></text:p>
      <text:p text:style-name="Standard">Если строку <text:span text:style-name="T4">%..%</text:span> не удалось разобрать как переменную окружения, то RNtrack будет пытаться разобрать её как шестнадцатеричное число - код символа. <text:s/>Например, <text:span text:style-name="T4">%22%</text:span> будет воспринято как <text:span text:style-name="T4">'"'</text:span>.</text:p>
      <text:p text:style-name="Standard">Для того, чтобы использовать символ <text:span text:style-name="T4">'%'</text:span> в строках, его надо писать дважды. Например:</text:p>
      <text:p text:style-name="Quotations"><text:span text:style-name="T8">Action: </text:span><text:span text:style-name="T9">NewMsg</text:span><text:span text:style-name="T11"> </text:span><text:span text:style-name="T5">"tpl\badfrom.tpl" "h:\fido\post\netmail\out" "Alex Bagmanov" @ "%%" % "Bad source address" +l</text:span></text:p>
      <text:p text:style-name="Standard">Ниже приведены все ключевые слова, отсортированные по алфавиту.</text:p>
      <text:h text:style-name="P13" text:outline-level="2"><text:bookmark text:name="__RefHeading__10123_813993393"/>Action: <text:span text:style-name="T1">SomeAction</text:span> { [Time] }</text:h>
      <text:p text:style-name="Standard">Указывает операцию <text:span text:style-name="T11">SomeAction</text:span>, которая будет выполнена над письмом, совпавшим с маской. Подробнее об этой операции написано в главе <text:span text:style-name="Internet_20_link"><text:bookmark-ref text:reference-format="chapter" text:ref-name="__RefHeading__10241_813993393">6</text:bookmark-ref></text:span>. Может быть указано время, в которое будет срабатывать данная команда. Формат параметра <text:span text:style-name="T12">Time</text:span> аналогичен параметру <text:span text:style-name="T7"><text:bookmark-ref text:reference-format="text" text:ref-name="Time">Time</text:bookmark-ref></text:span> в команде <text:span text:style-name="T8">'</text:span><text:span text:style-name="T9">ScanDir</text:span><text:span text:style-name="T8">:'</text:span> и подробно описан в описании этой команды. (см. <text:span text:style-name="Internet_20_link"><text:bookmark-ref text:reference-format="text" text:ref-name="Time">Time</text:bookmark-ref></text:span>)</text:p>
      <text:h text:style-name="P13" text:outline-level="2"><text:bookmark text:name="__RefHeading__10125_813993393"/>Address: <text:s/>2:5030/9999</text:h>
      <text:p text:style-name="Standard">Адрес Вашей системы. Должен быть 3D (ну, или 4D, хотя я слабо себе представляю пойнта, который поставит себе RNtrack).</text:p>
      <text:h text:style-name="P14" text:outline-level="2"><text:bookmark text:name="__RefHeading__10127_813993393"/>AddToNull<text:span text:style-name="T13">Pkt</text:span></text:h>
      <text:p text:style-name="Standard">Разрешает допаковывать в файлы <text:span text:style-name="T4">?UT</text:span> нулевой длины. По умолчанию на такие <text:span text:style-name="T4">?UT</text:span> RNtrack ругается.</text:p>
      <text:h text:style-name="P15" text:outline-level="2"><text:bookmark text:name="__RefHeading__10131_813993393"/>Aka: 7:1130/79 7:*/*.*</text:h>
      <text:p text:style-name="Standard">Ваши AKA. Первым параметром этого слова идёт ваше AKA, вторым -- маска. Маска указывает, при работе с какими адресами будет использован этот ака. Более подробно работа с AKA изложена в описании модификатора адреса <text:span text:style-name="T10">'@' </text:span><text:span text:style-name="T14">(см.</text:span> <text:span text:style-name="Internet_20_link"><text:bookmark-ref text:reference-format="text" text:ref-name="Модификатор адреса">Модификатор '@'</text:bookmark-ref></text:span><text:span text:style-name="T10">)</text:span> и в описании команды '<text:span text:style-name="T7"><text:reference-ref text:reference-format="text" text:ref-name="Action: Route">Action: Route</text:reference-ref></text:span>' (или '<text:span text:style-name="T7"><text:reference-ref text:reference-format="text" text:ref-name="Action: RouteFilebox">Action: RouteFilebox</text:reference-ref></text:span>').</text:p>
      <text:h text:style-name="P15" text:outline-level="2"><text:bookmark text:name="__RefHeading__10133_813993393"/><text:span text:style-name="T1">APktDir</text:span>: "Dir"</text:h>
      <text:p text:style-name="Standard">Изменяет способ роутинга писем с приаттаченными файлами. По умолчанию данные письма роутятся как обычные (т.е. добавляются в общий <text:span text:style-name="T10">?UT</text:span>, а приаттаченные файлы в соответствующий ?LO). Если указан <text:span text:style-name="T15">APktDir</text:span>, то письма с приаттаченными файлами будут класться в отдельные PKT (одно письмо в одном PKT) в указанном каталоге и прописываться в ?LO файл после приаттаченных файлов. За счёт этого гарантируется, что сначала будут переданы файлы, а уже потом - письмо, к которому эти файлы приаттачены. <text:s/>Каталог, указанный в '<text:span text:style-name="T15">APktDir</text:span><text:span text:style-name="T13">:</text:span>', не должен совпадать с каталогом, указанным в '<text:span text:style-name="Internet_20_link"><text:bookmark-ref text:reference-format="text" text:ref-name="Outbound">Outbound:</text:bookmark-ref></text:span>'.</text:p>
      <text:h text:style-name="P15" text:outline-level="2"><text:bookmark text:name="__RefHeading__10135_813993393"/><text:span text:style-name="T1">BadMessages</text:span>: &lt;Mode&gt;</text:h>
      <text:p text:style-name="P16">Указывает, что делать <text:span text:style-name="T1">RNtrack-у</text:span>, если он встретил "плохое" (нулевой длины, <text:span text:style-name="T16">с нарушенной структурой, залоченное другим процессом и т.д.) письмо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7">&lt;Mode&gt;</text:p>
          </table:table-cell>
          <table:table-cell table:style-name="Таблица4.A1" office:value-type="string">
            <text:p text:style-name="P18">Skip</text:p>
          </table:table-cell>
          <table:table-cell table:style-name="Таблица4.A1" office:value-type="string">
            <text:p text:style-name="P19">—</text:p>
          </table:table-cell>
          <table:table-cell table:style-name="Таблица4.A1" office:value-type="string">
            <text:p text:style-name="Standard">пропуст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8">Delete</text:p>
          </table:table-cell>
          <table:table-cell table:style-name="Таблица4.A1" office:value-type="string">
            <text:p text:style-name="P19">—</text:p>
          </table:table-cell>
          <table:table-cell table:style-name="Таблица4.A1" office:value-type="string">
            <text:p text:style-name="Standard">удал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8">Move "Dir"</text:p>
          </table:table-cell>
          <table:table-cell table:style-name="Таблица4.A1" office:value-type="string">
            <text:p text:style-name="P19">—</text:p>
          </table:table-cell>
          <table:table-cell table:style-name="Таблица4.A1" office:value-type="string">
            <text:p text:style-name="P20">переместить "плохое" письмо в указанную базу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8">Exit</text:p>
          </table:table-cell>
          <table:table-cell table:style-name="Таблица4.A1" office:value-type="string">
            <text:p text:style-name="P19">—</text:p>
          </table:table-cell>
          <table:table-cell table:style-name="Таблица4.A1" office:value-type="string">
            <text:p text:style-name="P20">завершить работу <text:span text:style-name="T1">Rntrack-а</text:span>.</text:p>
          </table:table-cell>
        </table:table-row>
      </table:table>
      <text:p text:style-name="P20">По умолчанию отрабатывает конструкция <text:span text:style-name="T10">Exit</text:span>.</text:p>
      <text:p text:style-name="Standard">Учтите, что операции "<text:span text:style-name="T13">Delete</text:span>" и "<text:span text:style-name="T13">Move</text:span>" могут повести себя непредсказуемо, если возникла <text:span text:style-name="T17">действительно</text:span> сложная ситуация. Поэтому я рекомендую ими пользоваться только в том случае, если вы <text:span text:style-name="T17">абсолютно</text:span> уверены в том, что Вы делаете. </text:p>
      <text:p text:style-name="Standard">Дополнительные ограничения: </text:p>
      <text:list text:style-name="L2">
        <text:list-item>
          <text:p text:style-name="P21">В качестве базы можно указывать базу только в формате <text:span text:style-name="T10">*.MSG</text:span>.</text:p>
        </text:list-item>
        <text:list-item>
          <text:p text:style-name="P21">Для всех баз, кроме <text:span text:style-name="T10">*.MSG</text:span> операции <text:span text:style-name="T10">Delete</text:span> и <text:span text:style-name="T10">Move</text:span> работают как <text:span text:style-name="T10">Skip</text:span>. Это связано с тем, что неправильно читающиеся письма из этих баз являются первым признаком того, что данная база разрушена. И попытки удалить "плохие" письма могут привести к ещё более серьёзным разрушениям.</text:p>
        </text:list-item>
      </text:list>
      <text:h text:style-name="P15" text:outline-level="2" text:restart-numbering="true" text:start-value="1"><text:bookmark text:name="__RefHeading__10137_813993393"/><text:span text:style-name="T1">BadPackets</text:span>: &lt;Mode&gt;</text:h>
      <text:p text:style-name="P16">Указывает, что делать <text:span text:style-name="T1">RNtrack-у</text:span>, если он встретил "плохой" (нулевой длины, с нарушенной структурой, залоченный другим процессом и т.д.) пакет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7">&lt;Mode&gt;</text:p>
          </table:table-cell>
          <table:table-cell table:style-name="Таблица5.A1" office:value-type="string">
            <text:p text:style-name="P18">Skip</text:p>
          </table:table-cell>
          <table:table-cell table:style-name="Таблица5.A1" office:value-type="string">
            <text:p text:style-name="P19">—</text:p>
          </table:table-cell>
          <table:table-cell table:style-name="Таблица5.A1" office:value-type="string">
            <text:p text:style-name="P20">пропуст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8">Delete</text:p>
          </table:table-cell>
          <table:table-cell table:style-name="Таблица5.A1" office:value-type="string">
            <text:p text:style-name="P19">—</text:p>
          </table:table-cell>
          <table:table-cell table:style-name="Таблица5.A1" office:value-type="string">
            <text:p text:style-name="P20">удал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8">Move "Dir"</text:p>
          </table:table-cell>
          <table:table-cell table:style-name="Таблица5.A1" office:value-type="string">
            <text:p text:style-name="P19">—</text:p>
          </table:table-cell>
          <table:table-cell table:style-name="Таблица5.A1" office:value-type="string">
            <text:p text:style-name="P20">переместить "плохой" пакет в указанную базу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8">Exit</text:p>
          </table:table-cell>
          <table:table-cell table:style-name="Таблица5.A1" office:value-type="string">
            <text:p text:style-name="P19">—</text:p>
          </table:table-cell>
          <table:table-cell table:style-name="Таблица5.A1" office:value-type="string">
            <text:p text:style-name="P20">завершить работу <text:span text:style-name="T1">Rntrack-а</text:span>.</text:p>
          </table:table-cell>
        </table:table-row>
      </table:table>
      <text:p text:style-name="Standard">По умолчанию отрабатывает конструкция <text:span text:style-name="T10">Skip</text:span>.</text:p>
      <text:h text:style-name="P15" text:outline-level="2"><text:bookmark-start text:name="BodyMask"/><text:bookmark text:name="__RefHeading__10139_813993393"/><text:span text:style-name="T1">BodyMask</text:span>:<text:bookmark-end text:name="BodyMask"/> * * *</text:h>
      <text:p text:style-name="Standard">Маска, с которой сравнивается тело каждого письма из каталога, указанного '<text:span text:style-name="Internet_20_link"><text:bookmark-ref text:reference-format="text" text:ref-name="ScanDir">ScanDir:</text:bookmark-ref></text:span>'. Порядок параметров такой: </text:p>
      <text:p text:style-name="Quotations">BodyMask: "StringInBody" &lt;Lines&gt; &lt;Bytes&gt;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22">StringInBody</text:p>
          </table:table-cell>
          <table:table-cell table:style-name="Таблица9.A1" office:value-type="string">
            <text:p text:style-name="P23">—</text:p>
          </table:table-cell>
          <table:table-cell table:style-name="Таблица9.A1" office:value-type="string">
            <text:p text:style-name="P24"><text:span text:style-name="T18">Строка, которая будет искаться в теле письма. Подробнее о формате этой строки можно прочитать в главе 5, в пункте, описывающем маски </text:span><text:span text:style-name="T11">FromName</text:span><text:span text:style-name="T18"> и </text:span><text:span text:style-name="T11">ToName</text:span><text:span text:style-name="T18"> (см. </text:span><text:span text:style-name="Internet_20_link"><text:bookmark-ref text:reference-format="text" text:ref-name="FromName">FromName</text:bookmark-ref></text:span><text:span text:style-name="T18">). Будьте внимательны, маска "</text:span><text:span text:style-name="T10">Hi</text:span><text:span text:style-name="T18">" (например) будет означать именно то, что Вы написали. А именно, письмо должно состоять из одной строки "</text:span><text:span text:style-name="T10">Hi</text:span><text:span text:style-name="T18">" (причём даже без перевода строки), для того, чтобы совпасть с этой маской. Поэтому правильной маской в этом случае будет "</text:span><text:span text:style-name="T10">*Hi*</text:span><text:span text:style-name="T18">".</text:span></text:p>
          </table:table-cell>
        </table:table-row>
        <table:table-row>
          <table:table-cell table:style-name="Таблица9.A1" office:value-type="string">
            <text:p text:style-name="P25">[!]Lines</text:p>
          </table:table-cell>
          <table:table-cell table:style-name="Таблица9.A1" office:value-type="string">
            <text:p text:style-name="P23">—</text:p>
          </table:table-cell>
          <table:table-cell table:style-name="Таблица9.A1" office:value-type="string">
            <text:p text:style-name="P26">Сравнивается количество строк в теле письма с заданным. Без знака '<text:span text:style-name="T10">!</text:span>' сравнение идёт на "больше или равно". Со знаком '<text:span text:style-name="T10">!</text:span>' сравнение идёт на "меньше"</text:p>
          </table:table-cell>
        </table:table-row>
        <table:table-row>
          <table:table-cell table:style-name="Таблица9.A1" office:value-type="string">
            <text:p text:style-name="P27">[!]Bytes</text:p>
          </table:table-cell>
          <table:table-cell table:style-name="Таблица9.A1" office:value-type="string">
            <text:p text:style-name="P23">—</text:p>
          </table:table-cell>
          <table:table-cell table:style-name="Таблица9.A1" office:value-type="string">
            <text:p text:style-name="P28">Сравнивается количество байт <text:s/>в теле письма с заданным. Без знака '<text:span text:style-name="T10">!</text:span>' сравнение идёт на "больше или равно". Со знаком '<text:span text:style-name="T10">!</text:span>' сравнение идёт на "меньше".</text:p>
          </table:table-cell>
        </table:table-row>
      </table:table>
      <text:h text:style-name="P15" text:outline-level="2"><text:bookmark-start text:name="CheckPoints"/><text:bookmark text:name="__RefHeading__10141_813993393"/><text:span text:style-name="T1">CheckPoints</text:span>:<text:bookmark-end text:name="CheckPoints"/> &lt;Mode&gt;</text:h>
      <text:p text:style-name="P16">Установка режима проверки наличия пойнтов в пойнтлисте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29">&lt;Mode&gt;</text:p>
          </table:table-cell>
          <table:table-cell table:style-name="Таблица6.A1" office:value-type="string">
            <text:p text:style-name="P20">Never</text:p>
          </table:table-cell>
          <table:table-cell table:style-name="Таблица6.A1" office:value-type="string">
            <text:p text:style-name="P19">—</text:p>
          </table:table-cell>
          <table:table-cell table:style-name="Таблица6.A1" office:value-type="string">
            <text:p text:style-name="P20">Не проверять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20">Hard</text:p>
          </table:table-cell>
          <table:table-cell table:style-name="Таблица6.A1" office:value-type="string">
            <text:p text:style-name="P19">—</text:p>
          </table:table-cell>
          <table:table-cell table:style-name="Таблица6.A1" office:value-type="string">
            <text:p text:style-name="P20">Проверять "жёстко"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20">Soft</text:p>
          </table:table-cell>
          <table:table-cell table:style-name="Таблица6.A1" office:value-type="string">
            <text:p text:style-name="P19">—</text:p>
          </table:table-cell>
          <table:table-cell table:style-name="Таблица6.A1" office:value-type="string">
            <text:p text:style-name="P20">Проверять "мягко".</text:p>
          </table:table-cell>
        </table:table-row>
      </table:table>
      <text:p text:style-name="Standard">Подробнее о действии данного конфигурационного слова читайте в главах <text:span text:style-name="Internet_20_link"><text:bookmark-ref text:ref-name="__RefHeading__3042_61882448">38</text:bookmark-ref></text:span> <text:span text:style-name="T16">и </text:span><text:span text:style-name="Internet_20_link"><text:bookmark-ref text:ref-name="__RefHeading__3044_61882448">39</text:bookmark-ref></text:span><text:span text:style-name="T16"> <text:s/></text:span><text:span text:style-name="T18">Если данное конфигурационное слово пропущено, то считается '</text:span><text:span text:style-name="T10">Checkpoints: Never</text:span><text:span text:style-name="T18">'.</text:span></text:p>
      <text:h text:style-name="P30" text:outline-level="2"><text:bookmark text:name="__RefHeading__10143_813993393"/>CreateMissingBase</text:h>
      <text:p text:style-name="Standard">Если указанная база отсутствует, то разрешает создание новой. По умолчанию создание новых баз запрещено.</text:p>
      <text:h text:style-name="P15" text:outline-level="2"><text:bookmark text:name="__RefHeading__10145_813993393"/>Domain: "<text:span text:style-name="T1">fidonet</text:span>" 2:*/*.*</text:h>
      <text:p text:style-name="Standard">Определяет домен для адреса (адресов). Используется в The Brake!-файл-боксах. По умолчанию: "<text:span text:style-name="T11">fidonet</text:span>".</text:p>
      <text:h text:style-name="P30" text:outline-level="2"><text:bookmark text:name="__RefHeading__10147_813993393"/>FileBox: "h:\fbox\alex" 2:5030/9999</text:h>
      <text:p text:style-name="Standard">Определяет персональный файл-бокс для указанного адреса.</text:p>
      <text:h text:style-name="P30" text:outline-level="2"><text:bookmark-start text:name="FileBoxDir"/><text:bookmark text:name="__RefHeading__10149_813993393"/>FileBoxDir<text:bookmark-end text:name="FileBoxDir"/>: "h:\out\fboxes"</text:h>
      <text:p text:style-name="Standard">Указывает каталог, в котором будут создаваться файл-боксы.</text:p>
      <text:p text:style-name="Standard">Формат файл-бокса: <text:s/><text:span text:style-name="T11">z.n.f.p</text:span>, <text:s/>где <text:span text:style-name="T10">z</text:span> <text:span text:style-name="T2">—</text:span> зона, <text:span text:style-name="T10">n</text:span> <text:span text:style-name="T2">—</text:span> сеть, <text:span text:style-name="T10">f</text:span> <text:span text:style-name="T2">—</text:span> узел, <text:span text:style-name="T10">p</text:span> <text:span text:style-name="T2">—</text:span> пойнт.</text:p>
      <text:p text:style-name="P20">Пример: <text:span text:style-name="T10">2.5030.1157.0 </text:span><text:span text:style-name="T2">— </text:span>это файл-бокс узла 2:5030/1157.</text:p>
      <text:h text:style-name="P15" text:outline-level="2"><text:bookmark text:name="__RefHeading__10151_813993393"/><text:span text:style-name="T1">FileBoxType</text:span>: &lt;Type&gt;</text:h>
      <text:p text:style-name="Standard">Тип файл-бокс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1">&lt;Type&gt;</text:p>
          </table:table-cell>
          <table:table-cell table:style-name="Таблица1.A1" office:value-type="string">
            <text:p text:style-name="P31">Long</text:p>
          </table:table-cell>
          <table:table-cell table:style-name="Таблица1.A1" office:value-type="string">
            <text:p text:style-name="P32">—</text:p>
          </table:table-cell>
          <table:table-cell table:style-name="Таблица1.A1" office:value-type="string">
            <text:p text:style-name="P28"><text:span text:style-name="T11">z.n.f.p</text:span> (по умолчанию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33">Tmlong</text:p>
          </table:table-cell>
          <table:table-cell table:style-name="Таблица1.A1" office:value-type="string">
            <text:p text:style-name="P32">—</text:p>
          </table:table-cell>
          <table:table-cell table:style-name="Таблица1.A1" office:value-type="string">
            <text:p text:style-name="P28"><text:span text:style-name="T11">z.n.f.p</text:span><text:span text:style-name="T1">; </text:span><text:span text:style-name="T11">z.n.f.p.h</text:span> если hold (T-Mail long box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33">Tmshort</text:p>
          </table:table-cell>
          <table:table-cell table:style-name="Таблица1.A1" office:value-type="string">
            <text:p text:style-name="P32">—</text:p>
          </table:table-cell>
          <table:table-cell table:style-name="Таблица1.A1" office:value-type="string">
            <text:p text:style-name="P28"><text:span text:style-name="T11">znf.p</text:span><text:span text:style-name="T1">; </text:span><text:span text:style-name="T11">znf.ph</text:span> если hold (T-mail short box, представление по основанию 32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31">Brake</text:p>
          </table:table-cell>
          <table:table-cell table:style-name="Таблица1.A1" office:value-type="string">
            <text:p text:style-name="P32">—</text:p>
          </table:table-cell>
          <table:table-cell table:style-name="Таблица1.A1" office:value-type="string">
            <text:p text:style-name="P28"><text:span text:style-name="T11">domain.z.n.f.p.flavour</text:span> (The Brake!, <text:span text:style-name="T1">flavour</text:span> = <text:span text:style-name="T10">hold</text:span>, <text:span text:style-name="T10">normal, direct, crash, immediate</text:span>).</text:p>
          </table:table-cell>
        </table:table-row>
      </table:table>
      <text:p text:style-name="Standard">Здесь <text:span text:style-name="T10">z</text:span> <text:span text:style-name="T2">—</text:span> зона, <text:span text:style-name="T10">n</text:span> <text:span text:style-name="T2">—</text:span> сеть, <text:span text:style-name="T10">f</text:span> <text:span text:style-name="T2">—</text:span> узел, <text:span text:style-name="T10">p</text:span> <text:span text:style-name="T2">—</text:span> пойнт.</text:p>
      <text:h text:style-name="Heading_20_2" text:outline-level="2"><text:bookmark text:name="__RefHeading__10153_813993393"/><text:span text:style-name="T15">FileInbound</text:span><text:span text:style-name="T13">: "h:\</text:span><text:span text:style-name="T15">inb\prot</text:span><text:span text:style-name="T13">"</text:span> </text:h>
      <text:p text:style-name="Standard">Указывает каталог, в котором будет выполнен поиск приаттаченных файлов, если в аттаче не указан полный путь. Может быть указан как глобально для всего конфига, так и локально для одного '<text:span text:style-name="Internet_20_link"><text:bookmark-ref text:reference-format="text" text:ref-name="ScanDir">ScanDir:</text:bookmark-ref></text:span>'. Если эта команда опущена, то поиск файлов будет выполнен в текущем каталоге.</text:p>
      <text:h text:style-name="P30" text:outline-level="2"><text:bookmark text:name="__RefHeading__10155_813993393"/>ForceINTL</text:h>
      <text:p text:style-name="Standard">Если в письме отсутствует кладж <text:span text:style-name="T10">INTL</text:span>, то этот кладж добавляется при всех перемещениях и изменениях этого письма, см. также '<text:span text:style-name="Internet_20_link"><text:bookmark-ref text:reference-format="text" text:ref-name="__RefHeading__10233_813993393"/></text:span>'.</text:p>
      <text:h text:style-name="P15" text:outline-level="2"><text:bookmark text:name="__RefHeading__10157_813993393"/>Origin: "My best origin"</text:h>
      <text:p text:style-name="Standard">Указывает ориджин, который будет использоваться в макросе <text:span text:style-name="Internet_20_link"><text:bookmark-ref text:reference-format="text" text:ref-name="Origin">@Origin</text:bookmark-ref></text:span>.</text:p>
      <text:h text:style-name="P30" text:outline-level="2"><text:bookmark text:name="__RefHeading__10159_813993393"/>IgnoreAttachPath</text:h>
      <text:p text:style-name="Standard">Игнорировать путь во всех аттачах.</text:p>
      <text:h text:style-name="P30" text:outline-level="2"><text:bookmark text:name="__RefHeading__10161_813993393"/>IgnoreBSY</text:h>
      <text:p text:style-name="Standard">Игнорировать <text:span text:style-name="T10">.</text:span><text:span text:style-name="T11">bsy</text:span> флаги. При указании данного слова RNtrack не проверяет и не создаёт данные флаги. <text:span text:style-name="T19">Внимание!</text:span> Это потенциально опасная команда. Используйте её, только если Вы отчётливо понимаете, зачем и почему используются данные флаги.</text:p>
      <text:h text:style-name="P30" text:outline-level="2"><text:bookmark text:name="__RefHeading__10163_813993393"/>IndexFile: "o:\nodelist\RNtrack.ndl"</text:h>
      <text:p text:style-name="Standard">Указывает имя файла, в котором будет храниться скомпилированный нодлист. Если это слово опущено, то имя файла будет <text:span text:style-name="T11">RNtrack.ndl</text:span>, и создаваться он будет в текущем каталоге.</text:p>
      <text:h text:style-name="P30" text:outline-level="2"><text:bookmark text:name="__RefHeading__10165_813993393"/>Include: "SomeFile"</text:h>
      <text:p text:style-name="Standard">Подключение дополнительного файла конфигурации. Возможна любая вложенность файлов. RNtrack начинает обрабатывать это ключевое слово сразу же, как только встретит его, и, обработав, продолжает просмотр основного конфига.</text:p>
      <text:h text:style-name="P30" text:outline-level="2"><text:bookmark text:name="__RefHeading__10167_813993393"/>KillRoutedMessage: &lt;Mode&gt;</text:h>
      <text:p text:style-name="P34">Указывает, что делать с письмом после выполнения команды <text:span text:style-name="Internet_20_link"><text:reference-ref text:reference-format="text" text:ref-name="Action: Route">Action: Route</text:reference-ref></text:span> (или <text:span text:style-name="Internet_20_link"><text:reference-ref text:reference-format="text" text:ref-name="Action: RouteFilebox">Action: RouteFilebox</text:reference-ref></text:span>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35">&lt;Mode&gt;</text:p>
          </table:table-cell>
          <table:table-cell table:style-name="Таблица2.A1" office:value-type="string">
            <text:p text:style-name="P35">Always</text:p>
          </table:table-cell>
          <table:table-cell table:style-name="Таблица2.A1" office:value-type="string">
            <text:p text:style-name="P36">—</text:p>
          </table:table-cell>
          <table:table-cell table:style-name="Таблица2.A1" office:value-type="string">
            <text:p text:style-name="Standard">После выполнения команды письмо всегда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35">Never</text:p>
          </table:table-cell>
          <table:table-cell table:style-name="Таблица2.A1" office:value-type="string">
            <text:p text:style-name="P36">—</text:p>
          </table:table-cell>
          <table:table-cell table:style-name="Таблица2.A1" office:value-type="string">
            <text:p text:style-name="Standard">После выполнения команды письмо никогда не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37">Flag</text:p>
          </table:table-cell>
          <table:table-cell table:style-name="Таблица2.A1" office:value-type="string">
            <text:p text:style-name="P38">—</text:p>
          </table:table-cell>
          <table:table-cell table:style-name="Таблица2.A1" office:value-type="string">
            <text:p text:style-name="P26">Если на письме стоит флаг <text:span text:style-name="T11">KillSent</text:span> (<text:span text:style-name="T10">k</text:span>), то письмо будет удалено, иначе <text:span text:style-name="T2">—</text:span> нет.</text:p>
          </table:table-cell>
        </table:table-row>
      </table:table>
      <text:p text:style-name="Standard">По умолчанию считается, что '<text:span text:style-name="T11">KillRoutedMessage</text:span><text:span text:style-name="T10">: Always</text:span>'. Удаление письма выполняется в базе писем, указанной в той команде '<text:span text:style-name="Internet_20_link"><text:bookmark-ref text:reference-format="text" text:ref-name="ScanDir">ScanDir:</text:bookmark-ref></text:span>', к которой относится '<text:span text:style-name="Internet_20_link"><text:reference-ref text:reference-format="text" text:ref-name="Action: Route">Action: Route</text:reference-ref></text:span>'. В то же время, это письмо остаётся в памяти и возможна его дальнейшая обработка.</text:p>
      <text:h text:style-name="P30" text:outline-level="2"><text:bookmark-start text:name="KludgeMask"/><text:bookmark text:name="__RefHeading__10169_813993393"/>KludgeMask:<text:bookmark-end text:name="KludgeMask"/> * * *</text:h>
      <text:p text:style-name="Standard">Маска, с которой сравниваются кладжи каждого письма из базы, указанной в '<text:span text:style-name="Internet_20_link"><text:bookmark-ref text:reference-format="text" text:ref-name="ScanDir">ScanDir:</text:bookmark-ref></text:span>'. Идёт сравнение всех кладжей (и тех, что считаются <text:span text:style-name="T10">Kludges</text:span>, и тех, что считаются <text:span text:style-name="T11">Vias</text:span>). Порядок параметров такой: </text:p>
      <text:p text:style-name="Quotations"><text:span text:style-name="T1">KludgeMask: "KludgeName" "KludgeBody"</text:span> &lt;Times&gt;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39">KludgeName</text:p>
          </table:table-cell>
          <table:table-cell table:style-name="Таблица7.A1" office:value-type="string">
            <text:p text:style-name="P40">—</text:p>
          </table:table-cell>
          <table:table-cell table:style-name="Таблица7.A1" office:value-type="string">
            <text:p text:style-name="Standard">Строка, с которой будут сравниваться имена кладжей. Подробнее о формате этой строки можно прочитать в главе 5, в пункте, описывающем маски <text:span text:style-name="T11">FromName</text:span> и <text:span text:style-name="T11">ToName</text:span> (см. <text:span text:style-name="Internet_20_link"><text:bookmark-ref text:reference-format="text" text:ref-name="FromName">FromName</text:bookmark-ref></text:span>).</text:p>
          </table:table-cell>
        </table:table-row>
        <table:table-row>
          <table:table-cell table:style-name="Таблица7.A1" office:value-type="string">
            <text:p text:style-name="P39">KludgeBody</text:p>
          </table:table-cell>
          <table:table-cell table:style-name="Таблица7.A1" office:value-type="string">
            <text:p text:style-name="P40">—</text:p>
          </table:table-cell>
          <table:table-cell table:style-name="Таблица7.A1" office:value-type="string">
            <text:p text:style-name="Standard">Строка, с которой будут сравниваться тела кладжей.</text:p>
          </table:table-cell>
        </table:table-row>
        <table:table-row>
          <table:table-cell table:style-name="Таблица7.A1" office:value-type="string">
            <text:p text:style-name="P35">[!]Times</text:p>
          </table:table-cell>
          <table:table-cell table:style-name="Таблица7.A1" office:value-type="string">
            <text:p text:style-name="P40">—</text:p>
          </table:table-cell>
          <table:table-cell table:style-name="Таблица7.A1" office:value-type="string">
            <text:p text:style-name="Standard">Количество совпадений с <text:span text:style-name="T11">KludgeName</text:span> и <text:span text:style-name="T11">KludgeBody</text:span> в письме. Без знака <text:span text:style-name="T10">'!'</text:span> сравнение идёт на "больше или равно". Со знаком <text:span text:style-name="T10">'!'</text:span> сравнение идёт на "меньше". Для того, чтобы понять, как RNtrack разбирает тот или иной кладж, я рекомендую запустить RNtrack с отладочным журналом и посмотреть результат. Я думаю, что если Вы настолько сильны в FTN технологии, чтобы понять, как работает эта маска и вообще для чего она предназначена, то Вам не составит труда разобраться в отладочном журнале <text:span text:style-name="T1">RNtrack-а</text:span>.</text:p>
          </table:table-cell>
        </table:table-row>
      </table:table>
      <text:h text:style-name="P30" text:outline-level="2"><text:bookmark text:name="__RefHeading__10171_813993393"/>LogFile: "c:\log\RNtrack.log"</text:h>
      <text:p text:style-name="Standard">Имя файла, в который пишется журнал. Учтите, что использование файла журнала начинается сразу, как только в конфигурационном файле встретится эта команда. Поэтому я рекомендую ставить её в самое начало файла конфигурации. Вы можете не указывать файл журнала. </text:p>
      <text:h text:style-name="P30" text:outline-level="2"><text:bookmark text:name="__RefHeading__10173_813993393"/>LogLevel: 1</text:h>
      <text:p text:style-name="P16">Уровень детализации журнала. Возможные значения от 0 до 5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Standard">Уровень 0</text:p>
          </table:table-cell>
          <table:table-cell table:style-name="Таблица8.A1" office:value-type="string">
            <text:p text:style-name="P23">—</text:p>
          </table:table-cell>
          <table:table-cell table:style-name="Таблица8.A1" office:value-type="string">
            <text:p text:style-name="Standard">Выдаются только сообщения о серьёзных ошибках и информация по '<text:span text:style-name="Internet_20_link"><text:bookmark-ref text:reference-format="text" text:ref-name="ActionDisplay">Action: Display</text:bookmark-ref></text:span>'.</text:p>
          </table:table-cell>
        </table:table-row>
        <table:table-row>
          <table:table-cell table:style-name="Таблица8.A1" office:value-type="string">
            <text:p text:style-name="Standard">Уровень 1</text:p>
          </table:table-cell>
          <table:table-cell table:style-name="Таблица8.A1" office:value-type="string">
            <text:p text:style-name="P23">—</text:p>
          </table:table-cell>
          <table:table-cell table:style-name="Таблица8.A1" office:value-type="string">
            <text:p text:style-name="Standard">Предупреждения. Дополнительно к сообщениям об ошибках выдаются предупреждения о несуразностях в обрабатываемых письмах и файлах.</text:p>
          </table:table-cell>
        </table:table-row>
        <table:table-row>
          <table:table-cell table:style-name="Таблица8.A1" office:value-type="string">
            <text:p text:style-name="Standard">Уровень 2</text:p>
          </table:table-cell>
          <table:table-cell table:style-name="Таблица8.A1" office:value-type="string">
            <text:p text:style-name="P23">—</text:p>
          </table:table-cell>
          <table:table-cell table:style-name="Таблица8.A1" office:value-type="string">
            <text:p text:style-name="Standard">Информация. Дополнительно к ошибкам и предупреждениям, выдаются сообщения о всех действиях, вносящих изменения в обрабатываемые объекты.</text:p>
          </table:table-cell>
        </table:table-row>
        <table:table-row>
          <table:table-cell table:style-name="Таблица8.A1" office:value-type="string">
            <text:p text:style-name="Standard">Уровень 5</text:p>
          </table:table-cell>
          <table:table-cell table:style-name="Таблица8.A1" office:value-type="string">
            <text:p text:style-name="P23">—</text:p>
          </table:table-cell>
          <table:table-cell table:style-name="Таблица8.A1" office:value-type="string">
            <text:p text:style-name="Standard">Вывод отладочной информации. Я не рекомендую пользоваться подобным уровнем в обычных ситуациях, так как при этом файл журнала начинает расти с ужасающей скоростью, да и скорость работы несколько понижается.</text:p>
          </table:table-cell>
        </table:table-row>
      </table:table>
      <text:h text:style-name="P30" text:outline-level="2"><text:bookmark text:name="__RefHeading__10175_813993393"/>LoopStr: " 2:5030/9999 RNtrack"</text:h>
      <text:p text:style-name="Standard">Указывает строчку, по которой будут ловиться лупы — письма, которые мы отослали, а они, пройдя через другие узлы, снова вернулись к нам. Может быть указана как глобально для всего конфига, так и локально для одного '<text:span text:style-name="Internet_20_link"><text:bookmark-ref text:reference-format="text" text:ref-name="ScanDir">ScanDir:</text:bookmark-ref></text:span>'. Эта строка используется как подстрока для поиска в Via. Так как сам RNtrack Via проставляет только при использовании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, то приходится ловить такие лупы и по чужим Via. И хотя существует стандарт FSP-1010, есть много старых программ, в которых каждый лепит, кто во что горазд. Поэтому для системы с адресом 2:5030/9999 нельзя использовать строку "<text:span text:style-name="T13">2:5030/9999</text:span>" как маску, ибо эта подстрока входит в адрес 2:5030/99999 (например). Да и мои собственные пойнты ... В общем, я использую "<text:span text:style-name="T13">2:5030/9999 @</text:span>", потому что пакую нетмейл самим <text:span text:style-name="T1">RNtrack-ом</text:span> и использую новый формат Via-строки. Для тех, кто использует для этой цели <text:span text:style-name="T1">Unimail</text:span>, я могу порекомендовать использовать строку типа <text:span text:style-name="T13">"2:5030/9999,"</text:span> ибо <text:span text:style-name="T1">Unimail</text:span> ставит в Via строку вида:</text:p>
      <text:p text:style-name="Quotations"><text:span text:style-name="T15">UniMail</text:span><text:span text:style-name="T13">/W32 0.43b 2:5030/9999, 02 Jun 1998 15:39:32 UTC +0400</text:span>.</text:p>
      <text:h text:style-name="P15" text:outline-level="2"><text:bookmark text:name="__RefHeading__10177_813993393"/>Mask: * * * * * *</text:h>
      <text:p text:style-name="Standard">Маска, с которой сравнивается каждое письмо из каталога, указанного '<text:span text:style-name="Internet_20_link"><text:bookmark-ref text:reference-format="text" text:ref-name="ScanDir">ScanDir:</text:bookmark-ref></text:span>'. Порядок параметров такой:</text:p>
      <text:p text:style-name="Quotations">Mask: <text:span text:style-name="T1">FromName FromAddr ToName ToAddr Subject Flags</text:span></text:p>
      <text:p text:style-name="Standard">Подробнее о возможных значениях маски рассказано в главе <text:span text:style-name="Internet_20_link"><text:bookmark-ref text:ref-name="__RefHeading__10237_813993393">19</text:bookmark-ref></text:span></text:p>
      <text:h text:style-name="P30" text:outline-level="2"><text:bookmark-start text:name="MaxAge"/><text:bookmark text:name="__RefHeading__10179_813993393"/>MaxAge:<text:bookmark-end text:name="MaxAge"/> 2</text:h>
      <text:p text:style-name="Standard">Максимальный возраст письма. Используется совместно с флагом '<text:span text:style-name="T13">g</text:span>' в '<text:span text:style-name="Internet_20_link"><text:bookmark-ref text:reference-format="text" text:ref-name="Mask">Mask:</text:bookmark-ref></text:span>'. Может быть указан как глобально для всего конфига, так и локально для одного '<text:span text:style-name="Internet_20_link"><text:bookmark-ref text:reference-format="text" text:ref-name="ScanDir">ScanDir:</text:bookmark-ref></text:span>'. Подробнее об использовании этого параметра рассказано в главе 5 в описании флагов (см. <text:span text:style-name="Internet_20_link"><text:bookmark-ref text:reference-format="text" text:ref-name="Flags">Flags</text:bookmark-ref></text:span>).</text:p>
      <text:p text:style-name="Standard">По умолчанию возраст письма, используемый при работе с флагом '<text:span text:style-name="T13">-g</text:span>', рассчитывается следующим образом: от текущего времени отнимается время написания письма и получается возраст письма в днях. Если дату написания письма не удаётся получить, или оно явно "странное" (ну, например, если верить дате, то письмо написано через 10 лет), то считается что письмо написано только что.</text:p>
      <text:h text:style-name="P30" text:outline-level="2"><text:bookmark-start text:name="MaxAttachSize"/><text:bookmark text:name="__RefHeading__10181_813993393"/>MaxAttachSize:<text:bookmark-end text:name="MaxAttachSize"/> 2048</text:h>
      <text:p text:style-name="Standard">Максимальный размер файлов, приаттаченных к письму. Размер указывается в байтах. Используется совместно с флагом '<text:span text:style-name="T13">A</text:span>' в '<text:span text:style-name="Internet_20_link"><text:bookmark-ref text:reference-format="text" text:ref-name="Mask">Mask:</text:bookmark-ref></text:span>'. Может быть указан как глобально для всего конфига, так и локально для одного '<text:span text:style-name="Internet_20_link"><text:bookmark-ref text:reference-format="text" text:ref-name="ScanDir">ScanDir:</text:bookmark-ref></text:span>'.</text:p>
      <text:p text:style-name="Standard">Подробнее об использовании этого параметра рассказано в главе 5 в описании флагов (см. <text:span text:style-name="Internet_20_link"><text:bookmark-ref text:reference-format="text" text:ref-name="Flags">Flags</text:bookmark-ref></text:span>).</text:p>
      <text:h text:style-name="P30" text:outline-level="2"><text:bookmark-start text:name="MaxNodelistAge"/><text:bookmark text:name="__RefHeading__10183_813993393"/>MaxNodelistAge:<text:bookmark-end text:name="MaxNodelistAge"/> 14</text:h>
      <text:p text:style-name="Standard">Максимальный возраст нодлиста, при превышении которого отключается проверка на наличие адреса в нодлисте (будет считаться, что любой адрес присутствует в нодлисте). Подробнее об использовании этого параметра рассказано в главе <text:span text:style-name="Internet_20_link"><text:bookmark-ref text:ref-name="__RefHeading__10259_813993393">37</text:bookmark-ref></text:span></text:p>
      <text:h text:style-name="P30" text:outline-level="2"><text:bookmark-start text:name="MaxMsgSize"/><text:bookmark text:name="__RefHeading__10185_813993393"/>MaxMsgSize:<text:bookmark-end text:name="MaxMsgSize"/> 2048</text:h>
      <text:p text:style-name="Standard">Максимальный размер входящего письма. Размер указывается в байтах. Письма в Squish и Jam базах не проверяются.</text:p>
      <text:h text:style-name="P30" text:outline-level="2"><text:bookmark text:name="__RefHeading__10187_813993393"/>MaxPktSize: 2048</text:h>
      <text:p text:style-name="Standard">Максимальный размер входящего pkt файла. Размер указывается в байтах.</text:p>
      <text:h text:style-name="P30" text:outline-level="2"><text:bookmark text:name="__RefHeading__10189_813993393"/>UseNewVia</text:h>
      <text:p text:style-name="Standard">Использовать новый формат строки <text:span text:style-name="T13">Via</text:span>. Отличия форматов в следующем.</text:p>
      <text:p text:style-name="Standard">Без '<text:span text:style-name="T15">UseNewVia</text:span>' : </text:p>
      <text:p text:style-name="Quotations">"<text:span text:style-name="T13">Via 2:5030/9999 RNtrack 2.06/W32 08 Oct 1999 03:03:59 UTC+0400</text:span>"</text:p>
      <text:p text:style-name="Standard">С использованием '<text:span text:style-name="T15">UseNewVia</text:span>' :</text:p>
      <text:p text:style-name="Quotations">"<text:span text:style-name="T13">Via 2:5030/9999 @19991007.230359.UTC RNtrack 2.06/W32</text:span>"</text:p>
      <text:p text:style-name="Standard">Я настойчиво рекомендую использовать '<text:span text:style-name="T15">UseNewVia</text:span><text:span text:style-name="T1">', потому что этот вариант соответствует стандарту</text:span>.</text:p>
      <text:p text:style-name="Standard">Если Вы пользовались старой версией RNtrack, в которой нет этой возможности, и решили перейти на новый формат строки <text:span text:style-name="T13">Via</text:span>, то не забудьте проверить, чтобы у Вас была правильно прописана строка в команде '<text:span text:style-name="T15">LoopStr:</text:span>', если, конечно, Вы ей пользуетесь.</text:p>
      <text:h text:style-name="P30" text:outline-level="2"><text:bookmark-start text:name="Nodelist"/><text:bookmark text:name="__RefHeading__10191_813993393"/>Nodelist:<text:bookmark-end text:name="Nodelist"/> "o:\nodelist\nodelist.*" [Zone]</text:h>
      <text:p text:style-name="Standard">Имя нодлиста. Таких ключевых слов может быть несколько. Если в расширении имени используется символ '<text:span text:style-name="T13">*</text:span>', то берётся файл с наибольшим номером. Если Вы хотите использовать "усечённые" версии нодлиста, то Вы должны указать в данной команде зону (Zone), которая будет использоваться по умолчанию. Скомпилированный нодлист (RNtrack автоматически компилирует нодлист при необходимости) хранится в текущем каталоге или там, где указывает слово '<text:span text:style-name="T15">IndexFile</text:span>'. Подробнее про работу <text:span text:style-name="T1">RNtrack-а</text:span> с нодлистами написано в главе <text:span text:style-name="Internet_20_link"><text:bookmark-ref text:ref-name="__RefHeading__10259_813993393">37</text:bookmark-ref></text:span></text:p>
      <text:h text:style-name="P30" text:outline-level="2"><text:bookmark text:name="__RefHeading__10193_813993393"/>NodelistPath: "o:\nodelist"</text:h>
      <text:p text:style-name="Standard">После этого слова все последующие команды '<text:span text:style-name="Internet_20_link"><text:bookmark-ref text:reference-format="text" text:ref-name="Nodelist">Nodelist:</text:bookmark-ref></text:span>' будут использовать указанный каталог как корень, за исключением случая, когда в команде '<text:span text:style-name="Internet_20_link"><text:bookmark-ref text:reference-format="text" text:ref-name="Nodelist">Nodelist:</text:bookmark-ref></text:span>' указан полный путь к файлу. Например:</text:p>
      <text:p text:style-name="Quotations">NodelistPath: "o:\nodelist"</text:p>
      <text:p text:style-name="Standard"><text:span text:style-name="T15">Nodelist: "nodelist.*" эквивалентно</text:span> <text:span text:style-name="T15">"o:\nodelist\nodelist.*"</text:span></text:p>
      <text:p text:style-name="Standard"><text:span text:style-name="T15">Nodelist: "z7\z7-list.*"</text:span> <text:span text:style-name="T15">эквивалентно</text:span> <text:span text:style-name="T15">"o:\nodelist\z7\z7-list.*"</text:span></text:p>
      <text:p text:style-name="Standard"><text:span text:style-name="T15">Nodelist: "c:\addlist.*"</text:span> <text:span text:style-name="T15">эквивалентно</text:span> <text:span text:style-name="T15">"c:\addlist.*"</text:span></text:p>
      <text:h text:style-name="P30" text:outline-level="2"><text:bookmark text:name="__RefHeading__10195_813993393"/>NoLogIgnore</text:h>
      <text:p text:style-name="Standard">Отключает вывод информации на экран и в журнал в случае отрабатывания '<text:span text:style-name="Internet_20_link"><text:bookmark-ref text:reference-format="text" text:ref-name="ActionIgnore">Action: Ignore</text:bookmark-ref></text:span>'. По умолчанию вывод на экран и в журнал включён.</text:p>
      <text:h text:style-name="P30" text:outline-level="2"><text:bookmark-start text:name="Outbound"/><text:bookmark text:name="__RefHeading__10197_813993393"/>Outbound:<text:bookmark-end text:name="Outbound"/> "h:\tst\outb"</text:h>
      <text:p text:style-name="Standard">Указывает каталог, в котором хранится <text:span text:style-name="T1">Binkley</text:span> Style Outbound. Этот ключ может быть пропущен, если Вы не пользуетесь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, а Вы маршрутизируете нетмейл другой программой.</text:p>
      <text:h text:style-name="P30" text:outline-level="2"><text:bookmark-start text:name="Password"/><text:bookmark text:name="__RefHeading__10199_813993393"/>Password:<text:bookmark-end text:name="Password"/> "Pwd" 2:5020/*.*</text:h>
      <text:p text:style-name="Standard">Указывает пароль, который будет использоваться при упаковке пакетов на данный адрес. Может быть несколько таких команд. Команда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 проверяет адрес получателя пакета, и если он подпадает под маску, то в пакет записывается указанный пароль.</text:p>
      <text:h text:style-name="P41" text:outline-level="2"><text:bookmark-start text:name="ScanDir"/><text:bookmark text:name="__RefHeading__10201_813993393"/><text:span text:style-name="T13">ScanDir:</text:span><text:bookmark-end text:name="ScanDir"/><text:span text:style-name="T13"> ...</text:span></text:h>
      <text:p text:style-name="Standard">Команда '<text:span text:style-name="T15">ScanDir:</text:span>' может быть двух видов:</text:p>
      <text:p text:style-name="Quotations">ScanDir: "o:\netmail" [Renumber] [Unpack] [Time] [Flag "[!|#]File"][ScriptBefore "Func1"] [ScriptAfter "Func2"]</text:p>
      <text:p text:style-name="Standard">(в конфигурационном файле команда должна размещаться в одной строчке) или</text:p>
      <text:p text:style-name="Quotations">ScanDir: @BeforeRoute|@AfterRoute [Flag "[!|#]File"]</text:p>
      <text:p text:style-name="Standard">Указывает базу писем, над которой будет производиться действо. Таких баз может быть несколько. Письма из базы последовательно считываются в память. Дальше каждое письмо можно сравнить с маской командой '<text:span text:style-name="Internet_20_link"><text:bookmark-ref text:reference-format="text" text:ref-name="Mask">Mask:</text:bookmark-ref></text:span>' и при совпадении с маской можно выполнить над ним действия командами '<text:span text:style-name="T13">Action:</text:span>' (см. главу <text:span text:style-name="Internet_20_link"><text:bookmark-ref text:ref-name="__RefHeading__10241_813993393">23</text:bookmark-ref></text:span>). Все команды, указанные ниже данной команды '<text:span text:style-name="T15">ScanDir:</text:span>', относятся к ней, пока не встретится новая команда '<text:span text:style-name="T15">ScanDir:</text:span>' или не закончится текст конфигурационного файла.</text:p>
      <text:p text:style-name="Standard">Если указано дополнительное слово <text:span text:style-name="T13">Renumber</text:span> (естественно, без квадратных скобок), то после того, как над базой будут выполнены все указанные действия, все сообщения в базе будут перенумерованы. Перенумерация писем в базе работает только для <text:span text:style-name="T13">*.MSG</text:span> формата.</text:p>
      <text:p text:style-name="Standard">Если указано <text:span text:style-name="T13">Unpack</text:span> <text:span text:style-name="T2">—</text:span> распаковать аутбаунд в указанную базу <text:span text:style-name="T19">перед</text:span> тем, как будут выполнены любые действия с базой.</text:p>
      <text:p text:style-name="Standard">Если указано <text:span text:style-name="T13">Flag "File"</text:span>, то сканирование данной базы будет произведено только при наличии соответствующего файла. Если перед именем файла идёт знак '<text:span text:style-name="T13">!</text:span>', то сканирование будет произведено только при <text:span text:style-name="T19">отсутствии</text:span> данного файла. Если перед именем файла идёт знак '<text:span text:style-name="T13">#</text:span>', то этот файл будет удалён после сканирования базы.</text:p>
      <text:p text:style-name="Standard">Формат <text:bookmark-start text:name="Time"/><text:span text:style-name="T13">Time</text:span><text:bookmark-end text:name="Time"/> следующий:</text:p>
      <text:p text:style-name="Quotations"><text:span text:style-name="T15">Daily [StartTime[-EndTime]|[P.PeriodTime] [...]</text:span></text:p>
      <text:p text:style-name="Quotations"><text:span text:style-name="T15">Weekly [StartDay[-EndDay] [...]</text:span></text:p>
      <text:p text:style-name="Standard">Нумерация дней недели: 0 - воскресенье, 1 — понедельник, ..., 6 — суббота. Время должно быть указано в формате ЧЧ:ММ. Модификаторы времени работают только в том случае, если указан '<text:span text:style-name="Internet_20_link"><text:bookmark-ref text:reference-format="text" text:ref-name="TimeStampFile">TimeStampFile</text:bookmark-ref></text:span>'.</text:p>
      <text:p text:style-name="Standard">Как это работает:</text:p>
      <text:p text:style-name="Quotations">Daily</text:p>
      <text:p text:style-name="P42">Если параметры опущены, то сканируем данную базу <text:span text:style-name="T19">один</text:span> раз каждый день (после 00:00).</text:p>
      <text:p text:style-name="Quotations">Daily 17:00</text:p>
      <text:p text:style-name="P42">Сканируем базу <text:span text:style-name="T19">один</text:span> раз в день, после 17:00.</text:p>
      <text:p text:style-name="Quotations">Daily 17:00-18:00</text:p>
      <text:p text:style-name="P42">Сканируем базу при <text:span text:style-name="T19">каждом</text:span> запуске в данном промежутке времени.</text:p>
      <text:p text:style-name="Quotations">Daily 08:00 12:00 14:00 20:00-22:00</text:p>
      <text:p text:style-name="P42">Сканируем базу <text:span text:style-name="T19">один</text:span> раз после 8 утра, <text:span text:style-name="T19">один</text:span> раз после 12 дня, <text:span text:style-name="T19">один</text:span> раз после 14 дня и <text:span text:style-name="T19">каждый</text:span> запуск в промежутке с 20:00 по 22:00.</text:p>
      <text:p text:style-name="Quotations">Daily P.00:15</text:p>
      <text:p text:style-name="P42">Сканируем базу <text:span text:style-name="T19">один</text:span> раз через каждые 15 минут. Эта запись <text:span text:style-name="T2">—</text:span> сокращённый вариант записи <text:span text:style-name="T13">Daily 00:00 00:15 00:30 00:45 01:00...</text:span> Первое событие при использовании данной формы записи всегда начинается в 00:00. Последнее событие <text:span text:style-name="T2">—</text:span> всегда в пределах 00:00-23:59. Например, при указании <text:span text:style-name="T13">P.00:54</text:span> первое событие будет в 00:00, второе <text:span text:style-name="T2">—</text:span> в 00:54, последнее <text:span text:style-name="T2">—</text:span> в 23:24.</text:p>
      <text:p text:style-name="Quotations">Weekly</text:p>
      <text:p text:style-name="P42">Если параметры опущены, то сканируем данную базу <text:span text:style-name="T19">один</text:span> раз каждую неделю (после 00:00 воскресенья).</text:p>
      <text:p text:style-name="Quotations">Weekly 1</text:p>
      <text:p text:style-name="P42">Сканируем базу <text:span text:style-name="T19">один</text:span> раз в понедельник.</text:p>
      <text:p text:style-name="Quotations">Weekly 2-3</text:p>
      <text:p text:style-name="P42">Сканируем базу при <text:span text:style-name="T19">каждом</text:span> запуске со вторника по среду включительно.</text:p>
      <text:p text:style-name="Quotations">Weekly 1 3 5 </text:p>
      <text:p text:style-name="P42">Сканируем базу <text:span text:style-name="T19">один</text:span> раз в понедельник, <text:span text:style-name="T19">один</text:span> раз в среду и <text:span text:style-name="T19">один</text:span> раз в пятницу.</text:p>
      <text:p text:style-name="Standard">Обратите внимание на то, когда база сканируется <text:span text:style-name="T19">один</text:span> раз (если указано только начало события) и когда при <text:span text:style-name="T19">каждом</text:span> запуске (если указан диапазон).</text:p>
      <text:p text:style-name="Standard">Если в качестве базы указано <text:bookmark-start text:name="BeforeRoute"/><text:span text:style-name="T15">@BeforeRoute</text:span><text:bookmark-end text:name="BeforeRoute"/> или <text:bookmark-start text:name="AfterRoute"/><text:span text:style-name="T15">@AfterRoute</text:span><text:bookmark-end text:name="AfterRoute"/>, то данный '<text:span text:style-name="T15">ScanDir:</text:span>' будет срабатывать до или после выполнения команд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 в <text:s/>последующих '<text:span text:style-name="T15">ScanDir:</text:span>'. Использование модификаторов <text:span text:style-name="T13">Renumber</text:span>, <text:span text:style-name="T13">Unpack</text:span> и <text:span text:style-name="T13">Time</text:span> для '<text:span text:style-name="T15">ScanDir:</text:span>' данного типа невозможно. Также запрещено использование '<text:span text:style-name="Internet_20_link"><text:reference-ref text:reference-format="text" text:ref-name="Action: Route">Action: Route</text:reference-ref></text:span>'.</text:p>
      <text:h text:style-name="P15" text:outline-level="2"><text:bookmark text:name="__RefHeading__10203_813993393"/>Semaphore: Time "File"</text:h>
      <text:p text:style-name="Standard">Указывает семафор активности <text:span text:style-name="T1">RNtrack-а</text:span>. Если файл "<text:span text:style-name="T13">File</text:span>" существует, значит активна другая копия <text:span text:style-name="T1">RNtrack-а</text:span>. Параметр <text:span text:style-name="T13">Time</text:span> указывает время, в течение которого RNtrack ждёт пропадания этого файла. Время указывается в минутах. Если в качестве времени указано 0, RNtrack ждёт до пропадания файла. Иначе, по истечении указанного времени RNtrack все равно начинает работу. </text:p>
      <text:p text:style-name="Standard">Пример:</text:p>
      <text:p text:style-name="Quotations">Semaphore: 60 "c:\temp\RNtrack.bsy"</text:p>
      <text:h text:style-name="P30" text:outline-level="2"><text:bookmark text:name="__RefHeading__10205_813993393"/>SetViaAlways</text:h>
      <text:p text:style-name="Standard">По умолчанию RNtrack добавляет собственную строку Via только при выполнении команды "<text:span text:style-name="T13">Route</text:span>". Если использовать данное слово, то Via будет добавляться и при выполнении команд "<text:span text:style-name="Internet_20_link"><text:bookmark-ref text:reference-format="text" text:ref-name="Copy">Copy</text:bookmark-ref></text:span>" (будет добавлено к копии), "<text:span text:style-name="Internet_20_link"><text:bookmark-ref text:reference-format="text" text:ref-name="Move">Move</text:bookmark-ref></text:span>", "<text:span text:style-name="Internet_20_link"><text:bookmark-ref text:reference-format="text" text:ref-name="AddNote">AddNote</text:bookmark-ref></text:span>", "<text:span text:style-name="Internet_20_link"><text:bookmark-ref text:reference-format="text" text:ref-name="Rewrite">Rewrite</text:bookmark-ref></text:span>" и других команд, изменяющих само письмо (команда "<text:span text:style-name="Internet_20_link"><text:bookmark-ref text:reference-format="text" text:ref-name="ActionIgnore">Action: Ignore</text:bookmark-ref></text:span>", например, письмо не меняет, поэтому и Via в письмо не добавится). При этом, если Вы несколько раз перекинули письмо из базы в базу, то в письмо попадёт все равно только одна строка Via, и время в этой строке будет последнего переброса/копирования/изменения.</text:p>
      <text:h text:style-name="P30" text:outline-level="2"><text:bookmark-start text:name="ScriptFile"/><text:bookmark text:name="__RefHeading__10207_813993393"/>ScriptFile<text:bookmark-end text:name="ScriptFile"/>: "File"</text:h>
      <text:p text:style-name="Standard"><text:s/>Путь к файлу со скриптом. Для вызова функций из этого файла используют <text:span text:style-name="Internet_20_link"><text:bookmark-ref text:reference-format="text" text:ref-name="ActionScript">Action: Script</text:bookmark-ref></text:span>.</text:p>
      <text:h text:style-name="P30" text:outline-level="2"><text:bookmark-start text:name="ScriptMask"/><text:bookmark text:name="__RefHeading__10209_813993393"/>ScriptMask:<text:bookmark-end text:name="ScriptMask"/> "smask"</text:h>
      <text:p text:style-name="Standard">Здесь "<text:span text:style-name="T15">smask</text:span>" <text:span text:style-name="T2">—</text:span>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ext:h text:style-name="P30" text:outline-level="2"><text:bookmark text:name="__RefHeading__10211_813993393"/>SkipHiddenFiles</text:h>
      <text:p text:style-name="Standard">При проверке наличия <text:span text:style-name="T1">файл-аттачей</text:span> считать файлы с атрибутом Hidden как отсутствующие. По умолчанию такие файлы видимы.</text:p>
      <text:h text:style-name="P30" text:outline-level="2"><text:bookmark text:name="__RefHeading__10213_813993393"/>SoftCheckInNodelists</text:h>
      <text:p text:style-name="Standard">Установка "мягкой" проверки наличия узла в нодлисте. Более подробно о том, что делает эта команда можно прочитать в главах <text:span text:style-name="Internet_20_link"><text:bookmark-ref text:ref-name="__RefHeading__3042_61882448">38</text:bookmark-ref></text:span> и <text:span text:style-name="Internet_20_link"><text:bookmark-ref text:ref-name="__RefHeading__3044_61882448">39</text:bookmark-ref></text:span></text:p>
      <text:h text:style-name="P30" text:outline-level="2"><text:bookmark text:name="__RefHeading__10215_813993393"/>SysopName: "Vladimir Lenin"</text:h>
      <text:p text:style-name="Standard">Ваше имя. Используется в шаблонах как <text:span text:style-name="T15">@Sysop</text:span>. Кавычки обязательны. И вообще, везде, где кавычки стоят, они обязательны.</text:p>
      <text:h text:style-name="P30" text:outline-level="2"><text:bookmark text:name="__RefHeading__10217_813993393"/>Tearline: "Your tear line"</text:h>
      <text:p text:style-name="Standard">Тирлайн, используемый в макросе <text:span text:style-name="T15">@Tearline</text:span>. Если не указан, будет использоваться <text:span text:style-name="T15">"--- Rntrack/XXX X.XX[.bX]"</text:span>.</text:p>
      <text:h text:style-name="P30" text:outline-level="2"><text:bookmark-start text:name="TempMail"/><text:bookmark text:name="__RefHeading__10219_813993393"/>TempMail:<text:bookmark-end text:name="TempMail"/> "h:\tst\temp"</text:h>
      <text:p text:style-name="Standard">Указывает каталог, в который распаковываются пакеты при использовании функции <text:span text:style-name="T13">Unpack</text:span> (ключ <text:span text:style-name="T13">-u</text:span> в командной строке). Этот ключ может быть пропущен, если Вы не пользуетесь перепаковкой аутбаунда.</text:p>
      <text:h text:style-name="P30" text:outline-level="2"><text:bookmark-start text:name="TimeStampFile"/><text:bookmark text:name="__RefHeading__10221_813993393"/>TimeStampFile<text:bookmark-end text:name="TimeStampFile"/>: "c:\ftrstamp.bin"</text:h>
      <text:p text:style-name="Standard">Указывает имя файла, который используется для корректной работы функций, срабатывающих в зависимости от времени. Если данного файла нет, он создаётся. Содержимое файла не изменяется и не используется. RNtrack изменяет у данного файла только "время изменения файла".</text:p>
      <text:h text:style-name="P30" text:outline-level="2"><text:bookmark text:name="__RefHeading__10223_813993393"/>TrafficLog: "h:\log\RNtrack.trf"</text:h>
      <text:p text:style-name="Standard">Указывает файл, в который будет писаться журнал о всех письмах, обработанных командой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. Данное ключевое слово может быть пропущено, тогда этот журнал вестись не будет.</text:p>
      <text:h text:style-name="P30" text:outline-level="2"><text:bookmark text:name="__RefHeading__10225_813993393"/>TrafficLogTemplate: "File"</text:h>
      <text:p text:style-name="Standard">Указывает шаблон для журнала трафика. Если данное ключевое слово пропущено, то будет использован внутренний шаблон (он соответствует шаблону, лежащему в примерах с именем <text:span text:style-name="T1">traflog.tpl</text:span>).</text:p>
      <text:h text:style-name="P30" text:outline-level="2"><text:bookmark text:name="__RefHeading__10227_813993393"/>UseASO</text:h>
      <text:p text:style-name="Standard">Включает альтернативный формат <text:span text:style-name="T1">outbound'а</text:span> — так называемый <text:span text:style-name="T1">AmigaDOS</text:span> Style Outbound. Отличие его от традиционного BSO в том, что используется только одна директория для <text:span text:style-name="T1">outbound'а</text:span>, и файлы в ней имеют формат <text:span text:style-name="T1">z.n.f.p.ext.</text:span> Например:</text:p>
      <text:p text:style-name="Quotations">2.5020.9999.0.flo</text:p>
      <text:p text:style-name="Quotations">2.5020.999.888.hlo</text:p>
      <text:p text:style-name="Quotations">99.333.1.0.out</text:p>
      <text:h text:style-name="P30" text:outline-level="2"><text:bookmark text:name="__RefHeading__10229_813993393"/>UseBrake</text:h>
      <text:p text:style-name="Standard">Включает The Brake! аутбаунд.</text:p>
      <text:h text:style-name="P30" text:outline-level="2"><text:bookmark text:name="__RefHeading__10231_813993393"/>UseFileBoxes</text:h>
      <text:p text:style-name="Standard">Использовать файл-боксы вместо <text:span text:style-name="T13">*.?lo</text:span> для приаттаченных файлов. Вы должны определить <text:span text:style-name="Internet_20_link"><text:bookmark-ref text:reference-format="text" text:ref-name="FileBoxDir">FileBoxDir</text:bookmark-ref></text:span> до этой директивы. Сообщение (которое содержит аттач) тоже кладётся в файл-бокс.</text:p>
      <text:h text:style-name="P30" text:outline-level="2"><text:bookmark text:name="__RefHeading__10233_813993393"/>UseOwnZone</text:h>
      <text:p text:style-name="Standard">Если в письме отсутствует кладж INTL, то считать, что письмо написано в той же зоне, что и мы. При этом выбирается тот наш адрес, маска которого первой совпадёт с адресом отправителя.</text:p>
      <text:h text:style-name="P15" text:outline-level="2"><text:bookmark text:name="__RefHeading__10235_813993393"/>UTC: +3</text:h>
      <text:p text:style-name="Standard">Конфигурационное слово UTC задаёт разницу (в часах) между UTC и местным временем в компьютере. Для московского времени эта величина +3 зимой и +4 летом. Используется в кладжах при выполнении команды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. В большинстве случаев RNtrack сам определяет эту разницу, но если в Вашей системе не настроено правильно время (один из признаков этого <text:span text:style-name="T2">—</text:span> компьютер не переводит сам часы на летнее/зимнее время), или Вы хотите по какой-либо причине использовать другую разницу во времени, Вы можете воспользоваться этой командой. Если это ключевое слово пропущено, и системное время не настроено, то в кладжи будет писаться текущее время.</text:p>
      <text:h text:style-name="Heading_20_1" text:outline-level="1"><text:bookmark text:name="__RefHeading__10237_813993393"/>Параметры слова <text:span text:style-name="T13">Mask:</text:span></text:h>
      <text:p text:style-name="Standard">Ключевое слово '<text:span text:style-name="T13">Mask:</text:span>' указывает маску, с которой будет сравниваться письмо. Сейчас мы разберём это слово по косточкам.</text:p>
      <text:p text:style-name="Standard">Итак, синтаксис этого слова таков:</text:p>
      <text:p text:style-name="Quotations"><text:bookmark-start text:name="Mask"/>Mask:<text:bookmark-end text:name="Mask"/> FromName FromAddr ToName ToAddr Subject Flags</text:p>
      <text:h text:style-name="Heading_20_2" text:outline-level="2"><text:bookmark-start text:name="FromName"/><text:bookmark text:name="__RefHeading__14278_1391431384"/><text:span text:style-name="T15">FromName</text:span><text:bookmark-end text:name="FromName"/>, <text:span text:style-name="T15">ToName</text:span></text:h>
      <text:p text:style-name="P20">Соответствующие текстовые поля из письма. Сравнение регистронезависимое. Можно использовать следующие дополнительные символы:</text:p>
      <text:p text:style-name="P42">'<text:span text:style-name="T13">*</text:span>' - любое число любых символов;<text:line-break/>'<text:span text:style-name="T13">?</text:span>' - любой символ;<text:line-break/>'<text:span text:style-name="T13">#</text:span>' - любая цифра;<text:line-break/>'<text:span text:style-name="T13">$</text:span>' - любой печатный символ (т.е. все символы "больше" пробела);<text:line-break/>'<text:span text:style-name="T13">[</text:span>' и '<text:span text:style-name="T13">]</text:span>' - только указанные символы;<text:line-break/>'<text:span text:style-name="T13">[!</text:span>' и '<text:span text:style-name="T13">]</text:span>' - только <text:span text:style-name="T19">не</text:span> указанные символы.</text:p>
      <text:p text:style-name="P20">Если первым символом стоит '<text:span text:style-name="T13">!</text:span>', то проверяется на несовпадение.</text:p>
      <text:p text:style-name="P20">Например:</text:p>
      <text:p text:style-name="P42">"<text:span text:style-name="T13">*Fix*</text:span>" <text:span text:style-name="T2">—</text:span> проверить на нахождение данной подстроки. Например, "<text:span text:style-name="T15">AreaFix</text:span>", "<text:span text:style-name="T15">FixIt</text:span>" и "<text:span text:style-name="T15">Somefixation</text:span>" подпадут под эту маску.</text:p>
      <text:p text:style-name="P42">"<text:span text:style-name="T13">*@*.[rs]u</text:span>" <text:span text:style-name="T2">—</text:span> "<text:span text:style-name="T15">eddie@ironmaiden.com</text:span>" и "<text:span text:style-name="T15">some@where.su</text:span>" подпадут под эту маску, а "<text:span text:style-name="T15">some@where.net</text:span>" — нет.</text:p>
      <text:p text:style-name="P42">"<text:span text:style-name="T13">!*.*</text:span>" — соответственно, "<text:span text:style-name="T15">aaa.bbb</text:span>" и "<text:span text:style-name="T15">c.c.c.c</text:span>" <text:span text:style-name="T19">не</text:span> подпадут под эту маску, а "<text:span text:style-name="T15">SomeText</text:span>" — подпадёт.</text:p>
      <text:p text:style-name="P20">Для того, чтобы использовать символы '<text:span text:style-name="T13">*</text:span>', '<text:span text:style-name="T13">?</text:span>', '<text:span text:style-name="T13">[</text:span>', '<text:span text:style-name="T13">]</text:span>', '<text:span text:style-name="T13">!</text:span>' в качестве просто символов, а не части маски, их надо предварить символом '<text:span text:style-name="T13">\</text:span>'.</text:p>
      <text:p text:style-name="P20">Например:</text:p>
      <text:p text:style-name="P42">"<text:span text:style-name="T13">\*.\*</text:span>" — под эту маску подпадёт только строка "<text:span text:style-name="T13">*.*</text:span>"</text:p>
      <text:h text:style-name="Heading_20_2" text:outline-level="2"><text:bookmark text:name="__RefHeading__14280_1391431384"/><text:span text:style-name="T15">FromAddr</text:span>, <text:span text:style-name="T15">ToAddr</text:span></text:h>
      <text:p text:style-name="P20">Соответствующие поля из письма. Могут содержать как маску (например, <text:span text:style-name="T13">2:*/*</text:span> или просто <text:span text:style-name="T13">*</text:span>), так и символы:</text:p>
      <text:p text:style-name="P42">'#' <text:span text:style-name="T2">—</text:span> проверить на наличие в нодлисте;</text:p>
      <text:p text:style-name="P42">'H' <text:span text:style-name="T2">—</text:span> Узел есть в нодлисте и у него стоит флаг 'Hold';</text:p>
      <text:p text:style-name="P42">'U' <text:span text:style-name="T2">—</text:span> Узел есть в нодлисте и у него стоит флаг 'Hub';</text:p>
      <text:p text:style-name="P42">'D' <text:span text:style-name="T2">—</text:span> Узел есть в нодлисте и у него стоит флаг 'Down';</text:p>
      <text:p text:style-name="P42">'P' <text:span text:style-name="T2">—</text:span> Узел есть в нодлисте и у него стоит флаг 'Pvt';</text:p>
      <text:p text:style-name="P42">'<text:reference-mark-start text:name="@ - наш адрес"/>@<text:reference-mark-end text:name="@ - наш адрес"/>' <text:span text:style-name="T2">—</text:span> наш(и) адрес(а).</text:p>
      <text:p text:style-name="P20">После точки ещё может стоять символ '<text:span text:style-name="T13">&amp;</text:span>'. Например, "<text:span text:style-name="T13">2:5030/9999.&amp;</text:span>". Эта запись означает "Узел, его пойнты, его подхабник (если это хаб), подхостник (если это хост) или весь регион (если это действительно регион)". Подробности работы с масками "<text:span text:style-name="T13">#</text:span>" и "<text:span text:style-name="T13">&amp;</text:span>" читайте в главах <text:span text:style-name="Internet_20_link"><text:bookmark-ref text:ref-name="__RefHeading__3042_61882448">38</text:bookmark-ref></text:span> и <text:span text:style-name="Internet_20_link"><text:bookmark-ref text:ref-name="__RefHeading__3044_61882448">39</text:bookmark-ref></text:span></text:p>
      <text:p text:style-name="Standard">Перед адресом может стоять символ '<text:span text:style-name="T13">!</text:span>', что означает '<text:span text:style-name="T19">не</text:span>'. Например, <text:span text:style-name="T13">! 2:5030/9999</text:span> <text:span text:style-name="T2">—</text:span> адрес <text:span text:style-name="T19">не</text:span> должен совпадать с 2:5030/9999.</text:p>
      <text:h text:style-name="Heading_20_2" text:outline-level="2"><text:bookmark text:name="__RefHeading__14282_1391431384"/>Subject</text:h>
      <text:p text:style-name="P20">Тема письма. Маски, описанные в полях <text:span text:style-name="T15">FromName</text:span> и <text:span text:style-name="T15">ToName </text:span><text:span text:style-name="T1">(см. </text:span><text:span text:style-name="Internet_20_link"><text:bookmark-ref text:reference-format="text" text:ref-name="FromName">FromName</text:bookmark-ref></text:span><text:span text:style-name="T1">)</text:span>, работают и для этого поля.</text:p>
      <text:h text:style-name="Heading_20_2" text:outline-level="2"><text:bookmark-start text:name="Flags"/><text:bookmark text:name="__RefHeading__14284_1391431384"/>Flags<text:bookmark-end text:name="Flags"/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43">Флаги письма</text:p>
          </table:table-cell>
          <table:table-cell table:style-name="Таблица10.A1" table:number-columns-spanned="3" office:value-type="string">
            <text:p text:style-name="P43">Возможные значения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a</text:p>
          </table:table-cell>
          <table:table-cell table:style-name="Таблица10.A1" table:number-columns-spanned="3" office:value-type="string">
            <text:p text:style-name="Standard">Attach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A</text:p>
          </table:table-cell>
          <table:table-cell table:style-name="Таблица10.A1" table:number-columns-spanned="3" office:value-type="string">
            <text:p text:style-name="Standard">Проверить размер аттачей:<text:line-break/><text:span text:style-name="T13">+A</text:span> <text:span text:style-name="T2">—</text:span> больше, чем указано в '<text:span text:style-name="Internet_20_link"><text:bookmark-ref text:reference-format="text" text:ref-name="MaxAttachSize">MaxAttachSize:</text:bookmark-ref></text:span>';<text:line-break/><text:span text:style-name="T13">-A</text:span> <text:span text:style-name="T2">—</text:span> меньше или равно, чем указано в '<text:span text:style-name="Internet_20_link"><text:bookmark-ref text:reference-format="text" text:ref-name="MaxAttachSize">MaxAttachSize:</text:bookmark-ref></text:span>'.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b</text:p>
          </table:table-cell>
          <table:table-cell table:style-name="Таблица10.A1" table:number-columns-spanned="3" office:value-type="string">
            <text:p text:style-name="Standard">ARQ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c</text:p>
          </table:table-cell>
          <table:table-cell table:style-name="Таблица10.A1" table:number-columns-spanned="3" office:value-type="string">
            <text:p text:style-name="Standard">Crash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d</text:p>
          </table:table-cell>
          <table:table-cell table:style-name="Таблица10.A1" table:number-columns-spanned="3" office:value-type="string">
            <text:p text:style-name="Standard">Direc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e</text:p>
          </table:table-cell>
          <table:table-cell table:style-name="Таблица10.A1" table:number-columns-spanned="3" office:value-type="string">
            <text:p text:style-name="Standard">Empty (пустое тело письма. Кладжи не учитываются.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E</text:p>
          </table:table-cell>
          <table:table-cell table:style-name="Таблица10.A1" table:number-columns-spanned="3" office:value-type="string">
            <text:p text:style-name="Standard">Echo mail (письмо является эхомейлом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f</text:p>
          </table:table-cell>
          <table:table-cell table:style-name="Таблица10.A1" table:number-columns-spanned="3" office:value-type="string">
            <text:p text:style-name="Standard">File Req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g</text:p>
          </table:table-cell>
          <table:table-cell table:style-name="Таблица10.A1" table:number-columns-spanned="3" office:value-type="string">
            <text:p text:style-name="Standard">Проверить возраст письма:<text:line-break/><text:span text:style-name="T13">+g</text:span> <text:span text:style-name="T2">—</text:span> больше, чем указано в '<text:span text:style-name="T15"><text:bookmark-ref text:reference-format="text" text:ref-name="MaxAge">MaxAge:</text:bookmark-ref></text:span>';<text:line-break/><text:span text:style-name="T13">-g</text:span> <text:span text:style-name="T2">—</text:span> меньше или равно, чем указано в '<text:span text:style-name="T15"><text:bookmark-ref text:reference-format="text" text:ref-name="MaxAge">MaxAge:</text:bookmark-ref></text:span>'.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h</text:p>
          </table:table-cell>
          <table:table-cell table:style-name="Таблица10.A1" table:number-columns-spanned="3" office:value-type="string">
            <text:p text:style-name="Standard">Hold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i</text:p>
          </table:table-cell>
          <table:table-cell table:style-name="Таблица10.A1" table:number-columns-spanned="3" office:value-type="string">
            <text:p text:style-name="Standard">Forward/in transi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j</text:p>
          </table:table-cell>
          <table:table-cell table:style-name="Таблица10.A1" table:number-columns-spanned="3" office:value-type="string">
            <text:p text:style-name="Standard">Kill File 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k</text:p>
          </table:table-cell>
          <table:table-cell table:style-name="Таблица10.A1" table:number-columns-spanned="3" office:value-type="string">
            <text:p text:style-name="Standard">Kill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l</text:p>
          </table:table-cell>
          <table:table-cell table:style-name="Таблица10.A1" table:number-columns-spanned="3" office:value-type="string">
            <text:p text:style-name="Standard">Local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L</text:p>
          </table:table-cell>
          <table:table-cell table:style-name="Таблица10.A1" table:number-columns-spanned="3" office:value-type="string">
            <text:p text:style-name="Standard">Lock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m</text:p>
          </table:table-cell>
          <table:table-cell table:style-name="Таблица10.A1" table:number-columns-spanned="3" office:value-type="string">
            <text:p text:style-name="Standard"><text:span text:style-name="T1">i</text:span><text:span text:style-name="T20">m</text:span><text:span text:style-name="T1">mediate</text:span>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M</text:p>
          </table:table-cell>
          <table:table-cell table:style-name="Таблица10.A1" table:number-columns-spanned="3" office:value-type="string">
            <text:p text:style-name="Standard">Проверить размер сообщений:<text:line-break/><text:span text:style-name="T13">+M</text:span> <text:span text:style-name="T2">—</text:span> больше, чем указано в '<text:span text:style-name="Internet_20_link"><text:bookmark-ref text:reference-format="text" text:ref-name="MaxMsgSize">MaxMsgSize:</text:bookmark-ref></text:span>';<text:line-break/><text:span text:style-name="T13">-M</text:span> <text:span text:style-name="T2">—</text:span> меньше или равно, чем указано в '<text:span text:style-name="Internet_20_link"><text:bookmark-ref text:reference-format="text" text:ref-name="MaxMsgSize">MaxMsgSize:</text:bookmark-ref></text:span>'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n</text:p>
          </table:table-cell>
          <table:table-cell table:style-name="Таблица10.A1" table:number-columns-spanned="3" office:value-type="string">
            <text:p text:style-name="Standard">CFM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o</text:p>
          </table:table-cell>
          <table:table-cell table:style-name="Таблица10.A1" table:number-columns-spanned="3" office:value-type="string">
            <text:p text:style-name="Standard">Orphan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p</text:p>
          </table:table-cell>
          <table:table-cell table:style-name="Таблица10.A1" table:number-columns-spanned="3" office:value-type="string">
            <text:p text:style-name="Standard">Private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q</text:p>
          </table:table-cell>
          <table:table-cell table:style-name="Таблица10.A1" table:number-columns-spanned="3" office:value-type="string">
            <text:p text:style-name="Standard">return receipt re<text:span text:style-name="T21">q</text:span>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r</text:p>
          </table:table-cell>
          <table:table-cell table:style-name="Таблица10.A1" table:number-columns-spanned="3" office:value-type="string">
            <text:p text:style-name="Standard">Received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s</text:p>
          </table:table-cell>
          <table:table-cell table:style-name="Таблица10.A1" table:number-columns-spanned="3" office:value-type="string">
            <text:p text:style-name="Standard">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S</text:p>
          </table:table-cell>
          <table:table-cell table:style-name="Таблица10.A1" table:number-columns-spanned="3" office:value-type="string">
            <text:p text:style-name="Standard">Archive/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t</text:p>
          </table:table-cell>
          <table:table-cell table:style-name="Таблица10.A1" table:number-columns-spanned="3" office:value-type="string">
            <text:p text:style-name="Standard">Truncate file 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u</text:p>
          </table:table-cell>
          <table:table-cell table:style-name="Таблица10.A1" table:number-columns-spanned="3" office:value-type="string">
            <text:p text:style-name="Standard">Update Req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v</text:p>
          </table:table-cell>
          <table:table-cell table:style-name="Таблица10.A1" table:number-columns-spanned="3" office:value-type="string">
            <text:p text:style-name="Standard">Scanned (Только для эхо-баз в формате Squish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5">x</text:p>
          </table:table-cell>
          <table:table-cell table:style-name="Таблица10.A1" table:number-columns-spanned="3" office:value-type="string">
            <text:p text:style-name="P46">Attach Exists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/>
          </table:table-cell>
          <table:table-cell table:style-name="Таблица10.A1" office:value-type="string">
            <text:p text:style-name="P44">+x</text:p>
          </table:table-cell>
          <table:table-cell table:style-name="Таблица10.A1" office:value-type="string">
            <text:p text:style-name="P36">—</text:p>
          </table:table-cell>
          <table:table-cell table:style-name="Таблица10.A1" office:value-type="string">
            <text:p text:style-name="Standard">на письме стоит флаг '<text:span text:style-name="T13">a</text:span>' и все перечисленные в <text:s text:c="30"/>аттаче файлы присутствуют;</text:p>
          </table:table-cell>
        </table:table-row>
        <table:table-row>
          <table:table-cell table:style-name="Таблица10.A1" office:value-type="string">
            <text:p text:style-name="P44"/>
          </table:table-cell>
          <table:table-cell table:style-name="Таблица10.A1" office:value-type="string">
            <text:p text:style-name="P44">-x</text:p>
          </table:table-cell>
          <table:table-cell table:style-name="Таблица10.A1" office:value-type="string">
            <text:p text:style-name="P36">—</text:p>
          </table:table-cell>
          <table:table-cell table:style-name="Таблица10.A1" office:value-type="string">
            <text:p text:style-name="Standard">на письме стоит флаг '<text:span text:style-name="T13">a</text:span>' и один или несколько приаттаченных файлов отсутствуют</text:p>
          </table:table-cell>
        </table:table-row>
        <table:table-row>
          <table:table-cell table:style-name="Таблица10.A1" office:value-type="string">
            <text:p text:style-name="P44">y</text:p>
          </table:table-cell>
          <table:table-cell table:style-name="Таблица10.A1" table:number-columns-spanned="3" office:value-type="string">
            <text:p text:style-name="Standard">return receip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4">0 - 9</text:p>
          </table:table-cell>
          <table:table-cell table:style-name="Таблица10.A1" table:number-columns-spanned="3" office:value-type="string">
            <text:p text:style-name="Standard">Loop Cou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Standard"/>
          </table:table-cell>
          <table:table-cell table:style-name="Таблица10.A1" table:number-columns-spanned="3" office:value-type="string">
            <text:p text:style-name="Standard">Если перед флагом стоит знак '<text:span text:style-name="T13">+</text:span>', значит для того, чтобы письмо совпало с маской, этот флаг должен быть установлен; если стоит знак '<text:span text:style-name="T13">-</text:span>', то флаг должен быть сброшен. Особая ситуация с Loop. Флаг <text:span text:style-name="T13">+0</text:span> указывает, что ловится ситуация, когда письмо ещё ни разу не проходило через нашу станцию. Флаг <text:span text:style-name="T13">-0</text:span> ловит ситуацию, когда письмо проходило через нашу станцию хотя бы один раз. Флаг <text:span text:style-name="T13">+1</text:span>...<text:span text:style-name="T13">+9</text:span> ловит ситуацию, когда письмо проходило соответствующее число раз <text:span text:style-name="T19">или более</text:span>. Флаг <text:span text:style-name="T13">-1</text:span>...<text:span text:style-name="T13">-9</text:span> <text:span text:style-name="T2">—</text:span> когда письмо проходило <text:span text:style-name="T19">менее</text:span> этого числа раз. <text:line-break/>То есть <text:span text:style-name="T13">+0 == -1,</text:span> <text:span text:style-name="T13">-0 == +1.</text:span></text:p>
          </table:table-cell>
          <table:covered-table-cell/>
          <table:covered-table-cell/>
        </table:table-row>
      </table:table>
      <text:p text:style-name="Standard">Примеры некоторых масок:</text:p>
      <text:p text:style-name="Quotations">Mask: * * * * * *</text:p>
      <text:p text:style-name="P42">Под такую маску подпадает <text:span text:style-name="T19">любое</text:span> письмо.</text:p>
      <text:p text:style-name="Quotations">Mask: * * "*Lenin*" * * *</text:p>
      <text:p text:style-name="P42">Под такую маску подпадают те письма, которые написаны на имя, в котором есть слово Lenin.</text:p>
      <text:p text:style-name="Quotations">Mask: * !# * !# * *</text:p>
      <text:p text:style-name="P42">Под такую маску подпадают те письма, отправитель и получатель которых отсутствуют в нодлисте.</text:p>
      <text:p text:style-name="Quotations">Mask: * * * * * +s</text:p>
      <text:p text:style-name="P42">Под такую маску подпадают письма с установленным флагом Sent.</text:p>
      <text:p text:style-name="Standard">Масок может быть несколько подряд. Например:</text:p>
      <text:p text:style-name="Quotations">Mask: * 2:5020/0 * * * *</text:p>
      <text:p text:style-name="Quotations">Mask: * 2:5020/381 * * * *</text:p>
      <text:p text:style-name="Quotations">Mask: * 2:5020/1381 * * * *</text:p>
      <text:p text:style-name="P42">Под такую маску подпадают письма, написанные с адреса 2:5020/0, или 2:5020/381, или 2:5020/1381.</text:p>
      <text:p text:style-name="Standard"><text:bookmark-start text:name="Модификатор адреса"/>Модификатор '<text:span text:style-name="T13">@</text:span>'<text:bookmark-end text:name="Модификатор адреса"/> может быть использован в ситуации, когда надо указать в маске все наши адреса. Например:</text:p>
      <text:p text:style-name="Quotations">Address: 2:5030/9999</text:p>
      <text:p text:style-name="Quotations">Aka: 7:1130/79 7:*/*.*</text:p>
      <text:p text:style-name="Quotations">Aka: 8:888/888 8:*/*.*</text:p>
      <text:p text:style-name="Standard">[...]</text:p>
      <text:p text:style-name="Quotations">Mask * * * !@ * *</text:p>
      <text:p text:style-name="P42">Под такую маску подпадут все письма, которые написаны не на 2:5030/9999, не на 7:1130/79 и не на 8:888/888.</text:p>
      <text:h text:style-name="Heading_20_2" text:outline-level="2"><text:bookmark text:name="__RefHeading__10239_813993393"/>Параметры слова '<text:span text:style-name="T15">ScriptMask:</text:span>'</text:h>
      <text:p text:style-name="Standard">Синтаксис:</text:p>
      <text:p text:style-name="P47">ScriptMask: "smask"</text:p>
      <text:p text:style-name="P48">Здесь "<text:span text:style-name="T15">smask</text:span>" -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Standard">код возврата</text:p>
          </table:table-cell>
          <table:table-cell table:style-name="Таблица11.A1" office:value-type="string">
            <text:p text:style-name="Standard">результат</text:p>
          </table:table-cell>
        </table:table-row>
        <table:table-row>
          <table:table-cell table:style-name="Таблица11.A1" office:value-type="string">
            <text:p text:style-name="Standard">0</text:p>
          </table:table-cell>
          <table:table-cell table:style-name="Таблица11.A1" office:value-type="string">
            <text:p text:style-name="Standard">сообщение не совпадает с маской</text:p>
          </table:table-cell>
        </table:table-row>
        <table:table-row>
          <table:table-cell table:style-name="Таблица11.A1" office:value-type="string">
            <text:p text:style-name="Standard">1</text:p>
          </table:table-cell>
          <table:table-cell table:style-name="Таблица11.A1" office:value-type="string">
            <text:p text:style-name="Standard">сообщение совпадает с маской</text:p>
          </table:table-cell>
        </table:table-row>
      </table:table>
      <text:p text:style-name="Standard">Если функция возвращает 1, то считается, что письмо совпадает с маской. В противном случае письмо не совпадает с маской.</text:p>
      <text:h text:style-name="Heading_20_1" text:outline-level="1"><text:bookmark text:name="__RefHeading__10241_813993393"/>Параметры слова '<text:span text:style-name="T13">Action:</text:span>'</text:h>
      <text:p text:style-name="Standard">Ключевое слово '<text:span text:style-name="T13">Action:</text:span>' указывает, что мы будем делать с письмом, совпавшим с маской. Возможные варианты этого слова:</text:p>
      <text:p text:style-name="Quotations">Action: <text:bookmark-start text:name="AddNote"/>AddNote<text:bookmark-end text:name="AddNote"/> "tpl"</text:p>
      <text:p text:style-name="P42">Добавить в начало тела письма указанный шаблон.</text:p>
      <text:p text:style-name="Quotations">Action: AddKludge "name" "value"</text:p>
      <text:p text:style-name="P42">Добавить кладж в письмо.</text:p>
      <text:p text:style-name="Quotations">Action: <text:bookmark-start text:name="Delete"/>Delete<text:bookmark-end text:name="Delete"/></text:p>
      <text:p text:style-name="P42">Удалить письмо. Письмо удаляется из базы, указанной в '<text:span text:style-name="T15">ScanDir:</text:span>', к которой относится данная команда. В то же время, письмо остаётся в памяти и возможна его дальнейшая обработка другими командами 'Action:', относящимися к той же команде '<text:span text:style-name="T15">ScanDir:</text:span>'.</text:p>
      <text:p text:style-name="Quotations">Action: <text:bookmark-start text:name="Move"/>Move<text:bookmark-end text:name="Move"/> "o:\new\dir"</text:p>
      <text:p text:style-name="P42">Переместить письмо в другую базу. После перемещения возможна обработка этого письма другими командами 'Action:', относящимися к той же команде '<text:span text:style-name="T15">ScanDir:</text:span>'.</text:p>
      <text:p text:style-name="Quotations">Action: <text:bookmark-start text:name="Copy"/>Copy<text:bookmark-end text:name="Copy"/> "o:\new\dir"</text:p>
      <text:p text:style-name="P42">Скопировать письмо в другую базу.</text:p>
      <text:p text:style-name="Quotations">Action: <text:bookmark-start text:name="Rewrite"/>Rewrite<text:bookmark-end text:name="Rewrite"/> * * * * * *</text:p>
      <text:p text:style-name="P42">Перезаписать письмо. Значения полей, в которых в строчке выше стоят звёздочки, те же, что и в <text:span text:style-name="Internet_20_link"><text:bookmark-ref text:reference-format="text" text:ref-name="Mask">Mask:</text:bookmark-ref></text:span>. Символ '<text:span text:style-name="T13">*</text:span>' означает, что данное поле надо оставить без изменений. Письмо из памяти записывается в базу писем, указанную в '<text:span text:style-name="Internet_20_link"><text:bookmark-ref text:reference-format="text" text:ref-name="ScanDir">ScanDir:</text:bookmark-ref></text:span>'. В поле <text:span text:style-name="T13">Subject</text:span> можно использовать макросы, используемые в шаблонах.</text:p>
      <text:p text:style-name="Quotations"><text:bookmark-start text:name="ActionIgnore"/>Action: Ignore<text:bookmark-end text:name="ActionIgnore"/></text:p>
      <text:p text:style-name="P42">Проигнорировать это письмо.</text:p>
      <text:p text:style-name="Quotations"><text:bookmark-start text:name="ActionDisplay"/>Action: Display<text:bookmark-end text:name="ActionDisplay"/> "Text"</text:p>
      <text:p text:style-name="P42">Вывести строку на экран и в журнал. В поле "Text" можно использовать макросы, используемые в шаблонах.</text:p>
      <text:p text:style-name="Quotations">Action: Flag "File"</text:p>
      <text:p text:style-name="P42">Создать файл нулевой длины. Если каталог, в котором должен быть создан флаг, отсутствует, то он создаётся.</text:p>
      <text:p text:style-name="Quotations">Action: DelFile "File"</text:p>
      <text:p text:style-name="P42">Удалить указанный файл. Если файл уже отсутствует, то сообщение об ошибке не выдаётся.</text:p>
      <text:p text:style-name="Quotations">Action: NewMsg "tpl" "dir" * * * * * *</text:p>
      <text:p text:style-name="P42">Создать новое письмо, используя шаблон. В поле Subject можно использовать макросы, используемые в шаблонах. "<text:span text:style-name="T15">tpl</text:span>" в этом слове указывает на шаблон, который будет использован при создании нового письма, а "<text:span text:style-name="T15">dir</text:span>" <text:span text:style-name="T2">—</text:span> это каталог, в котором это письмо будет создано. Остальные поля почти такие же, как в слове '<text:span text:style-name="Internet_20_link"><text:bookmark-ref text:reference-format="text" text:ref-name="Mask">Mask:</text:bookmark-ref></text:span>' за исключением того, что здесь нельзя использовать символы '<text:span text:style-name="T13">&amp;</text:span>', '<text:span text:style-name="T13">!</text:span>' и '<text:span text:style-name="T13">#</text:span>', но есть три других символа <text:span text:style-name="T2">—</text:span> это '<text:span text:style-name="T13">$</text:span>', '<text:span text:style-name="T13">%</text:span>' и '<text:span text:style-name="T13">@</text:span>'. Символ '<text:span text:style-name="T13">%</text:span>' указывает, что в полях <text:span text:style-name="T13">From</text:span> или <text:span text:style-name="T13">To</text:span> надо использовать адрес или имя получателя, указанные в оригинальном письме. Символ '<text:span text:style-name="T13">$</text:span>' указывает, что надо использовать адрес или имя отправителя. Символ '<text:span text:style-name="T13">@</text:span>' в адресе указывает, что надо использовать наш адрес (или АКА).</text:p>
      <text:p text:style-name="Quotations">Action: <text:bookmark-start text:name="WriteFile"/>WriteFile<text:bookmark-end text:name="WriteFile"/> "tpl" "File"</text:p>
      <text:p text:style-name="P42">Создать файл <text:span text:style-name="T15">"File"</text:span><text:span text:style-name="T1"> и записать в него текст</text:span>, созданный из шаблон <text:span text:style-name="T15">"tpl"</text:span>.</text:p>
      <text:p text:style-name="Quotations">Action: AppendToFile "tpl" "File"</text:p>
      <text:p text:style-name="P42">Если файл <text:span text:style-name="T15">"File" </text:span>уже существует, то текст, созданный из шаблона <text:span text:style-name="T15">"tpl", </text:span>дописывается к концу этого файла, иначе <text:span text:style-name="T2">—</text:span><text:span text:style-name="T22"> а</text:span>налогично <text:span text:style-name="Internet_20_link"><text:bookmark-ref text:reference-format="text" text:ref-name="WriteFile">WriteFile</text:bookmark-ref></text:span>.</text:p>
      <text:p text:style-name="Quotations">Action: Call "tpl" "File" "Prg"</text:p>
      <text:p text:style-name="P42">Создать файл "<text:span text:style-name="T13">File</text:span>", используя шаблон "<text:span text:style-name="T15">tpl</text:span><text:span text:style-name="T1">" и затем</text:span> вызвать программу "<text:span text:style-name="T15">Prg</text:span>". После её завершения удалить созданный файл. Параметры "<text:span text:style-name="T15">tpl</text:span>" и "<text:span text:style-name="T13">File</text:span>" могут отсутствовать. В поле "<text:span text:style-name="T15">Prg</text:span>" можно использовать макросы, используемые в шаблонах.</text:p>
      <text:p text:style-name="Quotations"><text:reference-mark-start text:name="Action: Route"/>Action: Route<text:reference-mark-end text:name="Action: Route"/> &lt;Mode&gt; Address</text:p>
      <text:p text:style-name="P42">Отправить это письмо через соответствующий адрес. Mode может быть <text:span text:style-name="T13">Hold</text:span>, <text:span text:style-name="T13">Crash</text:span>, <text:span text:style-name="T13">Direct</text:span>, <text:span text:style-name="T13">Normal</text:span> или <text:span text:style-name="T13">Immediate</text:span>. В качестве адреса могут быть использованы следующие символы: </text:p>
      <text:p text:style-name="P42"><text:span text:style-name="T13">% <text:s/></text:span><text:s/><text:span text:style-name="T2">—</text:span> отправить через самого получателя письма;</text:p>
      <text:p text:style-name="P42"><text:span text:style-name="T13">%.0</text:span> <text:span text:style-name="T2">—</text:span> отправить через босса получателя письма.</text:p>
      <text:p text:style-name="P42">В качестве адреса отправителя пакета берётся тот Ваш адрес, который подпадает под соответствующую маску.</text:p>
      <text:p text:style-name="Quotations"><text:reference-mark-start text:name="Action: RouteFilebox"/><text:span text:style-name="T15">Action: RouteFilebox</text:span><text:reference-mark-end text:name="Action: RouteFilebox"/><text:span text:style-name="T13"> &lt;Mode&gt; Address</text:span></text:p>
      <text:p text:style-name="P42">Отправить это письмо через соответствующий адрес. <text:span text:style-name="T13">Mode</text:span> может быть <text:span text:style-name="T13">Hold</text:span>, <text:span text:style-name="T13">Crash</text:span>, <text:span text:style-name="T13">Direct</text:span>, <text:span text:style-name="T13">Normal</text:span> или <text:span text:style-name="T13">Immediate</text:span>. В качестве адреса могут быть использованы следующие символы: </text:p>
      <text:p text:style-name="P42"><text:span text:style-name="T13">% <text:s/></text:span><text:s/><text:span text:style-name="T2">—</text:span> отправить через самого получателя письма;</text:p>
      <text:p text:style-name="P42"><text:span text:style-name="T13">%.0</text:span> <text:span text:style-name="T2">—</text:span> отправить через босса получателя письма.</text:p>
      <text:p text:style-name="P42">В качестве адреса отправителя пакета берётся тот Ваш адрес, который подпадает под соответствующую маску. Письмо кладётся в виде отдельного пакета в файл-бокс.</text:p>
      <text:p text:style-name="Quotations">Action: RouteHub &lt;Mode&gt;</text:p>
      <text:p text:style-name="P42">Отправить это письмо через хаб адреса назначения. <text:span text:style-name="T13">Mode</text:span> может быть <text:span text:style-name="T13">Hold</text:span>, <text:span text:style-name="T13">Crash</text:span>, <text:span text:style-name="T13">Direct</text:span>, <text:span text:style-name="T13">Normal</text:span> или <text:span text:style-name="T13">Immediate</text:span>. Отправляет на хост получателя если хаб не найден.</text:p>
      <text:p text:style-name="Quotations">Action: Poll &lt;Mode&gt; Address</text:p>
      <text:p text:style-name="P42">Сгенерировать Poll на указанный адрес. Аргументы <text:span text:style-name="T13">Mode</text:span> и <text:span text:style-name="T13">Address</text:span> аналогичны <text:s/>таким же аргументам в команде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. В качестве Poll-а создаётся соответствующий <text:span text:style-name="T13">?LO</text:span> файл нулевой длины. Если данный <text:span text:style-name="T13">?LO</text:span> файл уже существует, команда не выполняет никаких действий.</text:p>
      <text:p text:style-name="Quotations">Action: DeleteAttach</text:p>
      <text:p text:style-name="P42">Удаляет аттачи, то есть файлы, приложенные к письму. Само письмо не трогается. Если на письме нет флага <text:span text:style-name="T15">FileAttach</text:span>, то данная команда игнорируется.</text:p>
      <text:p text:style-name="Quotations">Action: <text:bookmark-start text:name="ChangePath"/>ChangePath<text:bookmark-end text:name="ChangePath"/> "Dir"</text:p>
      <text:p text:style-name="P42">Изменяет путь файлов в теме письма с приложенными файлами. Сами файлы никуда не перемещаются. Наличие такого каталога не проверяется. Если в качестве каталога указать <text:span text:style-name="T13">""</text:span>, то путь просто будет удалён. Если сумма длин всех новых имён превышает 71 символ (максимальная длина поля темы), то выдаётся предупреждение, и письмо остаётся без изменений. Если на письме нет флага <text:span text:style-name="T15">FileAttach</text:span>, то данная команда игнорируется.</text:p>
      <text:p text:style-name="Quotations">Action: <text:bookmark-start text:name="MoveAttach"/>MoveAttach<text:bookmark-end text:name="MoveAttach"/> "Dir"</text:p>
      <text:p text:style-name="P42">Перемещает присоединённый(<text:span text:style-name="T1">е</text:span>) файл(<text:span text:style-name="T1">ы</text:span>) в указанный каталог. В теме письма записывается новый путь. Если на письме нет флага <text:span text:style-name="T15">FileAttach</text:span>, то данная команда игнорируется.</text:p>
      <text:p text:style-name="Quotations">Action: MoveAttachFilebox &lt;Mode&gt; Address</text:p>
      <text:p text:style-name="P42">Перемещает присоединённый(<text:span text:style-name="T1">е</text:span>) файл(<text:span text:style-name="T1">ы</text:span>) в файл-бокс для указанного адреса. Аргументы <text:span text:style-name="T13">Mode</text:span> и <text:span text:style-name="T13">Address</text:span> аналогичны таким же аргументам в команде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 и т.д.). В теме письма записывается новый путь. Если на письме нет флага <text:span text:style-name="T15">FileAttach</text:span>, то данная команда игнорируется.</text:p>
      <text:p text:style-name="Quotations">Action: CopyAttach "Dir"</text:p>
      <text:p text:style-name="P42">Копирует присоединённый(<text:span text:style-name="T1">е</text:span>) файл(<text:span text:style-name="T1">ы</text:span>) в указанный каталог. Тема письма не изменяется. Если на письме нет флага <text:span text:style-name="T15">FileAttach</text:span>, то данная команда игнорируется.</text:p>
      <text:p text:style-name="Quotations">Action: CopyAttachFilebox &lt;Mode&gt; Address</text:p>
      <text:p text:style-name="P42">Копирует присоединённый(<text:span text:style-name="T1">е</text:span>) файл(<text:span text:style-name="T1">ы</text:span>) в файл-бокс для указанного адреса. Аргументы <text:span text:style-name="T13">Mode</text:span> и <text:s/><text:span text:style-name="T13">Address</text:span> аналогичны таким же аргументам в команде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. Тема письма не изменяется. Если на письме нет флага <text:span text:style-name="T15">FileAttach</text:span>, то данная команда игнорируется.</text:p>
      <text:p text:style-name="Quotations"><text:bookmark-start text:name="ActionScript"/>Action: Script<text:bookmark-end text:name="ActionScript"/> "Func"</text:p>
      <text:p text:style-name="P42">Вызывает функцию "<text:span text:style-name="T15">Func</text:span>" из файла, определённого в переменной <text:span text:style-name="Internet_20_link"><text:bookmark-ref text:reference-format="text" text:ref-name="ScriptFile">ScriptFile</text:bookmark-ref></text:span>.</text:p>
      <text:p text:style-name="Quotations">Action: Split &lt;Lines&gt;</text:p>
      <text:p text:style-name="P42">Разрезает указанное письмо на несколько, с количеством строк в теле письма не большим <text:span text:style-name="T13">Lines</text:span>. Само письмо после этой операции уничтожается. В начало каждого письма добавляется кладж "<text:span text:style-name="T15">^aSPLIT: By Rntrack. Part N of M</text:span>", где <text:span text:style-name="T13">N</text:span> <text:span text:style-name="T2">—</text:span> номер текущей части, а <text:span text:style-name="T13">M</text:span> <text:span text:style-name="T2">—</text:span> сколько всего частей получилось.</text:p>
      <text:p text:style-name="Quotations">Action: ToLowerPath</text:p>
      <text:p text:style-name="P42">Конвертирует в теме письма путь и имя присоединённого(<text:span text:style-name="T1">ых</text:span>) файла(<text:span text:style-name="T1">ов</text:span>) в нижний регистр.</text:p>
      <text:p text:style-name="Quotations">Action: ToUpperPath</text:p>
      <text:p text:style-name="P42">Конвертирует в теме письма путь и имя присоединённого(<text:span text:style-name="T1">ых</text:span>) файла(<text:span text:style-name="T1">ов</text:span>) в верхний регистр.</text:p>
      <text:p text:style-name="Quotations">Action: Recode "Recode.tbl"</text:p>
      <text:p text:style-name="P42">Перекодирует письмо в соответствии с таблицей перекодировки в файле "<text:span text:style-name="T15">Recode.tbl</text:span>". Формат файла перекодировки совместим с <text:span text:style-name="T1">hpt</text:span>. Примеры таких файлов смотрите в каталоге samples дистрибутива.</text:p>
      <text:h text:style-name="Heading_20_2" text:outline-level="2"><text:bookmark text:name="__RefHeading__14286_1391431384"/>Примеры</text:h>
      <text:p text:style-name="Quotations">Action: Copy "o:\new\dir"</text:p>
      <text:p text:style-name="Quotations">Action: Delete</text:p>
      <text:p text:style-name="P42">Выполняет ту же операцию, что '<text:span text:style-name="T13">Action: Move "</text:span><text:span text:style-name="T15">o:\new\dir</text:span><text:span text:style-name="T13">"</text:span>'</text:p>
      <text:p text:style-name="Quotations">Action: Rewrite * * * * * -cdm</text:p>
      <text:p text:style-name="P42">Сбрасывает у письма атрибуты <text:span text:style-name="T13">Crash</text:span>, <text:span text:style-name="T13">Direct</text:span> и <text:span text:style-name="T13">Immediate</text:span>.</text:p>
      <text:p text:style-name="Quotations">Action: Route Direct 2:5020/1</text:p>
      <text:p text:style-name="P42">Отправляет письмо через узел 2:5020/1 с флавором <text:span text:style-name="T13">Direct</text:span>.</text:p>
      <text:p text:style-name="Quotations"><text:span text:style-name="T15">Action: NewMsg "tpl\badfrom.tpl" "o:\netmail\bout"<text:line-break/></text:span><text:span text:style-name="T13"> <text:s text:c="7"/>"Vladimir Lenin" @ "%%" % "Bad source address" +l</text:span></text:p>
      <text:p text:style-name="P42">(В конфигурационном файле это должно быть написано в одну строку, сейчас эта команда разбита на две строки просто для удобства чтения). Эта команда, используя шаблон, находящийся в "<text:span text:style-name="T15">tpl\badfrom.tpl</text:span>", создаёт новое письмо в каталоге "<text:span text:style-name="T15">o:\netmail\bout</text:span>", написанное от имени "<text:span text:style-name="T13">Vladimir Lenin</text:span>" с адреса 2:5030/9999 на имя и адрес получателя оригинального письма с темой "<text:span text:style-name="T13">Bad source address</text:span>" и установленным флагом <text:span text:style-name="T13">Local</text:span>.</text:p>
      <text:h text:style-name="Heading_20_2" text:outline-level="2"><text:bookmark text:name="__RefHeading__14288_1391431384"/>Макросы в шаблонах</text:h>
      <text:p text:style-name="Standard">В шаблонах можно использовать следующие макросы: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49">@ToName</text:p>
          </table:table-cell>
          <table:table-cell table:style-name="Таблица12.A1" office:value-type="string">
            <text:p text:style-name="Standard">Имя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49">@ToAddr</text:p>
          </table:table-cell>
          <table:table-cell table:style-name="Таблица12.A1" office:value-type="string">
            <text:p text:style-name="Standard">Адрес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49">@InetToAddr</text:p>
          </table:table-cell>
          <table:table-cell table:style-name="Таблица12.A1" office:value-type="string">
            <text:p text:style-name="Standard">Адрес получа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49">@ToZone</text:p>
          </table:table-cell>
          <table:table-cell table:style-name="Таблица12.A1" office:value-type="string">
            <text:p text:style-name="Standard">Зона получателя письма.</text:p>
          </table:table-cell>
        </table:table-row>
        <table:table-row>
          <table:table-cell table:style-name="Таблица12.A1" office:value-type="string">
            <text:p text:style-name="P49">@ToNet</text:p>
          </table:table-cell>
          <table:table-cell table:style-name="Таблица12.A1" office:value-type="string">
            <text:p text:style-name="Standard">Сеть получателя письма.</text:p>
          </table:table-cell>
        </table:table-row>
        <table:table-row>
          <table:table-cell table:style-name="Таблица12.A1" office:value-type="string">
            <text:p text:style-name="P49">@ToNode</text:p>
          </table:table-cell>
          <table:table-cell table:style-name="Таблица12.A1" office:value-type="string">
            <text:p text:style-name="Standard">Узел получателя письма.</text:p>
          </table:table-cell>
        </table:table-row>
        <table:table-row>
          <table:table-cell table:style-name="Таблица12.A1" office:value-type="string">
            <text:p text:style-name="P49">@ToPoint</text:p>
          </table:table-cell>
          <table:table-cell table:style-name="Таблица12.A1" office:value-type="string">
            <text:p text:style-name="Standard">Пойнт получателя письма.</text:p>
          </table:table-cell>
        </table:table-row>
        <table:table-row>
          <table:table-cell table:style-name="Таблица12.A1" office:value-type="string">
            <text:p text:style-name="P49">@FromName</text:p>
          </table:table-cell>
          <table:table-cell table:style-name="Таблица12.A1" office:value-type="string">
            <text:p text:style-name="Standard">Имя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49">@FromAddr</text:p>
          </table:table-cell>
          <table:table-cell table:style-name="Таблица12.A1" office:value-type="string">
            <text:p text:style-name="Standard">Адрес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49">@InetFromAddr</text:p>
          </table:table-cell>
          <table:table-cell table:style-name="Таблица12.A1" office:value-type="string">
            <text:p text:style-name="Standard">Адрес отправи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49">@FromZone</text:p>
          </table:table-cell>
          <table:table-cell table:style-name="Таблица12.A1" office:value-type="string">
            <text:p text:style-name="Standard">Зона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49">@FromNet</text:p>
          </table:table-cell>
          <table:table-cell table:style-name="Таблица12.A1" office:value-type="string">
            <text:p text:style-name="Standard">Сеть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49">@FromNode</text:p>
          </table:table-cell>
          <table:table-cell table:style-name="Таблица12.A1" office:value-type="string">
            <text:p text:style-name="Standard">Узел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49">@FromPoint</text:p>
          </table:table-cell>
          <table:table-cell table:style-name="Таблица12.A1" office:value-type="string">
            <text:p text:style-name="Standard">Пойнт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49">@Subject</text:p>
          </table:table-cell>
          <table:table-cell table:style-name="Таблица12.A1" office:value-type="string">
            <text:p text:style-name="Standard">Тема оригинального письма.</text:p>
          </table:table-cell>
        </table:table-row>
        <table:table-row>
          <table:table-cell table:style-name="Таблица12.A1" office:value-type="string">
            <text:p text:style-name="P49">@MsgDate</text:p>
          </table:table-cell>
          <table:table-cell table:style-name="Таблица12.A1" office:value-type="string">
            <text:p text:style-name="Standard">Дата написания оригинального письма.</text:p>
          </table:table-cell>
        </table:table-row>
        <table:table-row>
          <table:table-cell table:style-name="Таблица12.A1" office:value-type="string">
            <text:p text:style-name="P49">@MsgAge</text:p>
          </table:table-cell>
          <table:table-cell table:style-name="Таблица12.A1" office:value-type="string">
            <text:p text:style-name="Standard">Возраст письма.</text:p>
          </table:table-cell>
        </table:table-row>
        <table:table-row>
          <table:table-cell table:style-name="Таблица12.A1" office:value-type="string">
            <text:p text:style-name="P49">@MsgHeader</text:p>
          </table:table-cell>
          <table:table-cell table:style-name="Таблица12.A1" office:value-type="string">
            <text:p text:style-name="Standard">Заголовок оригинального письма.</text:p>
          </table:table-cell>
        </table:table-row>
        <table:table-row>
          <table:table-cell table:style-name="Таблица12.A1" office:value-type="string">
            <text:p text:style-name="P49">@MsgKludges</text:p>
          </table:table-cell>
          <table:table-cell table:style-name="Таблица12.A1" office:value-type="string">
            <text:p text:style-name="Standard">Кладжи оригинального письма.</text:p>
          </table:table-cell>
        </table:table-row>
        <table:table-row>
          <table:table-cell table:style-name="Таблица12.A1" office:value-type="string">
            <text:p text:style-name="P49">@MsgBody</text:p>
          </table:table-cell>
          <table:table-cell table:style-name="Таблица12.A1" office:value-type="string">
            <text:p text:style-name="Standard">Тело оригинального письма.</text:p>
          </table:table-cell>
        </table:table-row>
        <table:table-row>
          <table:table-cell table:style-name="Таблица12.A1" office:value-type="string">
            <text:p text:style-name="P49">@MsgVias</text:p>
          </table:table-cell>
          <table:table-cell table:style-name="Таблица12.A1" office:value-type="string">
            <text:p text:style-name="Standard">Via и прочие технические строки в конце оригинального письма.</text:p>
          </table:table-cell>
        </table:table-row>
        <table:table-row>
          <table:table-cell table:style-name="Таблица12.A1" office:value-type="string">
            <text:p text:style-name="P49">@MsgAttr</text:p>
          </table:table-cell>
          <table:table-cell table:style-name="Таблица12.A1" office:value-type="string">
            <text:p text:style-name="Standard">Атрибуты письма.</text:p>
          </table:table-cell>
        </table:table-row>
        <table:table-row>
          <table:table-cell table:style-name="Таблица12.A1" office:value-type="string">
            <text:p text:style-name="P49">@MsgLoops</text:p>
          </table:table-cell>
          <table:table-cell table:style-name="Таблица12.A1" office:value-type="string">
            <text:p text:style-name="Standard">Loop Counter.</text:p>
          </table:table-cell>
        </table:table-row>
        <table:table-row>
          <table:table-cell table:style-name="Таблица12.A1" office:value-type="string">
            <text:p text:style-name="P49">@MsgAreaName</text:p>
          </table:table-cell>
          <table:table-cell table:style-name="Таблица12.A1" office:value-type="string">
            <text:p text:style-name="Standard">Если письмо <text:span text:style-name="T2">—</text:span> эхомейл, то название эхообласти, из которой это письмо.</text:p>
          </table:table-cell>
        </table:table-row>
        <table:table-row>
          <table:table-cell table:style-name="Таблица12.A1" office:value-type="string">
            <text:p text:style-name="P49">@MsgAttachSize</text:p>
          </table:table-cell>
          <table:table-cell table:style-name="Таблица12.A1" office:value-type="string">
            <text:p text:style-name="Standard">Размер всех приаттаченных файлов.</text:p>
          </table:table-cell>
        </table:table-row>
        <table:table-row>
          <table:table-cell table:style-name="Таблица12.A1" office:value-type="string">
            <text:p text:style-name="P49">@MsgSize</text:p>
          </table:table-cell>
          <table:table-cell table:style-name="Таблица12.A1" office:value-type="string">
            <text:p text:style-name="Standard">Размер тела письма в байтах (без учёта кладжей).</text:p>
          </table:table-cell>
        </table:table-row>
        <table:table-row>
          <table:table-cell table:style-name="Таблица12.A1" office:value-type="string">
            <text:p text:style-name="P49">@MsgID</text:p>
          </table:table-cell>
          <table:table-cell table:style-name="Таблица12.A1" office:value-type="string">
            <text:p text:style-name="Standard">MSGID письма.</text:p>
          </table:table-cell>
        </table:table-row>
        <table:table-row>
          <table:table-cell table:style-name="Таблица12.A1" office:value-type="string">
            <text:p text:style-name="P49">@MsgLines</text:p>
          </table:table-cell>
          <table:table-cell table:style-name="Таблица12.A1" office:value-type="string">
            <text:p text:style-name="Standard">Количество строк тела письма (без учёта кладжей).</text:p>
          </table:table-cell>
        </table:table-row>
        <table:table-row>
          <table:table-cell table:style-name="Таблица12.A1" office:value-type="string">
            <text:p text:style-name="P49">@MsgTearline</text:p>
          </table:table-cell>
          <table:table-cell table:style-name="Таблица12.A1" office:value-type="string">
            <text:p text:style-name="Standard">Тирлай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49">@MsgOrigin</text:p>
          </table:table-cell>
          <table:table-cell table:style-name="Таблица12.A1" office:value-type="string">
            <text:p text:style-name="Standard">Ориджи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49">@MsgNTearline</text:p>
          </table:table-cell>
          <table:table-cell table:style-name="Таблица12.A1" office:value-type="string">
            <text:p text:style-name="Standard">Тирлайн письма. Добавляется <text:span text:style-name="T19">не</text:span> инвалидированным. Если в письме нет тирлайна, создаётся пустой.</text:p>
          </table:table-cell>
        </table:table-row>
        <table:table-row>
          <table:table-cell table:style-name="Таблица12.A1" office:value-type="string">
            <text:p text:style-name="P49">@MsgNOrigin</text:p>
          </table:table-cell>
          <table:table-cell table:style-name="Таблица12.A1" office:value-type="string">
            <text:p text:style-name="Standard">Ориджин письма. Добавляется <text:span text:style-name="T19">не</text:span> инвалидированным. Если в письме нет ориджина, создаётся пустой.</text:p>
          </table:table-cell>
        </table:table-row>
        <table:table-row>
          <table:table-cell table:style-name="Таблица12.A1" office:value-type="string">
            <text:p text:style-name="P49">@MsgRoutedVia</text:p>
          </table:table-cell>
          <table:table-cell table:style-name="Таблица12.A1" office:value-type="string">
            <text:p text:style-name="Standard">Если данный макрос используется в шаблоне, вызываемом внутри '<text:span text:style-name="T15">ScanDir:</text:span><text:span text:style-name="T13"> </text:span><text:span text:style-name="Internet_20_link"><text:bookmark-ref text:reference-format="text" text:ref-name="AfterRoute">@AfterRoute</text:bookmark-ref></text:span><text:span text:style-name="T13">|</text:span><text:span text:style-name="Internet_20_link"><text:bookmark-ref text:reference-format="text" text:ref-name="BeforeRoute">@BeforeRoute</text:bookmark-ref></text:span>', то вместо него подставится адрес, на который роутится данное письмо.</text:p>
          </table:table-cell>
        </table:table-row>
        <table:table-row>
          <table:table-cell table:style-name="Таблица12.A1" office:value-type="string">
            <text:p text:style-name="P49">@MsgReply</text:p>
          </table:table-cell>
          <table:table-cell table:style-name="Таблица12.A1" office:value-type="string">
            <text:p text:style-name="Standard">Содержимое кладжа 'Reply' письма.</text:p>
          </table:table-cell>
        </table:table-row>
        <table:table-row>
          <table:table-cell table:style-name="Таблица12.A1" office:value-type="string">
            <text:p text:style-name="P49">@Sysop</text:p>
          </table:table-cell>
          <table:table-cell table:style-name="Таблица12.A1" office:value-type="string">
            <text:p text:style-name="Standard">Ваше имя, указанное в конфигурации.</text:p>
          </table:table-cell>
        </table:table-row>
        <table:table-row>
          <table:table-cell table:style-name="Таблица12.A1" office:value-type="string">
            <text:p text:style-name="P49">@MyAddr</text:p>
          </table:table-cell>
          <table:table-cell table:style-name="Таблица12.A1" office:value-type="string">
            <text:p text:style-name="Standard">Ваш адрес, указанный в конфигурации.</text:p>
          </table:table-cell>
        </table:table-row>
        <table:table-row>
          <table:table-cell table:style-name="Таблица12.A1" office:value-type="string">
            <text:p text:style-name="P49">@MaxAge</text:p>
          </table:table-cell>
          <table:table-cell table:style-name="Таблица12.A1" office:value-type="string">
            <text:p text:style-name="Standard">Значение '<text:span text:style-name="Internet_20_link"><text:bookmark-ref text:reference-format="text" text:ref-name="MaxAge">MaxAge:</text:bookmark-ref></text:span>'.</text:p>
          </table:table-cell>
        </table:table-row>
        <table:table-row>
          <table:table-cell table:style-name="Таблица12.A1" office:value-type="string">
            <text:p text:style-name="P49">@MaxAttachSize</text:p>
          </table:table-cell>
          <table:table-cell table:style-name="Таблица12.A1" office:value-type="string">
            <text:p text:style-name="Standard">Значение '<text:span text:style-name="Internet_20_link"><text:bookmark-ref text:reference-format="text" text:ref-name="MaxAttachSize">MaxAttachSize:</text:bookmark-ref></text:span>'</text:p>
          </table:table-cell>
        </table:table-row>
        <table:table-row>
          <table:table-cell table:style-name="Таблица12.A1" office:value-type="string">
            <text:p text:style-name="P49">@Date</text:p>
          </table:table-cell>
          <table:table-cell table:style-name="Таблица12.A1" office:value-type="string">
            <text:p text:style-name="Standard">Текущая дата.</text:p>
          </table:table-cell>
        </table:table-row>
        <table:table-row>
          <table:table-cell table:style-name="Таблица12.A1" office:value-type="string">
            <text:p text:style-name="P49">@NodeLists</text:p>
          </table:table-cell>
          <table:table-cell table:style-name="Таблица12.A1" office:value-type="string">
            <text:p text:style-name="Standard">Список используемых нодлистов.</text:p>
          </table:table-cell>
        </table:table-row>
        <table:table-row>
          <table:table-cell table:style-name="Таблица12.A1" office:value-type="string">
            <text:p text:style-name="P49"><text:bookmark-start text:name="Origin"/>@Origin<text:bookmark-end text:name="Origin"/></text:p>
          </table:table-cell>
          <table:table-cell table:style-name="Таблица12.A1" office:value-type="string">
            <text:p text:style-name="Standard">Ориджин, указанный в конфигурации. Добавляется <text:span text:style-name="T19">не</text:span> инвалидированным.</text:p>
          </table:table-cell>
        </table:table-row>
        <table:table-row>
          <table:table-cell table:style-name="Таблица12.A1" office:value-type="string">
            <text:p text:style-name="P49">@Tearline</text:p>
          </table:table-cell>
          <table:table-cell table:style-name="Таблица12.A1" office:value-type="string">
            <text:p text:style-name="Standard">Тирлайн, указанный в конфигурации. Добавляется <text:span text:style-name="T19">не</text:span> инвалидированным. Если в конфигурации не указан, то добавляется "<text:span text:style-name="T13">--- RNtrack</text:span>" и версия.</text:p>
          </table:table-cell>
        </table:table-row>
        <table:table-row>
          <table:table-cell table:style-name="Таблица12.A1" office:value-type="string">
            <text:p text:style-name="P49">@Version</text:p>
          </table:table-cell>
          <table:table-cell table:style-name="Таблица12.A1" office:value-type="string">
            <text:p text:style-name="Standard">Версия RNtrack.</text:p>
          </table:table-cell>
        </table:table-row>
        <table:table-row>
          <table:table-cell table:style-name="Таблица12.A1" office:value-type="string">
            <text:p text:style-name="P49">@Pid</text:p>
          </table:table-cell>
          <table:table-cell table:style-name="Таблица12.A1" office:value-type="string">
            <text:p text:style-name="Standard">PID RNtrack (только под UNIX).</text:p>
          </table:table-cell>
        </table:table-row>
      </table:table>
      <text:h text:style-name="Heading_20_1" text:outline-level="1"><text:bookmark text:name="__RefHeading__10243_813993393"/>Префиксы "<text:span text:style-name="T13">*</text:span>" и "<text:span text:style-name="T13">+</text:span>" для масок</text:h>
      <text:p text:style-name="Standard">Маски '<text:span text:style-name="Internet_20_link"><text:bookmark-ref text:reference-format="text" text:ref-name="Mask">Mask:</text:bookmark-ref></text:span>', '<text:span text:style-name="Internet_20_link"><text:bookmark-ref text:reference-format="text" text:ref-name="BodyMask">BodyMask:</text:bookmark-ref></text:span>', '<text:span text:style-name="Internet_20_link"><text:bookmark-ref text:reference-format="text" text:ref-name="KludgeMask">KludgeMask:</text:bookmark-ref></text:span>' и '<text:span text:style-name="Internet_20_link"><text:bookmark-ref text:reference-format="text" text:ref-name="ScriptMask">ScriptMask:</text:bookmark-ref></text:span>' могут быть с префиксом '<text:span text:style-name="T13">*</text:span>' или '<text:span text:style-name="T13">+</text:span>'. Например, '<text:span text:style-name="T13">*Mask:</text:span>' или '<text:span text:style-name="T15">+BodyMask:</text:span>'. Для чего они предназначены? </text:p>
      <text:p text:style-name="Standard">Префикс '<text:span text:style-name="T13">+</text:span>' используется для объединения масок. Например, запись:</text:p>
      <text:p text:style-name="Quotations">Mask: "a" * * * * *</text:p>
      <text:p text:style-name="Quotations">+Mask: * * "b" * * *</text:p>
      <text:p text:style-name="Quotations">+Mask: * * * 2:5030/9999.0 * *</text:p>
      <text:p text:style-name="Standard">эквивалентна маске:</text:p>
      <text:p text:style-name="Quotations">Mask: "a" * "b" 2:5030/9999.0 * *</text:p>
      <text:p text:style-name="Standard">Этот пример несколько надуман и вряд ли применим в реальном конфигурационном файле, но он хорошо демонстрирует работу данного префикса. А вот пример более жизненный:</text:p>
      <text:p text:style-name="Quotations">Mask: * * "*@*" 2:5020/400.0 * *</text:p>
      <text:p text:style-name="Quotations">+<text:span text:style-name="T1">BodyMask</text:span>: * * 4096</text:p>
      <text:p text:style-name="Standard">С этой маской совпадут письма, имеющие в имени '<text:span text:style-name="T13">To:</text:span>' знак '<text:span text:style-name="T13">@</text:span>', адрес '<text:span text:style-name="T13">To:</text:span>' <text:span text:style-name="T2">—</text:span><text:span text:style-name="T22"> </text:span>2:5020/400 <text:span text:style-name="T19">и</text:span> размер письма больше 4 килобайт.</text:p>
      <text:p text:style-name="Standard">Префикс '<text:span text:style-name="T13">*</text:span>' используется для указания <text:span text:style-name="T1">RNtrack-у</text:span>, что даже если письмо совпало с данной маской, всё равно требуется сравнение с последующими масками. Для объяснения работы данного префикса рассмотрим следующий пример:</text:p>
      <text:p text:style-name="Quotations">Mask: * * * * * *</text:p>
      <text:p text:style-name="Quotations">Action: Display "Mask one"</text:p>
      <text:p text:style-name="Quotations">Mask: * * * * * *</text:p>
      <text:p text:style-name="Quotations">Action: Display "Mask two"</text:p>
      <text:p text:style-name="P20">При такой конфигурации мы никогда не увидим на экране строку "<text:span text:style-name="T13">Mask two</text:span>". Ибо первая маска будет перехватывать все письма. А вот если изменить конфигурационный файл так:</text:p>
      <text:p text:style-name="Quotations">*Mask: * * * * * *</text:p>
      <text:p text:style-name="Quotations">Action: Display "Mask one"</text:p>
      <text:p text:style-name="Quotations">Mask: * * * * * *</text:p>
      <text:p text:style-name="Quotations">Action: Display "Mask two"</text:p>
      <text:p text:style-name="Standard">мы увидим и первую строку, и вторую.</text:p>
      <text:p text:style-name="Standard">И последнее. Если в конфиге существует запись типа:</text:p>
      <text:p text:style-name="Quotations">*Mask: ...</text:p>
      <text:p text:style-name="Quotations">+Mask: ...</text:p>
      <text:p text:style-name="Quotations">+Mask: ...</text:p>
      <text:p text:style-name="Standard">она означает, что письмо должно совпасть со всеми тремя масками, но при этом письмо будет обработано и другими масками.</text:p>
      <text:p text:style-name="Standard">Более развёрнутые примеры работы с данными префиксами Вы увидите в следующей главе.</text:p>
      <text:h text:style-name="Heading_20_1" text:outline-level="1"><text:bookmark text:name="__RefHeading__10245_813993393"/>Примеры использования '<text:span text:style-name="T13">Mask:</text:span>' и '<text:span text:style-name="T13">Action:</text:span>'</text:h>
      <text:p text:style-name="Standard">Сделать себе копию всех писем, снять с писем флаг Direct и письма, адресованные на гейт '2:5020/400' и превышающие размер в 4 килобайта, переадресовать на гейт '2:5020/204':</text:p>
      <text:p text:style-name="Quotations">*Mask: * * * * * *</text:p>
      <text:p text:style-name="Quotations">Action: Copy "c:\netmail\archive"</text:p>
      <text:p text:style-name="Quotations">*Mask: * * * * * +d</text:p>
      <text:p text:style-name="Quotations">Action: Rewrite * * * * * -d</text:p>
      <text:p text:style-name="Quotations">Mask: * * "*@*" 2:5020/400.0 * *</text:p>
      <text:p text:style-name="Quotations">+BodyMask: * * 4096</text:p>
      <text:p text:style-name="Quotations">Action: Rewrite * * * 2:5020/204.0 * *</text:p>
      <text:p text:style-name="Standard">Удалить все письма, которые адресованы не мне и не моим пойнтам:</text:p>
      <text:p text:style-name="Quotations">Mask: * * * 2:5030/9999.0 * *</text:p>
      <text:p text:style-name="Quotations">Mask: * * * 2:5030/9999.1 * *</text:p>
      <text:p text:style-name="Quotations">Mask: * * * 2:5030/9999.3 * *</text:p>
      <text:p text:style-name="Quotations">Mask: * * * 2:5030/9999.5 * *</text:p>
      <text:p text:style-name="Quotations">Action: Ignore</text:p>
      <text:p text:style-name="Quotations">Mask: * * * * * *</text:p>
      <text:p text:style-name="Quotations">Action: Delete</text:p>
      <text:p text:style-name="Standard">Роутить письма для <text:span text:style-name="T13">2:5030/9999.*</text:span> с 00:00 по 11:59 на <text:span text:style-name="T13">2:5020/238</text:span>, а с 12:00 по 23:59 <text:span text:style-name="T2">—</text:span> директом на <text:span text:style-name="T13">2:5030/9999.0</text:span>:</text:p>
      <text:p text:style-name="Quotations">Mask: * * * 2:5030/9999.* * *</text:p>
      <text:p text:style-name="Quotations">Action: Route Crash 2:5020/238 [Daily 00:00-11:59]</text:p>
      <text:p text:style-name="Quotations">Action: Route Crash 2:5030/9999 <text:s/>[Daily 12:00-23:59]</text:p>
      <text:p text:style-name="Standard">Удалить все письма, у которых и отправитель и получатель отсутствуют в нодлисте:</text:p>
      <text:p text:style-name="Quotations">Mask: * !# * !# * *</text:p>
      <text:p text:style-name="Quotations">Action: Delete</text:p>
      <text:p text:style-name="Standard">У всех писем, которые написаны на адрес <text:span text:style-name="T13">2:5030/9999.1</text:span>, или которые написаны на адрес <text:span text:style-name="T13">2:5030/9999.0</text:span> и в имени <text:span text:style-name="T13">To</text:span> которых присутствует "<text:span text:style-name="T13">Lenin</text:span>", "<text:span text:style-name="T13">Eddie</text:span>" или "Moderator" сбросить флаги <text:span text:style-name="T13">Crash</text:span>, <text:span text:style-name="T13">Direct</text:span>, <text:span text:style-name="T13">Immediate</text:span>, переадресовать на адрес <text:span text:style-name="T13">2:5030/9999</text:span> на имя "<text:span text:style-name="T13">Vladimir Lenin</text:span>" и положить в каталог <text:span text:style-name="T15">h:\netmail</text:span>.</text:p>
      <text:p text:style-name="Quotations">Mask: * * * 2:5030/9999.1 * *</text:p>
      <text:p text:style-name="Quotations">Mask: * * "*Lenin*" 2:5030/9999 * *</text:p>
      <text:p text:style-name="Quotations">Mask: * * "*Eddie*" 2:5030/9999 * *</text:p>
      <text:p text:style-name="Quotations">Mask: * * "*Moderator*" 2:5030/9999 * *</text:p>
      <text:p text:style-name="Quotations">Action: Rewrite * * "Vladimir Lenin" 2:5030/9999 * -cdm</text:p>
      <text:p text:style-name="Quotations">Action: Move "h:\netmail"</text:p>
      <text:p text:style-name="Standard">Отправить все письма для сети <text:span text:style-name="T13">2:5030</text:span> через <text:span text:style-name="T13">2:5030/251</text:span></text:p>
      <text:p text:style-name="Quotations">Mask: * * * 2:5030/*.* * *</text:p>
      <text:p text:style-name="Quotations">Action: Route Crash 2:5030/251</text:p>
      <text:p text:style-name="Standard">Снять со всех писем флаг директ и отправить письма с узла <text:span text:style-name="T13">2:5020/1</text:span> на узел <text:span text:style-name="T13">2:5020/0</text:span></text:p>
      <text:p text:style-name="Quotations">*Mask: * * * * * +d</text:p>
      <text:p text:style-name="Quotations">Action: Rewrite * * * * * -d</text:p>
      <text:p text:style-name="Quotations">Mask: * 2:5020/1 * * * *</text:p>
      <text:p text:style-name="Quotations">Action: Route Direct 2:5020/0</text:p>
      <text:p text:style-name="Standard">Отправить письма для всех пойнтов узла <text:span text:style-name="T13">2:5030/9999</text:span> на них директом. Но не отправлять почту на сам этот узел. На самом деле это пример рассылки почты пойнтам на этом узле.</text:p>
      <text:p text:style-name="Quotations">Mask <text:s/>* * * 2:5030/9999.0 * *</text:p>
      <text:p text:style-name="Quotations">Action: Ignore</text:p>
      <text:p text:style-name="Quotations">Mask: * * * 2:5030/9999.* * *</text:p>
      <text:p text:style-name="P50">Action: Route Direct %</text:p>
      <text:p text:style-name="Standard">Отправить все письма для <text:span text:style-name="T13">2:5020/50.*, /78.*, /204.*</text:span> и <text:span text:style-name="T13">/1301.*</text:span> на соответствующие <text:span text:style-name="T19">узлы</text:span>. (Так называемый "Босс-роутинг").</text:p>
      <text:p text:style-name="Quotations">Mask * * * 2:5020/50.* * *</text:p>
      <text:p text:style-name="Quotations">Mask * * * 2:5020/78.* * *</text:p>
      <text:p text:style-name="Quotations">Mask * * * 2:5020/204.* * *</text:p>
      <text:p text:style-name="Quotations">Mask * * * 2:5020/1301.* * *</text:p>
      <text:p text:style-name="Quotations">Action: Route Direct %.0</text:p>
      <text:p text:style-name="Standard">Отправить весь подхабник <text:span text:style-name="T13">2:5020/50</text:span> на <text:span text:style-name="T13">2:5020/50</text:span>, подхостник <text:span text:style-name="T13">2:5020/0</text:span> на <text:span text:style-name="T13">2:5020/1381</text:span>, письма на <text:span text:style-name="T13">2:5030/9999.0</text:span> не трогать, а весь подхабник <text:span text:style-name="T13">2:5030/9999</text:span> и его пойнтов отослать на них директом.</text:p>
      <text:p text:style-name="Quotations">Mask * * * 2:5020/50.&amp; * *</text:p>
      <text:p text:style-name="Quotations">Action: Route Direct 2:5020/50</text:p>
      <text:p text:style-name="Quotations">Mask * * * 2:5020/0.&amp; * *</text:p>
      <text:p text:style-name="Quotations">Action: Route Direct 2:5020/1381</text:p>
      <text:p text:style-name="Quotations">Mask * * * 2:5030/9999.0 * *</text:p>
      <text:p text:style-name="Quotations">Action: Ignore</text:p>
      <text:p text:style-name="Quotations">Mask * * * 2:5030/9999.&amp; * *</text:p>
      <text:p text:style-name="Quotations">Action: Route Direct %</text:p>
      <text:p text:style-name="Standard">Отправить весь регион <text:span text:style-name="T13">2:50</text:span> на <text:span text:style-name="T13">2:5020/204</text:span>, весь регион <text:span text:style-name="T13">2:46</text:span> на <text:span text:style-name="T13">2:46/0</text:span>, а все остальное <text:span text:style-name="T2">—</text:span> на <text:span text:style-name="T13">2:5020/278</text:span>.</text:p>
      <text:p text:style-name="Quotations">Mask * * * 2:50/0.&amp; * *</text:p>
      <text:p text:style-name="Quotations">Action: Route Direct 2:5020/204</text:p>
      <text:p text:style-name="Quotations">Mask * * * 2:46/0.&amp; * *</text:p>
      <text:p text:style-name="Quotations">Action: Route Direct 2:46/0</text:p>
      <text:p text:style-name="Quotations">Mask * * * * * *</text:p>
      <text:p text:style-name="Quotations">Action: Route Direct 2:5020/278</text:p>
      <text:p text:style-name="Standard">Пример работы с лупами. Ловим весь нетмейл, который проходил через нашу станцию один и более раз и откладываем его в луполовку. Раз в сутки все письма из луполовки выпускаем наружу. Если-же письмо прошло через нашу станцию уже семь раз (а это значит, что за семь дней роутинг так и не выправился), то разворачиваем его отправителю.</text:p>
      <text:p text:style-name="Quotations">ScanDir: "o:\netmail\loops" Daily 01:00</text:p>
      <text:p text:style-name="Quotations">Mask: * * * * * *</text:p>
      <text:p text:style-name="Quotations">Action: Move "O:\netmail\out"</text:p>
      <text:p text:style-name="Quotations">...</text:p>
      <text:p text:style-name="Quotations">ScanDir: "o:\netmail"</text:p>
      <text:p text:style-name="Quotations">Mask: * * * * * +7</text:p>
      <text:p text:style-name="Quotations">Action: NewMsg "tpl\Loop.tpl" "o:\netmail\out" "Vladimir Lenin" @ "$" $ "Loop detected" +l</text:p>
      <text:p text:style-name="Quotations">Action: Delete</text:p>
      <text:p text:style-name="Quotations">Mask: * * * * * +1</text:p>
      <text:p text:style-name="Quotations">Action: Move "o:\netmail\loops"</text:p>
      <text:p text:style-name="Quotations">...</text:p>
      <text:p text:style-name="Quotations">Mask: * * * * * *</text:p>
      <text:p text:style-name="Quotations">Action: Move "o:\netmail\out"</text:p>
      <text:p text:style-name="Standard">Пример обработки флага <text:span text:style-name="T13">+b</text:span> (ARQ)</text:p>
      <text:p text:style-name="Quotations">ScanDir: @AfterRoute</text:p>
      <text:p text:style-name="Quotations">Mask: * * * * * +b</text:p>
      <text:p text:style-name="Quotations">Action: NewMsg "Audit.tpl" "o:\netmail" "RNtrack" 2:5030/9999 $ $ "Audit request receipt" +l</text:p>
      <text:p text:style-name="Quotations">ScanDir: "o:\netmail"</text:p>
      <text:p text:style-name="Quotations">Mask: * * * * * *</text:p>
      <text:p text:style-name="Quotations">Action: Route Crash 2:5030/9999</text:p>
      <text:h text:style-name="Heading_20_1" text:outline-level="1"><text:bookmark text:name="__RefHeading__10247_813993393"/>Особенности работы</text:h>
      <text:p text:style-name="Standard">При выполнении команд <text:span text:style-name="Internet_20_link"><text:bookmark-ref text:reference-format="text" text:ref-name="Move">Move</text:bookmark-ref></text:span>, <text:span text:style-name="Internet_20_link"><text:bookmark-ref text:reference-format="text" text:ref-name="Copy">Copy</text:bookmark-ref></text:span>, <text:span text:style-name="Internet_20_link"><text:bookmark-ref text:reference-format="text" text:ref-name="Rewrite">Rewrite</text:bookmark-ref></text:span>, <text:span text:style-name="Internet_20_link"><text:bookmark-ref text:reference-format="text" text:ref-name="ChangePath">ChangePath</text:bookmark-ref></text:span>, <text:span text:style-name="Internet_20_link"><text:bookmark-ref text:reference-format="text" text:ref-name="MoveAttach">MoveAttach</text:bookmark-ref></text:span> результирующее письмо может иметь другой размер. Это связано с тем, что при выполнении данных команд письмо создаётся заново, и в него могут быть дописаны недостающие кладжи, переводы строк и тому подобное.</text:p>
      <text:p text:style-name="Standard">При работе с аттачами RNtrack воспринимает пробел в поле темы письма как разделитель между именами файлов. Если приаттаченный файл содержит пробел в имени, такое имя файла будет воспринято как два имени файла (до пробела и после). В результате файл не будет обработан.</text:p>
      <text:p text:style-name="Standard">Ещё одна особенность, при выполнении команды <text:span text:style-name="Internet_20_link"><text:bookmark-ref text:reference-format="text" text:ref-name="Delete">Delete</text:bookmark-ref></text:span> письмо сразу удаляется, но при этом оно остаётся в памяти. Поэтому последовательность команд <text:span text:style-name="Internet_20_link"><text:bookmark-ref text:reference-format="text" text:ref-name="Copy">Copy</text:bookmark-ref></text:span><text:span text:style-name="T13"> </text:span><text:span text:style-name="Internet_20_link"><text:bookmark-ref text:reference-format="text" text:ref-name="Delete">Delete</text:bookmark-ref></text:span> и <text:span text:style-name="Internet_20_link"><text:bookmark-ref text:reference-format="text" text:ref-name="Delete">Delete</text:bookmark-ref></text:span><text:span text:style-name="T13"> </text:span><text:span text:style-name="Internet_20_link"><text:bookmark-ref text:reference-format="text" text:ref-name="Copy">Copy</text:bookmark-ref></text:span> сделают одно и тоже <text:span text:style-name="T2">—</text:span> <text:span text:style-name="Internet_20_link"><text:bookmark-ref text:reference-format="text" text:ref-name="Move">Move</text:bookmark-ref></text:span>. Но при этом в первом случае сначала будет создано новое письмо, а потом удалено старое, а во втором случае сначала будет удалено старое письмо, а потом создано новое.</text:p>
      <text:p text:style-name="Standard">Да, имейте в виду, RNtrack сам не снимет и не поставит ни единого флага на письме. Он не удалит ни одного письма или файла без специальной на то просьбы. Так что, если вы хотите, чтобы на сканированных письмах появился флаг <text:span text:style-name="T13">+s</text:span> после отправки (флаг <text:span text:style-name="T13">Sent</text:span>), или чтобы письма с атрибутом <text:span text:style-name="T15">KillSent</text:span> удалялись, то вы должны сами об этом позаботиться.</text:p>
      <text:h text:style-name="Heading_20_1" text:outline-level="1"><text:bookmark text:name="__RefHeading__10249_813993393"/>Поддерживаемые типы баз</text:h>
      <text:p text:style-name="Standard">RNtrack на настоящий момент умеет работать со следующими типами баз:</text:p>
      <text:list text:style-name="Numbering_20_1">
        <text:list-item>
          <text:p text:style-name="P51">Squish</text:p>
        </text:list-item>
        <text:list-item>
          <text:p text:style-name="P52">*.PKT</text:p>
        </text:list-item>
        <text:list-item>
          <text:p text:style-name="P52">*.MSG</text:p>
        </text:list-item>
        <text:list-item>
          <text:p text:style-name="P53">JAM</text:p>
        </text:list-item>
      </text:list>
      <text:h text:style-name="Heading_20_2" text:outline-level="2" text:restart-numbering="true" text:start-value="1"><text:bookmark text:name="__RefHeading__10251_813993393"/>Squish</text:h>
      <text:p text:style-name="Standard">Формат имени: "<text:span text:style-name="T13">$</text:span><text:span text:style-name="T15">BaseName</text:span>"</text:p>
      <text:p text:style-name="Standard">Первым символом в имени должен идти '$'. В качестве имени базы указывается только имя файла, без расширения. </text:p>
      <text:p text:style-name="Standard">Примеры:</text:p>
      <text:p text:style-name="Quotations">ScanDir: "$p:\mymail"</text:p>
      <text:p text:style-name="Quotations">Action: Move "$p:\outmail"</text:p>
      <text:p text:style-name="Standard">Ограничения:</text:p>
      <text:list text:style-name="List_20_1">
        <text:list-item>
          <text:p text:style-name="P54">Не может использоваться в качестве базы для <text:span text:style-name="T1">BadMail</text:span>.</text:p>
        </text:list-item>
        <text:list-item>
          <text:p text:style-name="P54">Операция Renumber не выполняет никаких действий.</text:p>
        </text:list-item>
      </text:list>
      <text:h text:style-name="P15" text:outline-level="2" text:restart-numbering="true" text:start-value="1"><text:bookmark text:name="__RefHeading__10253_813993393"/>*.PKT</text:h>
      <text:p text:style-name="Standard">Формат имени: "<text:span text:style-name="T15">#[#]Directory[\File][!FtnAddressMask]</text:span>"</text:p>
      <text:p text:style-name="Standard">Первым символом в имени должен идти '<text:span text:style-name="T13">#</text:span>'. В качестве имени базы может указываться как каталог (тогда будут просматриваться все файлы совпадающие с маской <text:span text:style-name="T13">*.pkt</text:span>), так и имя конкретного файла. Если в имени базы указан второй знак '<text:span text:style-name="T13">#</text:span>', то пароли проверяться не будут, иначе при открытии каждого <text:span text:style-name="T13">*.pkt</text:span> проверяется совпадение пароля с указанным в команде '<text:span text:style-name="Internet_20_link"><text:bookmark-ref text:reference-format="text" text:ref-name="Password">Password:</text:bookmark-ref></text:span>'. Дополнительно можно указать FTN маску (через символ '<text:span text:style-name="T13">!</text:span>'), тогда будет дополнительно проверяться совпадение адреса отправителя пакета с указанной маской. Если пароль или адрес в пакете не совпадает с указанным, то данный пакет просто <text:s/>пропускается. Если в результате операций, указанных в '<text:span text:style-name="Internet_20_link"><text:bookmark-ref text:reference-format="text" text:ref-name="ScanDir">ScanDir:</text:bookmark-ref></text:span>', пакет оказывается пустым, он удаляется.</text:p>
      <text:p text:style-name="Standard">Примеры:</text:p>
      <text:p text:style-name="Quotations">ScanDir: "##o:\inbound"</text:p>
      <text:p text:style-name="Quotations">ScanDir: "#o:\inbound!2:5030/9999"</text:p>
      <text:p text:style-name="Quotations">ScanDir: "#o:\inbound\139c004f.pkt!2:5030/9999"</text:p>
      <text:p text:style-name="Standard">Ограничения:</text:p>
      <text:list text:style-name="List_20_1">
        <text:list-item>
          <text:p text:style-name="P54">Не может использоваться в качестве базы для <text:span text:style-name="T1">BadMail</text:span>.</text:p>
        </text:list-item>
        <text:list-item>
          <text:p text:style-name="P54">Операция Renumber не выполняет никаких действий.</text:p>
        </text:list-item>
      </text:list>
      <text:list text:style-name="L3">
        <text:list-item>
          <text:p text:style-name="P55">Эта база поддерживает только операции чтения письма и удаления письма. То есть <text:s text:c="3"/><text:span text:style-name="T19">любые</text:span> операции, которые изменяют содержимое письма, запрещены.</text:p>
        </text:list-item>
      </text:list>
      <text:h text:style-name="P15" text:outline-level="2" text:restart-numbering="true" text:start-value="1"><text:bookmark text:name="__RefHeading__10255_813993393"/>*.MSG</text:h>
      <text:p text:style-name="Standard">Формат имени: "<text:span text:style-name="T13">Directory</text:span>"</text:p>
      <text:p text:style-name="Standard">Указывается каталог, в котором лежат письма. Имя каталога должно быть без завершающего "<text:span text:style-name="T13">\</text:span>" за исключением ситуации, когда указывается корневой каталог.</text:p>
      <text:p text:style-name="Standard">Примеры:</text:p>
      <text:p text:style-name="Quotations">ScanDir: "o:\netmail"</text:p>
      <text:p text:style-name="Quotations">Action: Move "o:\netmail\out"</text:p>
      <text:p text:style-name="Standard">Ограничения:</text:p>
      <text:list text:style-name="L4">
        <text:list-item>
          <text:p text:style-name="P56">Если в базе, которая в данный момент сканируется, появились новые письма, RNtrack их не увидит до следующего запуска. Причём это касается и писем, созданных самим <text:span text:style-name="T1">RNtrack-ом.</text:span></text:p>
        </text:list-item>
      </text:list>
      <text:h text:style-name="Heading_20_2" text:outline-level="2" text:restart-numbering="true" text:start-value="1"><text:bookmark text:name="__RefHeading__10257_813993393"/>JAM</text:h>
      <text:p text:style-name="Standard">Формат имени: "<text:span text:style-name="T15">@BaseName</text:span>"</text:p>
      <text:p text:style-name="Standard">Первым символом в имени должен идти '@'. В качестве имени базы указывается только имя файла, без расширения.</text:p>
      <text:p text:style-name="Standard">Примеры:</text:p>
      <text:p text:style-name="Quotations">ScanDir: "@p:\mymail"</text:p>
      <text:p text:style-name="Quotations">Action: Move "@p:\outmail"</text:p>
      <text:p text:style-name="Standard">Ограничения:</text:p>
      <text:list text:style-name="L5">
        <text:list-item>
          <text:p text:style-name="P57">Не может использоваться в качестве базы для <text:span text:style-name="T1">BadMail</text:span>.</text:p>
        </text:list-item>
        <text:list-item>
          <text:p text:style-name="P57">Операция Renumber не выполняет никаких действий.</text:p>
        </text:list-item>
      </text:list>
      <text:h text:style-name="Heading_20_1" text:outline-level="1" text:restart-numbering="true" text:start-value="1"><text:bookmark text:name="__RefHeading__10259_813993393"/>Работа с нодлистами</text:h>
      <text:p text:style-name="Standard">RNtrack пользуется нодлистами и пойнтлистами при выполнении сравнения с адресными масками "<text:span text:style-name="T13">#</text:span>" и "<text:span text:style-name="T13">&amp;</text:span>". Сравнение происходит немного по разному при использовании конфигурационных слов "<text:span text:style-name="Internet_20_link"><text:bookmark-ref text:reference-format="text" text:ref-name="__RefHeading__10213_813993393"/></text:span>" и "<text:span text:style-name="Internet_20_link"><text:bookmark-ref text:reference-format="text" text:ref-name="__RefHeading__10141_813993393"/></text:span>". Как именно влияют эти слова, можно прочитать в главах <text:span text:style-name="Internet_20_link"><text:bookmark-ref text:ref-name="__RefHeading__3042_61882448">38</text:bookmark-ref></text:span> и <text:span text:style-name="Internet_20_link"><text:bookmark-ref text:ref-name="__RefHeading__3044_61882448">39</text:bookmark-ref></text:span></text:p>
      <text:p text:style-name="Standard">RNtrack понимает как "полные" версии нодлиста (со всеми зонами и регионами), так и "усечённые" версии (региональные и сетевые). Единственное требование при использовании усечённых версий нодлиста <text:span text:style-name="T2">—</text:span> явно указывать зону в команде "<text:span text:style-name="Internet_20_link"><text:bookmark-ref text:reference-format="text" text:ref-name="Nodelist">Nodelist:</text:bookmark-ref></text:span>", иначе RNtrack откажется компилировать данный нодлист.</text:p>
      <text:p text:style-name="Standard">Пойнтлист также считается полноправной версией нодлиста, и с ним RNtrack тоже работает. Пойнтлист должен быть следующего формата:</text:p>
      <text:p text:style-name="Quotations">Boss,2:5030/9999</text:p>
      <text:p text:style-name="Quotations">Point,1,PointOne,Moscow,Sysop,-Unpublished-,9600,XA,MO,ZYX,V34</text:p>
      <text:p text:style-name="Quotations">Point,2,PointTwo,Moscow,Sysop2,-Unpublished-,2400,MO</text:p>
      <text:p text:style-name="Quotations">...</text:p>
      <text:p text:style-name="Standard">Пойнтлисты должны подключаться после нодлистов. То есть вам сначала надо перечислить все нодлисты, а только потом пойнтлисты. Если использовано конфигурационное слово "<text:span text:style-name="Internet_20_link"><text:bookmark-ref text:reference-format="text" text:ref-name="MaxNodelistAge">MaxNodelistAge:</text:bookmark-ref></text:span>", то проверяется возраст всех используемых нодлистов (возраст проверяется по времени создания файла). И, если хотя бы один нодлист оказался старше, чем указано в данном слове, то отключаются любые проверки наличия узла в нодлисте. Считается, что любой узел и любой пойнт всегда находится в нодлисте/пойнтлисте.</text:p>
      <text:p text:style-name="Standard">Если используется два или более "перекрывающихся" нодлиста (например полный нодлист и нодлист сети), то объединение этих нодлистов идёт по следующим правилам:</text:p>
      <text:list text:style-name="L6">
        <text:list-item>
          <text:p text:style-name="P58">Узел считается существующим, если он есть хотя-бы в одном нодлисте.</text:p>
        </text:list-item>
        <text:list-item>
          <text:p text:style-name="P58">Если в одном нодлисте узел хаб, а в другом нет, то считается, что он хаб.</text:p>
        </text:list-item>
      </text:list>
      <text:h text:style-name="Heading_20_2" text:outline-level="2" text:restart-numbering="true" text:start-value="1"><text:bookmark text:name="__RefHeading__3042_61882448"/>Адресная маска "#"</text:h>
      <text:p text:style-name="Standard"><text:s/>Адресная маска "<text:span text:style-name="T13">#</text:span>" используется в слове "<text:span text:style-name="Internet_20_link"><text:bookmark-ref text:reference-format="text" text:ref-name="Mask">Mask:</text:bookmark-ref></text:span>" и означает проверку на наличие (или отсутствие) узла отправителя и/или получателя в нодлисте.</text:p>
      <text:p text:style-name="Standard">Просто маска "<text:span text:style-name="T13">#</text:span>" - "жёсткая" проверка наличия узла в нодлисте. Узел считается присутствующим в нодлисте тогда и только тогда, когда он действительно там есть.</text:p>
      <text:p text:style-name="Standard">"<text:span text:style-name="T13">#</text:span>"<text:span text:style-name="T13"> + </text:span>"<text:span text:style-name="Internet_20_link"><text:bookmark-ref text:reference-format="text" text:ref-name="__RefHeading__10213_813993393"/></text:span>" <text:span text:style-name="T2">—</text:span> "мягкая" проверка наличия узла в нодлисте. Узел считается присутствующим в нодлисте тогда, когда он там действительно присутствует (странно, правда? :), или тогда, когда в нодлисте нет сети и/или зоны данного узла. То есть если Вы будете использовать сетевой сегмент нодлиста и маску "<text:span text:style-name="T13">#</text:span>"<text:span text:style-name="T13"> + </text:span>"<text:span text:style-name="Internet_20_link"><text:bookmark-ref text:reference-format="text" text:ref-name="__RefHeading__10213_813993393"/></text:span>", то наличие узла в Вашей сети будет проверяться жёстко, а узлы во всех остальных сетях проверяться не будут <text:span text:style-name="T2">—</text:span> считаем, что они существуют. </text:p>
      <text:p text:style-name="P48">"<text:span text:style-name="Internet_20_link"><text:bookmark-ref text:reference-format="text" text:ref-name="CheckPoints">CheckPoints:</text:bookmark-ref></text:span>" вносит разнообразие в определение существования пойнтов: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Standard">"<text:span text:style-name="T15">CheckPoints: Never</text:span>"</text:p>
          </table:table-cell>
          <table:table-cell table:style-name="Таблица13.A1" office:value-type="string">
            <text:p text:style-name="Standard">Не проверять наличие пойнтов. Пойнт считается существующим если существует его "босс".</text:p>
          </table:table-cell>
        </table:table-row>
        <table:table-row>
          <table:table-cell table:style-name="Таблица13.A1" office:value-type="string">
            <text:p text:style-name="Standard">"<text:span text:style-name="T15">CheckPoints: Hard</text:span>"</text:p>
          </table:table-cell>
          <table:table-cell table:style-name="Таблица13.A1" office:value-type="string">
            <text:p text:style-name="Standard">Проверять наличие пойнтов по пойнтлисту. Если пойнт отсутствует в пойнтлисте или отсутствует его "босс", то считается, что пойнт не существует.</text:p>
          </table:table-cell>
        </table:table-row>
        <table:table-row>
          <table:table-cell table:style-name="Таблица13.A1" office:value-type="string">
            <text:p text:style-name="Standard">"<text:span text:style-name="T15">CheckPoints: Soft</text:span>"</text:p>
          </table:table-cell>
          <table:table-cell table:style-name="Таблица13.A1" office:value-type="string">
            <text:p text:style-name="Standard">Проверять наличие пойнтов по пойнтлисту. Отличие от предыдущего варианта: если в пойнтлисте отсутствует сегмент "босса" пойнта, то считается, что пойнт существует. Наличие "босса" пойнта в нодлисте по-прежнему обязательно.</text:p>
          </table:table-cell>
        </table:table-row>
      </table:table>
      <text:h text:style-name="Heading_20_2" text:outline-level="2"><text:bookmark text:name="__RefHeading__3044_61882448"/>Адресная маска "&amp;"</text:h>
      <text:p text:style-name="Standard">Адресная маска "&amp;" используется в слове "<text:span text:style-name="Internet_20_link"><text:bookmark-ref text:reference-format="text" text:ref-name="Mask">Mask:</text:bookmark-ref></text:span><text:span text:style-name="T13">:</text:span>" и означает проверку на вхождение адреса отправителя и/или получателя в "подбоссник" (если в качестве маски используется обычный узел), "подхабник" (если узел <text:span text:style-name="T2">—</text:span> хаб), "подхостник" (если узел является хостом сети) или в регион (если узел является региональной записью). Обратите внимание на различие масок "<text:span text:style-name="T13">2:5020/0.*</text:span>", "<text:span text:style-name="T13">2:5020/*</text:span>" и "<text:span text:style-name="T13">2:5020/0.&amp;</text:span>". Первая маска означает "Все пойнты узла 2:5020/0". Вторая маска <text:span text:style-name="T2">—</text:span> "Все узлы сети 5020". Третья <text:span text:style-name="T2">—</text:span> "Все узлы, находящиеся в подхостнике". В случае с регионом <text:span text:style-name="T13">2:50</text:span> и масками "<text:span text:style-name="T13">2:50/0.*</text:span>", "<text:span text:style-name="T13">2:50/*</text:span>", "<text:span text:style-name="T13">2:50/0.&amp;</text:span>" расшифровка такая: первая маска <text:span text:style-name="T2">—</text:span> "все пойнты узла <text:span text:style-name="T13">2:50/0</text:span>", вторая маска <text:span text:style-name="T2">—</text:span> "все независимые узлы в 50 регионе", третья маска <text:span text:style-name="T2">—</text:span> "все узлы в 50 регионе". Учтите, что под адресную маску "<text:span text:style-name="T13">&amp;</text:span>" не подпадают узлы отсутствующие в нодлисте. То есть, если узла "<text:span text:style-name="T13">2:5020/1079</text:span>" нет в нодлисте, то он не совпадёт с маской "<text:span text:style-name="T13">2:50/0.&amp;</text:span>".</text:p>
      <text:p text:style-name="Standard">Конфигурационное слово "<text:span text:style-name="Internet_20_link"><text:bookmark-ref text:reference-format="text" text:ref-name="__RefHeading__10213_813993393"/></text:span>" не оказывает на данную маску никакого влияния.</text:p>
      <text:p text:style-name="P16">Конфигурационное слово "<text:span text:style-name="Internet_20_link"><text:bookmark-ref text:reference-format="text" text:ref-name="CheckPoints">CheckPoints:</text:bookmark-ref></text:span>" оказывает следующее влияние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Standard">"<text:span text:style-name="T15">CheckPoints: Never</text:span>"</text:p>
          </table:table-cell>
          <table:table-cell table:style-name="Таблица14.A1" office:value-type="string">
            <text:p text:style-name="Standard">Не проверять наличие пойнта в пойнтлисте. С маской "<text:span text:style-name="T13">2:5030/9999.&amp;</text:span>" совпадут все пойнтовые адреса.</text:p>
          </table:table-cell>
        </table:table-row>
        <table:table-row>
          <table:table-cell table:style-name="Таблица14.A1" office:value-type="string">
            <text:p text:style-name="Standard">"<text:span text:style-name="T15">CheckPoints: Hard</text:span>"</text:p>
          </table:table-cell>
          <table:table-cell table:style-name="Таблица14.A1" office:value-type="string">
            <text:p text:style-name="Standard">Проверять наличие пойнтов по пойнтлисту. С маской "<text:span text:style-name="T13">2:5030/9999.&amp;</text:span>" совпадут только те пойнтовые адреса, которые описаны в пойнтлисте.</text:p>
          </table:table-cell>
        </table:table-row>
        <table:table-row>
          <table:table-cell table:style-name="Таблица14.A1" office:value-type="string">
            <text:p text:style-name="Standard">"<text:span text:style-name="T15">CheckPoints: Soft</text:span>"</text:p>
          </table:table-cell>
          <table:table-cell table:style-name="Таблица14.A1" office:value-type="string">
            <text:p text:style-name="Standard">Проверять наличие пойнтов по пойнтлисту. С маской "2:5030/9999.&amp;" совпадут только те пойнтовые адреса, которые описаны в пойнтлисте или все адреса, если сегмент 2:5030/9999 не описан в пойнтлисте.</text:p>
          </table:table-cell>
        </table:table-row>
      </table:table>
      <text:h text:style-name="Heading_20_1" text:outline-level="1"><text:bookmark text:name="__RefHeading__10261_813993393"/>Работа со скриптами</text:h>
      <text:p text:style-name="Standard">RNtrack использует Perl в качестве скриптового языка. Если Вы компилируете RNtrack самостоятельно, для сборки с поддержкой скриптов запустите make (<text:span text:style-name="T1">gmake, nmake</text:span>) с параметром <text:span text:style-name="T10">ENABLE_SCRIPTS=1</text:span>. Если Вы взяли готовый скомпилированный <text:span text:style-name="T1">RNTrack</text:span>, поддерживает ли он встроенный Perl и с какой версией Perl он скомпилирован, можно увидеть в выводе программы, если запустить <text:span text:style-name="T1">RNTrack</text:span> с параметром <text:span text:style-name="T10">-v</text:span>.</text:p>
      <text:p text:style-name="Standard">Ниже приведены константы, переменные и функции, определённые в скриптах. Здесь <text:s/>%FMSG <text:span text:style-name="T2">—</text:span> хэш, содержащий текущее сообщение.</text:p>
      <text:h text:style-name="Heading_20_2" text:outline-level="2"><text:bookmark text:name="__RefHeading__14290_1391431384"/>Константы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49">$ConfigFile</text:p>
          </table:table-cell>
          <table:table-cell table:style-name="Таблица15.A1" office:value-type="string">
            <text:p text:style-name="Standard">Путь к конфигурационному файлу</text:p>
          </table:table-cell>
        </table:table-row>
        <table:table-row>
          <table:table-cell table:style-name="Таблица15.A1" office:value-type="string">
            <text:p text:style-name="P49">$LogFile</text:p>
          </table:table-cell>
          <table:table-cell table:style-name="Таблица15.A1" office:value-type="string">
            <text:p text:style-name="Standard">Путь к журналу</text:p>
          </table:table-cell>
        </table:table-row>
        <table:table-row>
          <table:table-cell table:style-name="Таблица15.A1" office:value-type="string">
            <text:p text:style-name="P49">$LogLevel</text:p>
          </table:table-cell>
          <table:table-cell table:style-name="Таблица15.A1" office:value-type="string">
            <text:p text:style-name="Standard">Уровень детализации журнала</text:p>
          </table:table-cell>
        </table:table-row>
        <table:table-row>
          <table:table-cell table:style-name="Таблица15.A1" office:value-type="string">
            <text:p text:style-name="P49">$SysopName</text:p>
          </table:table-cell>
          <table:table-cell table:style-name="Таблица15.A1" office:value-type="string">
            <text:p text:style-name="Standard">Имя сисопа</text:p>
          </table:table-cell>
        </table:table-row>
        <table:table-row>
          <table:table-cell table:style-name="Таблица15.A1" office:value-type="string">
            <text:p text:style-name="P49">$TrafficLog</text:p>
          </table:table-cell>
          <table:table-cell table:style-name="Таблица15.A1" office:value-type="string">
            <text:p text:style-name="Standard">Путь к журналу трафика</text:p>
          </table:table-cell>
        </table:table-row>
        <table:table-row>
          <table:table-cell table:style-name="Таблица15.A1" office:value-type="string">
            <text:p text:style-name="P44">$Version</text:p>
          </table:table-cell>
          <table:table-cell table:style-name="Таблица15.A1" office:value-type="string">
            <text:p text:style-name="Standard">Версия RNtrack</text:p>
          </table:table-cell>
        </table:table-row>
        <table:table-row>
          <table:table-cell table:style-name="Таблица15.A1" office:value-type="string">
            <text:p text:style-name="P49">$FMSG{"InetFromAddr"}</text:p>
          </table:table-cell>
          <table:table-cell table:style-name="Таблица15.A1" office:value-type="string">
            <text:p text:style-name="Standard">Адрес отправи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49">$FMSG{"InetToAddr"}</text:p>
          </table:table-cell>
          <table:table-cell table:style-name="Таблица15.A1" office:value-type="string">
            <text:p text:style-name="Standard">Адрес получа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Standard">$FMSG{"Date"}</text:p>
          </table:table-cell>
          <table:table-cell table:style-name="Таблица15.A1" office:value-type="string">
            <text:p text:style-name="Standard">Дата написания оригинального письма.</text:p>
          </table:table-cell>
        </table:table-row>
        <table:table-row>
          <table:table-cell table:style-name="Таблица15.A1" office:value-type="string">
            <text:p text:style-name="P49">$FMSG{"Age"}</text:p>
          </table:table-cell>
          <table:table-cell table:style-name="Таблица15.A1" office:value-type="string">
            <text:p text:style-name="Standard">Возраст письма.</text:p>
          </table:table-cell>
        </table:table-row>
        <table:table-row>
          <table:table-cell table:style-name="Таблица15.A1" office:value-type="string">
            <text:p text:style-name="P49">$FMSG{"Lines"}</text:p>
          </table:table-cell>
          <table:table-cell table:style-name="Таблица15.A1" office:value-type="string">
            <text:p text:style-name="Standard">Количество строк тела письма (без учёта кладжей).</text:p>
          </table:table-cell>
        </table:table-row>
      </table:table>
      <text:p text:style-name="Standard"><text:span text:style-name="T15">%FKludges</text:span> <text:span text:style-name="T2">—</text:span> кладжи текущего сообщения. Значение каждого ключа этого хэша <text:span text:style-name="T2">—</text:span> ссылка на массив. Для получения значения не повторяющегося кладжа (все кроме Via и SEEN-BY) используйте этот код:</text:p>
      <text:p text:style-name="P47">$kludgevalue=$FKludges{"KludgeName"}[0];</text:p>
      <text:p text:style-name="Standard"><text:span text:style-name="T19">Внимание!</text:span> Вы должны использовать все спецсимволы в имени кладжа (<text:span text:style-name="T13">0x01</text:span>, "<text:span text:style-name="T13">:</text:span>" и т.д.).</text:p>
      <text:h text:style-name="Heading_20_2" text:outline-level="2"><text:bookmark text:name="__RefHeading__14292_1391431384"/>Переменные</text:h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49">$FMSG{"FromName"}</text:p>
          </table:table-cell>
          <table:table-cell table:style-name="Таблица16.A1" office:value-type="string">
            <text:p text:style-name="Standard">Имя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49">$FMSG{"FromAddr"}</text:p>
          </table:table-cell>
          <table:table-cell table:style-name="Таблица16.A1" office:value-type="string">
            <text:p text:style-name="Standard">Адрес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49">$FMSG{"ToName"}</text:p>
          </table:table-cell>
          <table:table-cell table:style-name="Таблица16.A1" office:value-type="string">
            <text:p text:style-name="Standard">Имя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49">$FMSG{"ToAddr"}</text:p>
          </table:table-cell>
          <table:table-cell table:style-name="Таблица16.A1" office:value-type="string">
            <text:p text:style-name="Standard">Адрес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49">$FMSG{"Subject"}</text:p>
          </table:table-cell>
          <table:table-cell table:style-name="Таблица16.A1" office:value-type="string">
            <text:p text:style-name="Standard">Тема оригинального письма.</text:p>
          </table:table-cell>
        </table:table-row>
        <table:table-row>
          <table:table-cell table:style-name="Таблица16.A1" office:value-type="string">
            <text:p text:style-name="P49">$FMSG{"Attr"}</text:p>
          </table:table-cell>
          <table:table-cell table:style-name="Таблица16.A1" office:value-type="string">
            <text:p text:style-name="Standard">Атрибуты письма.</text:p>
          </table:table-cell>
        </table:table-row>
        <table:table-row>
          <table:table-cell table:style-name="Таблица16.A1" office:value-type="string">
            <text:p text:style-name="P49">$FMSG{"Cost"}</text:p>
          </table:table-cell>
          <table:table-cell table:style-name="Таблица16.A1" office:value-type="string">
            <text:p text:style-name="P49">Cost</text:p>
          </table:table-cell>
        </table:table-row>
        <table:table-row>
          <table:table-cell table:style-name="Таблица16.A1" office:value-type="string">
            <text:p text:style-name="P49">$FMSG{"TimesRead"}</text:p>
          </table:table-cell>
          <table:table-cell table:style-name="Таблица16.A1" office:value-type="string">
            <text:p text:style-name="P49">TimesRead</text:p>
          </table:table-cell>
        </table:table-row>
        <table:table-row>
          <table:table-cell table:style-name="Таблица16.A1" office:value-type="string">
            <text:p text:style-name="P49">$FMSG{"ReplyTo"}</text:p>
          </table:table-cell>
          <table:table-cell table:style-name="Таблица16.A1" office:value-type="string">
            <text:p text:style-name="P49">ReplyTo</text:p>
          </table:table-cell>
        </table:table-row>
        <table:table-row>
          <table:table-cell table:style-name="Таблица16.A1" office:value-type="string">
            <text:p text:style-name="P49">$FMSG{"NextReply"}</text:p>
          </table:table-cell>
          <table:table-cell table:style-name="Таблица16.A1" office:value-type="string">
            <text:p text:style-name="P49">NextReply</text:p>
          </table:table-cell>
        </table:table-row>
        <table:table-row>
          <table:table-cell table:style-name="Таблица16.A1" office:value-type="string">
            <text:p text:style-name="P49">$FMSG{"AreaName"}</text:p>
          </table:table-cell>
          <table:table-cell table:style-name="Таблица16.A1" office:value-type="string">
            <text:p text:style-name="Standard">Если письмо эхомейл, то название эхообласти, из которой это письмо.</text:p>
          </table:table-cell>
        </table:table-row>
        <table:table-row>
          <table:table-cell table:style-name="Таблица16.A1" office:value-type="string">
            <text:p text:style-name="P49">$FMSG{"Body"}</text:p>
          </table:table-cell>
          <table:table-cell table:style-name="Таблица16.A1" office:value-type="string">
            <text:p text:style-name="Standard">Тело оригинального письма.</text:p>
          </table:table-cell>
        </table:table-row>
      </table:table>
      <text:h text:style-name="Heading_20_2" text:outline-level="2"><text:bookmark text:name="__RefHeading__14294_1391431384"/>Функции</text:h>
      <text:h text:style-name="Heading_20_3" text:outline-level="3"><text:bookmark text:name="__RefHeading__14296_1391431384"/>Log("text");</text:h>
      <text:p text:style-name="Standard">Вывод текста в журнал и на экран.</text:p>
      <text:h text:style-name="Heading_20_3" text:outline-level="3"><text:bookmark text:name="__RefHeading__14298_1391431384"/>Update();</text:h>
      <text:p text:style-name="Standard">Обновление текущего сообщения после внесённых скриптом изменений. Вы можете изменить следующие ключи хэша %FMSG:</text:p>
      <text:p text:style-name="Quotations"><text:span text:style-name="T15">FromName, FromAddr, ToName, ToAddr, Subject, Body, AreaName, Cost, TimesRead, ReplyTo, NextReply</text:span>.</text:p>
      <text:p text:style-name="Standard"><text:span text:style-name="T15">Lines</text:span>, <text:span text:style-name="T15">InetFromAddr</text:span>, <text:span text:style-name="T15">InetToAddr</text:span> не требуют изменения, поскольку их значение автоматически переопределяются при изменении <text:span text:style-name="T13">Body</text:span>, <text:span text:style-name="T15">FromAddr</text:span> и <text:span text:style-name="T15">ToAddr</text:span>.</text:p>
      <text:p text:style-name="Standard"><text:span text:style-name="T19">Внимание!</text:span> Изменённые данные становятся доступными только для следующих директив <text:span text:style-name="T13">Action</text:span>. По этой причине для изменения файла после '<text:span text:style-name="Internet_20_link"><text:bookmark-ref text:reference-format="text" text:ref-name="ActionScript">Action: Script</text:bookmark-ref></text:span>' добавляется '<text:span text:style-name="T13">Action: </text:span><text:span text:style-name="Internet_20_link"><text:bookmark-ref text:reference-format="text" text:ref-name="Rewrite">Rewrite</text:bookmark-ref></text:span>'.</text:p>
      <text:p text:style-name="Standard">Пример:</text:p>
      <text:p text:style-name="Quotations">--- <text:span text:style-name="T1">test.pl</text:span> ---<text:line-break/>sub <text:span text:style-name="T1">maskfunc<text:line-break/></text:span>{<text:line-break/> <text:s text:c="3"/>$FMSG{"Subject"}="My new subject!";<text:line-break/> <text:s text:c="3"/>Update();<text:line-break/>}<text:line-break/>--- <text:span text:style-name="T1">test.pl</text:span> ---</text:p>
      <text:p text:style-name="Standard"/>
      <text:p text:style-name="Quotations">Mask: * * * * * *</text:p>
      <text:p text:style-name="Quotations">Action: Script "<text:span text:style-name="T1">maskfunc</text:span>"</text:p>
      <text:p text:style-name="P44">\ После этого файл сообщения остался неизменным</text:p>
      <text:p text:style-name="Quotations">Action: Rewrite * * * * * *</text:p>
      <text:p text:style-name="P44">\ Теперь в файле сообщения тема изменена на "My new subject!"</text:p>
      <text:h text:style-name="P59" text:outline-level="3"><text:bookmark text:name="__RefHeading__14300_1391431384"/><text:span text:style-name="T1">ExistsInNodelist</text:span>("99:99/999");</text:h>
      <text:p text:style-name="Standard">Проверка 99:99/999 на наличие в нодлисте</text:p>
      <text:h text:style-name="P60" text:outline-level="3"><text:bookmark text:name="__RefHeading__14302_1391431384"/>FindHub("99:99/999");</text:h>
      <text:p text:style-name="Standard">Возвращает номер хаба для узла 99:99/999. Возвращает 0 если хаб не найден.</text:p>
      <text:h text:style-name="P59" text:outline-level="3"><text:bookmark text:name="__RefHeading__14304_1391431384"/><text:span text:style-name="T1">NewMsg</text:span>(...)</text:h>
      <text:p text:style-name="Standard"><text:span text:style-name="T15">NewMsg($MsgBase,$FromName,$FromAddr,$ToName,$ToAddr,$Subject,$Flags,$Body)</text:span> <text:span text:style-name="T2">—</text:span> создать сообщение и положить его в базу.</text:p>
      <text:p text:style-name="Standard">Пример</text:p>
      <text:p text:style-name="Standard">Следующая команда</text:p>
      <text:p text:style-name="Quotations">NewMsg("msgs","Alex","2:5030/1666","User","2:5030/1157.1","msg test","","It is My test");</text:p>
      <text:p text:style-name="Standard">создаст сообщение (типа <text:span text:style-name="T1">msg</text:span>) в директории '<text:span text:style-name="T15">msgs</text:span>' от <text:span text:style-name="T13">Alex@2:5030/1666</text:span> к <text:span text:style-name="T13">User@2:5030/1157.1 </text:span>с темой '<text:span text:style-name="T15">msg test</text:span>' и телом '<text:span text:style-name="T13">It is My test</text:span>'. Установка любых флагов и кладжей сейчас не поддерживается, так что значения аргументов <text:span text:style-name="T13">$Flags</text:span> и <text:span text:style-name="T13">$Kludges</text:span> будут игнорироваться.</text:p>
      <text:p text:style-name="Standard">Несколько примеров вы можете найти в файле <text:span text:style-name="T1">test.pl</text:span>.</text:p>
      <text:h text:style-name="Heading_20_1" text:outline-level="1"><text:bookmark text:name="__RefHeading__10263_813993393"/>Гарантии</text:h>
      <text:p text:style-name="Standard">Данный продукт является <text:span text:style-name="T1">FreeWare</text:span>, распространяется по принципу "как есть", и никаких гарантий никто не даёт. Разработчики обещают исправлять обнаруженные ошибки и выпускать новые версии.</text:p>
      <text:h text:style-name="Heading_20_1" text:outline-level="1"><text:bookmark text:name="__RefHeading__10265_813993393"/>Благодарности</text:h>
      <text:p text:style-name="Standard">Спасибо <text:span text:style-name="T1">Fyodor</text:span> Ustinov за создание <text:span text:style-name="T1">FTrack</text:span>.</text:p>
      <text:p text:style-name="Standard">Спасибо людям, которые в разное время переводили данный документ на английский, а именно: <text:span text:style-name="T1">Kirill Arushanov</text:span> и Dennis <text:span text:style-name="T1">Sulimov</text:span>.</text:p>
      <text:p text:style-name="P16">Спасибо альфа-тестерам: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61">Alex Bagmanov</text:p>
          </table:table-cell>
          <table:table-cell table:style-name="Таблица17.A1" office:value-type="string">
            <text:p text:style-name="Standard">2:5014/4</text:p>
          </table:table-cell>
        </table:table-row>
        <table:table-row>
          <table:table-cell table:style-name="Таблица17.A1" office:value-type="string">
            <text:p text:style-name="Standard">Boris Gordon</text:p>
          </table:table-cell>
          <table:table-cell table:style-name="Таблица17.A1" office:value-type="string">
            <text:p text:style-name="Standard">2:5020/701</text:p>
          </table:table-cell>
        </table:table-row>
        <table:table-row>
          <table:table-cell table:style-name="Таблица17.A1" office:value-type="string">
            <text:p text:style-name="P61">Kirill Arushanov</text:p>
          </table:table-cell>
          <table:table-cell table:style-name="Таблица17.A1" office:value-type="string">
            <text:p text:style-name="Standard">1:2810/13</text:p>
          </table:table-cell>
        </table:table-row>
        <table:table-row>
          <table:table-cell table:style-name="Таблица17.A1" office:value-type="string">
            <text:p text:style-name="P61">Sergey Korowkin</text:p>
          </table:table-cell>
          <table:table-cell table:style-name="Таблица17.A1" office:value-type="string">
            <text:p text:style-name="Standard">2:5033/27</text:p>
          </table:table-cell>
        </table:table-row>
        <table:table-row>
          <table:table-cell table:style-name="Таблица17.A1" office:value-type="string">
            <text:p text:style-name="P61">Serge Sapozhnikov</text:p>
          </table:table-cell>
          <table:table-cell table:style-name="Таблица17.A1" office:value-type="string">
            <text:p text:style-name="Standard">2:4635/34</text:p>
          </table:table-cell>
        </table:table-row>
        <table:table-row>
          <table:table-cell table:style-name="Таблица17.A1" office:value-type="string">
            <text:p text:style-name="P61">Matt Bedynek</text:p>
          </table:table-cell>
          <table:table-cell table:style-name="Таблица17.A1" office:value-type="string">
            <text:p text:style-name="Table_20_Contents">1:106/1</text:p>
          </table:table-cell>
        </table:table-row>
        <table:table-row>
          <table:table-cell table:style-name="Таблица17.A1" office:value-type="string">
            <text:p text:style-name="P61">Eugene Palenock</text:p>
          </table:table-cell>
          <table:table-cell table:style-name="Таблица17.A1" office:value-type="string">
            <text:p text:style-name="Standard">2:5020/2065</text:p>
          </table:table-cell>
        </table:table-row>
      </table:table>
      <text:p text:style-name="P16">Спасибо авторам патчей: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61">Serguei Revtov</text:p>
          </table:table-cell>
          <table:table-cell table:style-name="Таблица18.A1" office:value-type="string">
            <text:p text:style-name="Standard">2:5021/19.1</text:p>
          </table:table-cell>
        </table:table-row>
        <table:table-row>
          <table:table-cell table:style-name="Таблица18.A1" office:value-type="string">
            <text:p text:style-name="P61">Andrey Slusar</text:p>
          </table:table-cell>
          <table:table-cell table:style-name="Таблица18.A1" office:value-type="string">
            <text:p text:style-name="Standard">2:467/126</text:p>
          </table:table-cell>
        </table:table-row>
        <table:table-row>
          <table:table-cell table:style-name="Таблица18.A1" office:value-type="string">
            <text:p text:style-name="P61">Michael Kostylev</text:p>
          </table:table-cell>
          <table:table-cell table:style-name="Таблица18.A1" office:value-type="string">
            <text:p text:style-name="Standard">2:5030/1530</text:p>
          </table:table-cell>
        </table:table-row>
      </table:table>
      <text:p text:style-name="Standard">Спасибо Scott Dudley за его Squish MSGAPI. Кстати, Squish это торговая марка SCI Communications.</text:p>
      <text:p text:style-name="Standard">This product uses the JAM(<text:span text:style-name="T1">mbp</text:span>) API - Copyright 1993 <text:span text:style-name="T1">Joaquim Homrighausen</text:span>, Andrew <text:span text:style-name="T1">Milner</text:span>, Mats Birch, Mats <text:span text:style-name="T1">Wallin</text:span>. ALL RIGHTS RESERVED.</text:p>
      <text:h text:style-name="Heading_20_1" text:outline-level="1"><text:bookmark text:name="__RefHeading__10267_813993393"/>Как найти разработчиков</text:h>
      <text:p text:style-name="Standard">Ваши пожелания и замечания:</text:p>
      <text:list text:style-name="L7">
        <text:list-item>
          <text:p text:style-name="P62">публикуйте в эхо-конференции RU.FTRACK <text:s text:c="86"/></text:p>
        </text:list-item>
        <text:list-item>
          <text:p text:style-name="P62">публикуйте в баг-трекере на сайте <text:a xlink:type="simple" xlink:href="http://sourceforge.net/projects/ftrack-as"><text:span text:style-name="T23">http://sourceforge.net/projects/ftrack-as</text:span></text:a> <text:s text:c="51"/></text:p>
        </text:list-item>
        <text:list-item>
          <text:p text:style-name="P62">отправляйте разработчикам личной почтой. <text:s text:c="83"/></text:p>
        </text:list-item>
      </text:list>
      <text:p text:style-name="Standard">Разработчики:</text:p>
      <text:list text:style-name="L8">
        <text:list-item>
          <text:p text:style-name="P63">с 2003 по 2006 г. - Alex <text:span text:style-name="T1">Soukhotine</text:span></text:p>
        </text:list-item>
      </text:list>
      <text:p text:style-name="P42">2:5030/1157@fidonet (ph0enix@users.sourceforge.net) <text:s text:c="72"/></text:p>
      <text:list text:style-name="L9">
        <text:list-item>
          <text:p text:style-name="P64">с 2007 г. по настоящее время <text:span text:style-name="T1">Stas Degteff</text:span> (координатор проекта после <text:span text:style-name="T1">Алекса</text:span>) <text:s text:c="67"/></text:p>
        </text:list-item>
      </text:list>
      <text:p text:style-name="P42">2:5080/102@fidonet (<text:span text:style-name="T1">stas_degteff@users.sourceforge.net</text:span>) <text:s text:c="68"/></text:p>
      <text:list text:style-name="L10">
        <text:list-item>
          <text:p text:style-name="P65">с 2009 г. по настоящее время Michael <text:span text:style-name="T1">Dukelsky</text:span></text:p>
        </text:list-item>
      </text:list>
      <text:p text:style-name="P42">2:5020/1042@fidonet (<text:span text:style-name="T1">dukelsky@users.sourceforge.net</text:span>)</text:p>
      <text:p text:style-name="Standard">Сайт проекта:</text:p>
      <text:p text:style-name="P61"><text:a xlink:type="simple" xlink:href="http://sourceforge.net/projects/ftrack-as">http://sourceforge.net/projects/ftrack-a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/>
    <style:font-face style:name="OpenSymbol" svg:font-family="OpenSymbol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4" svg:font-family="'PT Sans'" style:font-adornments="Обычный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Bold Oblique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Nimbus Mono L" svg:font-family="'Nimbus Mono L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PT Sans2" svg:font-family="'PT Sans'" style:font-family-generic="swiss" style:font-pitch="variable"/>
    <style:font-face style:name="PT Sans1" svg:font-family="'PT Sans'" style:font-adornments="Обычный" style:font-family-generic="swiss" style:font-pitch="variable"/>
    <style:font-face style:name="PT Sans" svg:font-family="'PT Sans'" style:font-adornments="Полужирный" style:font-family-generic="swiss" style:font-pitch="variable"/>
    <style:font-face style:name="PT Sans3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ru" fo:country="RU" style:letter-kerning="true" style:font-name-asian="F" style:font-size-asian="12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fo:text-align="start" style:justify-single-word="false" fo:text-indent="0cm" style:auto-text-indent="false" style:shadow="none">
        <style:tab-stops/>
      </style:paragraph-properties>
      <style:text-properties style:font-name="PT Sans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list-style-name="Numbering_20_1" style:class="text">
      <style:paragraph-properties fo:margin-top="0.423cm" fo:margin-bottom="0.212cm" fo:keep-with-next="always"/>
      <style:text-properties style:font-name="PT Sans2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left="0cm" fo:margin-right="0cm" fo:text-align="center" style:justify-single-word="false" fo:keep-together="always" fo:text-indent="0cm" style:auto-text-indent="false" fo:background-color="transparent" style:shadow="none" text:number-lines="true" text:line-number="1">
        <style:tab-stops/>
        <style:background-image/>
      </style:paragraph-properties>
      <style:text-properties style:font-name="PT Sans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keep-together="always"/>
      <style:text-properties style:font-name="PT Sans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text-align="center" style:justify-single-word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list-style-name="Numbering_20_1" style:class="text">
      <style:paragraph-properties fo:margin-top="0.423cm" fo:margin-bottom="0.212cm" fo:keep-with-next="always"/>
      <style:text-properties style:font-name="PT Sans2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next-style-name="Standard" style:class="html" style:master-page-name="">
      <style:paragraph-properties fo:margin-left="0.499cm" fo:margin-right="1cm" fo:margin-top="0.199cm" fo:margin-bottom="0.199cm" fo:keep-together="always" fo:text-indent="0cm" style:auto-text-indent="false"/>
      <style:text-properties style:font-name="Nimbus Mono 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font-name="DejaVu Sans Mono" fo:language="ru" fo:country="RU" style:text-underline-style="solid" style:text-underline-width="auto" style:text-underline-color="font-color" fo:background-color="transparent" style:language-asian="ru" style:country-asian="RU" style:language-complex="ru" style:country-complex="RU"/>
    </style:style>
    <style:style style:name="Visited_20_Internet_20_Link" style:display-name="Visited Internet Link" style:family="text">
      <style:text-properties fo:color="#800000" fo:language="ru" fo:country="RU" style:text-underline-style="solid" style:text-underline-width="auto" style:text-underline-color="font-color" style:language-asian="ru" style:country-asian="RU" style:language-complex="ru" style:country-complex="RU"/>
    </style:style>
    <style:style style:name="Endnote_20_Symbol" style:display-name="Endnote Symbol" style:family="text"/>
    <style:style style:name="Teletype" style:family="text">
      <style:text-properties style:font-name="Courier New" style:font-name-asian="Courier New" style:font-name-complex="Courier New"/>
    </style:style>
    <text:outline-style>
      <text:outline-level-style text:level="1" text:style-name="Numbering_20_Symbols" style:num-suffix=". " style:num-format="1"/>
      <text:outline-level-style text:level="2" text:style-name="Numbering_20_Symbols" style:num-suffix=". " style:num-format="1" text:display-levels="2"/>
      <text:outline-level-style text:level="3" text:style-name="Numbering_20_Symbols" style:num-suffix=". " style:num-format="1" text:display-levels="3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T1" style:family="text">
      <style:text-properties fo:language="ru" fo:country="RU" style:language-asian="ru" style:country-asian="RU" style:language-complex="ru" style:country-complex="RU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span text:style-name="T1">RNtrack 1.XX</text:span><text:tab/><text:tab/>Руководство пользователя</text:p>
      </style:header>
      <style:footer>
        <text:p text:style-name="P2">Страница <text:page-number text:select-page="current">43</text:page-number> из <text:page-count>43</text:page-count></text:p>
      </style:footer>
    </style:master-page>
    <style:master-page style:name="First_20_Page" style:display-name="First Page" style:page-layout-name="pm2" style:next-style-name="Standard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Руководство пользователя RNtrack 1.XX</dc:title>
    <meta:creation-date>2010-12-29T22:00:40</meta:creation-date>
    <dc:date>2011-02-15T03:18:05</dc:date>
    <meta:print-date>2011-01-06T12:17:03</meta:print-date>
    <dc:language>ru-RU</dc:language>
    <meta:editing-cycles>85</meta:editing-cycles>
    <meta:editing-duration>P1DT18H56M54S</meta:editing-duration>
    <meta:user-defined meta:name="Поле 1"/>
    <meta:user-defined meta:name="Поле 2"/>
    <meta:user-defined meta:name="Поле 3"/>
    <meta:user-defined meta:name="Поле 4"/>
    <meta:document-statistic meta:table-count="18" meta:image-count="0" meta:object-count="0" meta:page-count="43" meta:paragraph-count="1005" meta:word-count="8245" meta:character-count="5840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DejaVu_Sans_Mon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4) as new com.sun.star.beans.PropertyValue
args1(0).Name = "CharFontName.StyleName"
args1(0).Value = "Book"
args1(1).Name = "CharFontName.Pitch"
args1(1).Value = 1
args1(2).Name = "CharFontName.CharSet"
args1(2).Value = -1
args1(3).Name = "CharFontName.Family"
args1(3).Value = 2
args1(4).Name = "CharFontName.FamilyName"
args1(4).Value = "DejaVu Sans Mono"

dispatcher.executeDispatch(document, ".uno:CharFontName", "", 0, args1())
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do_not_chec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Language"
args1(0).Value = "Current_LANGUAGE_NONE"

dispatcher.executeDispatch(document, ".uno:LanguageStatu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